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42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9.79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34.1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ffdbb6"/>
    </style:style>
    <style:style style:name="ce3" style:family="table-cell" style:parent-style-name="Default" style:data-style-name="N120">
      <style:table-cell-properties fo:background-color="#ffdbb6"/>
    </style:style>
    <style:style style:name="ce4" style:family="table-cell" style:parent-style-name="Default" style:data-style-name="N12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8" style:family="table-cell" style:parent-style-name="Default" style:data-style-name="N114">
      <style:table-cell-properties fo:background-color="#fff5ce"/>
      <style:text-properties fo:font-weight="bold" style:font-weight-asian="bold" style:font-weight-complex="bold"/>
    </style:style>
    <style:style style:name="ce9" style:family="table-cell" style:parent-style-name="Default" style:data-style-name="N114">
      <style:text-properties fo:font-weight="bold" style:font-weight-asian="bold" style:font-weight-complex="bold"/>
    </style:style>
    <style:style style:name="ce10" style:family="table-cell" style:parent-style-name="Default" style:data-style-name="N109"/>
    <style:style style:name="ce11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 style:data-style-name="N112">
      <style:table-cell-properties fo:background-color="#ffff00"/>
    </style:style>
    <style:style style:name="ce14" style:family="table-cell" style:parent-style-name="Default" style:data-style-name="N112">
      <style:table-cell-properties fo:background-color="#dddddd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altParams-6-21-19" table:style-name="ta1">
        <table:shapes>
          <draw:frame draw:z-index="0" draw:style-name="gr1" draw:text-style-name="P1" svg:width="159.99mm" svg:height="89.99mm" svg:x="467.06mm" svg:y="3.56mm">
            <draw:object draw:notify-on-update-of-ranges="'SaltParams-6-21-19'.B1:'SaltParams-6-21-19'.B1 'SaltParams-6-21-19'.B2:'SaltParams-6-21-19'.B40 'SaltParams-6-21-19'.H1:'SaltParams-6-21-19'.H1 'SaltParams-6-21-19'.H2:'SaltParams-6-21-19'.H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305.19mm" svg:y="0.59mm">
            <draw:object draw:notify-on-update-of-ranges="'SaltParams-6-21-19'.B1:'SaltParams-6-21-19'.B1 'SaltParams-6-21-19'.B2:'SaltParams-6-21-19'.B40 'SaltParams-6-21-19'.C1:'SaltParams-6-21-19'.C1 'SaltParams-6-21-19'.C2:'SaltParams-6-21-19'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325.63mm" svg:y="83.01mm">
            <draw:object draw:notify-on-update-of-ranges="'SaltParams-6-21-19'.B1:'SaltParams-6-21-19'.B1 'SaltParams-6-21-19'.B2:'SaltParams-6-21-19'.B40 'SaltParams-6-21-19'.D1:'SaltParams-6-21-19'.D1 'SaltParams-6-21-19'.D2:'SaltParams-6-21-19'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07.88mm" svg:height="165.78mm" svg:x="393.73mm" svg:y="203mm">
            <draw:object draw:notify-on-update-of-ranges="'SaltParams-6-21-19'.D44:'SaltParams-6-21-19'.D44 'SaltParams-6-21-19'.D51:'SaltParams-6-21-19'.D89 'SaltParams-6-21-19'.F44:'SaltParams-6-21-19'.F44 'SaltParams-6-21-19'.F51:'SaltParams-6-21-19'.F89 'SaltParams-6-21-19'.D44:'SaltParams-6-21-19'.D44 'SaltParams-6-21-19'.D45:'SaltParams-6-21-19'.D93 'SaltParams-6-21-19'.K44:'SaltParams-6-21-19'.K44 'SaltParams-6-21-19'.K45:'SaltParams-6-21-19'.K9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23.71mm" svg:height="35.43mm" svg:x="330.45mm" svg:y="374.83mm">
            <draw:object draw:notify-on-update-of-ranges="'SaltParams-6-21-19'.D51:'SaltParams-6-21-19'.D89 'SaltParams-6-21-19'.B51:'SaltParams-6-21-19'.B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Temp / °C</text:p>
          </table:table-cell>
          <table:table-cell office:value-type="string" calcext:value-type="string">
            <text:p><text:span text:style-name="T1">T </text:span>/ [K]</text:p>
          </table:table-cell>
          <table:table-cell office:value-type="string" calcext:value-type="string">
            <text:p><text:span text:style-name="T1">c</text:span> / [kJ/kg·K]</text:p>
          </table:table-cell>
          <table:table-cell office:value-type="string" calcext:value-type="string">
            <text:p><text:span text:style-name="T1">ρ</text:span> / [kg/m³]</text:p>
          </table:table-cell>
          <table:table-cell office:value-type="string" calcext:value-type="string">
            <text:p>1/<text:span text:style-name="T1">T</text:span> / [1/K]</text:p>
          </table:table-cell>
          <table:table-cell table:style-name="ce5" office:value-type="string" calcext:value-type="string">
            <text:p><text:span text:style-name="T1">µ</text:span> / [Pa·s]</text:p>
          </table:table-cell>
          <table:table-cell office:value-type="string" calcext:value-type="string">
            <text:p><text:span text:style-name="T1">ν</text:span> / [m²s]</text:p>
          </table:table-cell>
          <table:table-cell table:style-name="ce5" office:value-type="string" calcext:value-type="string">
            <text:p><text:span text:style-name="T1">λ</text:span> / [W/m·K]</text:p>
          </table:table-cell>
          <table:table-cell office:value-type="string" calcext:value-type="string">
            <text:p><text:span text:style-name="T1">h</text:span> / [J/kg]</text:p>
          </table:table-cell>
          <table:table-cell office:value-type="string" calcext:value-type="string">
            <text:p>Δ<text:span text:style-name="T1">h</text:span> / [kJ/kg]</text:p>
          </table:table-cell>
          <table:table-cell table:number-columns-repeated="1014"/>
        </table:table-row>
        <table:table-row table:style-name="ro2">
          <table:table-cell table:style-name="ce1" office:value-type="float" office:value="400" calcext:value-type="float">
            <text:p>400</text:p>
          </table:table-cell>
          <table:table-cell table:style-name="ce1" table:formula="of:=[.A2]+273.15" office:value-type="float" office:value="673.15" calcext:value-type="float">
            <text:p>673.15</text:p>
          </table:table-cell>
          <table:table-cell table:style-name="ce6" office:value-type="float" office:value="1.183404" calcext:value-type="float">
            <text:p>1.183404</text:p>
          </table:table-cell>
          <table:table-cell table:style-name="ce6" office:value-type="float" office:value="1719.7" calcext:value-type="float">
            <text:p>1719.7</text:p>
          </table:table-cell>
          <table:table-cell table:style-name="ce1" table:formula="of:=1/[.B2]" office:value-type="float" office:value="0.00148555299710317" calcext:value-type="float">
            <text:p>0.001485552997103</text:p>
          </table:table-cell>
          <table:table-cell table:style-name="ce8" office:value-type="float" office:value="0.007264709" calcext:value-type="float">
            <text:p>7.264709E-03</text:p>
          </table:table-cell>
          <table:table-cell table:style-name="ce1" office:value-type="float" office:value="0.00000422" calcext:value-type="float">
            <text:p>4.22E-06</text:p>
          </table:table-cell>
          <table:table-cell table:style-name="ce6" office:value-type="float" office:value="0.4682" calcext:value-type="float">
            <text:p>0.4682</text:p>
          </table:table-cell>
          <table:table-cell table:style-name="ce1" office:value-type="float" office:value="18989.2875" calcext:value-type="float">
            <text:p>18989.2875</text:p>
          </table:table-cell>
          <table:table-cell table:formula="of:=[.I2]-[.$I$2]" office:value-type="float" office:value="0" calcext:value-type="float">
            <text:p>0</text:p>
          </table:table-cell>
          <table:table-cell table:style-name="ce1" table:number-columns-repeated="1014"/>
        </table:table-row>
        <table:table-row table:style-name="ro2">
          <table:table-cell office:value-type="float" office:value="410" calcext:value-type="float">
            <text:p>410</text:p>
          </table:table-cell>
          <table:table-cell table:formula="of:=[.A3]+273.15" office:value-type="float" office:value="683.15" calcext:value-type="float">
            <text:p>683.15</text:p>
          </table:table-cell>
          <table:table-cell office:value-type="float" office:value="1.1781241" calcext:value-type="float">
            <text:p>1.1781241</text:p>
          </table:table-cell>
          <table:table-cell office:value-type="float" office:value="1715.64" calcext:value-type="float">
            <text:p>1715.64</text:p>
          </table:table-cell>
          <table:table-cell table:formula="of:=1/[.B3]" office:value-type="float" office:value="0.00146380736295104" calcext:value-type="float">
            <text:p>0.001463807362951</text:p>
          </table:table-cell>
          <table:table-cell table:style-name="ce9" office:value-type="float" office:value="0.006934793" calcext:value-type="float">
            <text:p>6.934793E-03</text:p>
          </table:table-cell>
          <table:table-cell office:value-type="float" office:value="0.00000404" calcext:value-type="float">
            <text:p>4.04E-06</text:p>
          </table:table-cell>
          <table:table-cell table:style-name="ce5" office:value-type="float" office:value="0.4672" calcext:value-type="float">
            <text:p>0.4672</text:p>
          </table:table-cell>
          <table:table-cell office:value-type="float" office:value="30796.928" calcext:value-type="float">
            <text:p>30796.928</text:p>
          </table:table-cell>
          <table:table-cell table:formula="of:=[.I3]-[.$I$2]" office:value-type="float" office:value="11807.6405" calcext:value-type="float">
            <text:p>11807.6405</text:p>
          </table:table-cell>
          <table:table-cell table:number-columns-repeated="1014"/>
        </table:table-row>
        <table:table-row table:style-name="ro2">
          <table:table-cell office:value-type="float" office:value="420" calcext:value-type="float">
            <text:p>420</text:p>
          </table:table-cell>
          <table:table-cell table:formula="of:=[.A4]+273.15" office:value-type="float" office:value="693.15" calcext:value-type="float">
            <text:p>693.15</text:p>
          </table:table-cell>
          <table:table-cell office:value-type="float" office:value="1.1728442" calcext:value-type="float">
            <text:p>1.1728442</text:p>
          </table:table-cell>
          <table:table-cell office:value-type="float" office:value="1711.58" calcext:value-type="float">
            <text:p>1711.58</text:p>
          </table:table-cell>
          <table:table-cell table:formula="of:=1/[.B4]" office:value-type="float" office:value="0.00144268917261776" calcext:value-type="float">
            <text:p>0.001442689172618</text:p>
          </table:table-cell>
          <table:table-cell table:style-name="ce9" office:value-type="float" office:value="0.006628744" calcext:value-type="float">
            <text:p>6.628744E-03</text:p>
          </table:table-cell>
          <table:table-cell office:value-type="float" office:value="0.00000387" calcext:value-type="float">
            <text:p>3.87E-06</text:p>
          </table:table-cell>
          <table:table-cell table:style-name="ce5" office:value-type="float" office:value="0.4662" calcext:value-type="float">
            <text:p>0.4662</text:p>
          </table:table-cell>
          <table:table-cell office:value-type="float" office:value="42551.7695" calcext:value-type="float">
            <text:p>42551.7695</text:p>
          </table:table-cell>
          <table:table-cell table:formula="of:=[.I4]-[.$I$2]" office:value-type="float" office:value="23562.482" calcext:value-type="float">
            <text:p>23562.482</text:p>
          </table:table-cell>
          <table:table-cell table:number-columns-repeated="1014"/>
        </table:table-row>
        <table:table-row table:style-name="ro2">
          <table:table-cell office:value-type="float" office:value="430" calcext:value-type="float">
            <text:p>430</text:p>
          </table:table-cell>
          <table:table-cell table:formula="of:=[.A5]+273.15" office:value-type="float" office:value="703.15" calcext:value-type="float">
            <text:p>703.15</text:p>
          </table:table-cell>
          <table:table-cell office:value-type="float" office:value="1.1675643" calcext:value-type="float">
            <text:p>1.1675643</text:p>
          </table:table-cell>
          <table:table-cell office:value-type="float" office:value="1707.52" calcext:value-type="float">
            <text:p>1707.52</text:p>
          </table:table-cell>
          <table:table-cell table:formula="of:=1/[.B5]" office:value-type="float" office:value="0.00142217165611889" calcext:value-type="float">
            <text:p>0.001422171656119</text:p>
          </table:table-cell>
          <table:table-cell table:style-name="ce9" office:value-type="float" office:value="0.006344341" calcext:value-type="float">
            <text:p>6.344341E-03</text:p>
          </table:table-cell>
          <table:table-cell office:value-type="float" office:value="0.00000372" calcext:value-type="float">
            <text:p>3.72E-06</text:p>
          </table:table-cell>
          <table:table-cell table:style-name="ce5" office:value-type="float" office:value="0.4652" calcext:value-type="float">
            <text:p>0.4652</text:p>
          </table:table-cell>
          <table:table-cell office:value-type="float" office:value="54253.812" calcext:value-type="float">
            <text:p>54253.812</text:p>
          </table:table-cell>
          <table:table-cell table:formula="of:=[.I5]-[.$I$2]" office:value-type="float" office:value="35264.5245" calcext:value-type="float">
            <text:p>35264.5245</text:p>
          </table:table-cell>
          <table:table-cell table:number-columns-repeated="1014"/>
        </table:table-row>
        <table:table-row table:style-name="ro2">
          <table:table-cell office:value-type="float" office:value="440" calcext:value-type="float">
            <text:p>440</text:p>
          </table:table-cell>
          <table:table-cell table:formula="of:=[.A6]+273.15" office:value-type="float" office:value="713.15" calcext:value-type="float">
            <text:p>713.15</text:p>
          </table:table-cell>
          <table:table-cell office:value-type="float" office:value="1.1622844" calcext:value-type="float">
            <text:p>1.1622844</text:p>
          </table:table-cell>
          <table:table-cell office:value-type="float" office:value="1703.46" calcext:value-type="float">
            <text:p>1703.46</text:p>
          </table:table-cell>
          <table:table-cell table:formula="of:=1/[.B6]" office:value-type="float" office:value="0.00140222954497651" calcext:value-type="float">
            <text:p>0.001402229544977</text:p>
          </table:table-cell>
          <table:table-cell table:style-name="ce9" office:value-type="float" office:value="0.006079613" calcext:value-type="float">
            <text:p>6.079613E-03</text:p>
          </table:table-cell>
          <table:table-cell office:value-type="float" office:value="0.00000357" calcext:value-type="float">
            <text:p>3.57E-06</text:p>
          </table:table-cell>
          <table:table-cell table:style-name="ce5" office:value-type="float" office:value="0.4642" calcext:value-type="float">
            <text:p>0.4642</text:p>
          </table:table-cell>
          <table:table-cell office:value-type="float" office:value="65903.0555" calcext:value-type="float">
            <text:p>65903.0555</text:p>
          </table:table-cell>
          <table:table-cell table:formula="of:=[.I6]-[.$I$2]" office:value-type="float" office:value="46913.768" calcext:value-type="float">
            <text:p>46913.768</text:p>
          </table:table-cell>
          <table:table-cell table:number-columns-repeated="1014"/>
        </table:table-row>
        <table:table-row table:style-name="ro2">
          <table:table-cell office:value-type="float" office:value="450" calcext:value-type="float">
            <text:p>450</text:p>
          </table:table-cell>
          <table:table-cell table:formula="of:=[.A7]+273.15" office:value-type="float" office:value="723.15" calcext:value-type="float">
            <text:p>723.15</text:p>
          </table:table-cell>
          <table:table-cell office:value-type="float" office:value="1.1570045" calcext:value-type="float">
            <text:p>1.1570045</text:p>
          </table:table-cell>
          <table:table-cell office:value-type="float" office:value="1699.4" calcext:value-type="float">
            <text:p>1699.4</text:p>
          </table:table-cell>
          <table:table-cell table:formula="of:=1/[.B7]" office:value-type="float" office:value="0.00138283896840213" calcext:value-type="float">
            <text:p>0.001382838968402</text:p>
          </table:table-cell>
          <table:table-cell table:style-name="ce9" office:value-type="float" office:value="0.005832802" calcext:value-type="float">
            <text:p>5.832802E-03</text:p>
          </table:table-cell>
          <table:table-cell office:value-type="float" office:value="0.00000343" calcext:value-type="float">
            <text:p>3.43E-06</text:p>
          </table:table-cell>
          <table:table-cell table:style-name="ce5" office:value-type="float" office:value="0.4632" calcext:value-type="float">
            <text:p>0.4632</text:p>
          </table:table-cell>
          <table:table-cell office:value-type="float" office:value="77499.5" calcext:value-type="float">
            <text:p>77499.5</text:p>
          </table:table-cell>
          <table:table-cell table:formula="of:=[.I7]-[.$I$2]" office:value-type="float" office:value="58510.2125" calcext:value-type="float">
            <text:p>58510.2125</text:p>
          </table:table-cell>
          <table:table-cell table:number-columns-repeated="1014"/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[.A8]+273.15" office:value-type="float" office:value="733.15" calcext:value-type="float">
            <text:p>733.15</text:p>
          </table:table-cell>
          <table:table-cell office:value-type="float" office:value="1.1517246" calcext:value-type="float">
            <text:p>1.1517246</text:p>
          </table:table-cell>
          <table:table-cell office:value-type="float" office:value="1695.34" calcext:value-type="float">
            <text:p>1695.34</text:p>
          </table:table-cell>
          <table:table-cell table:formula="of:=1/[.B8]" office:value-type="float" office:value="0.00136397735797586" calcext:value-type="float">
            <text:p>0.001363977357976</text:p>
          </table:table-cell>
          <table:table-cell table:style-name="ce9" office:value-type="float" office:value="0.005602341" calcext:value-type="float">
            <text:p>5.602341E-03</text:p>
          </table:table-cell>
          <table:table-cell office:value-type="float" office:value="0.0000033" calcext:value-type="float">
            <text:p>3.3E-06</text:p>
          </table:table-cell>
          <table:table-cell table:style-name="ce5" office:value-type="float" office:value="0.4622" calcext:value-type="float">
            <text:p>0.4622</text:p>
          </table:table-cell>
          <table:table-cell office:value-type="float" office:value="89043.1455" calcext:value-type="float">
            <text:p>89043.1455</text:p>
          </table:table-cell>
          <table:table-cell table:formula="of:=[.I8]-[.$I$2]" office:value-type="float" office:value="70053.858" calcext:value-type="float">
            <text:p>70053.858</text:p>
          </table:table-cell>
          <table:table-cell table:number-columns-repeated="1014"/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[.A9]+273.15" office:value-type="float" office:value="743.15" calcext:value-type="float">
            <text:p>743.15</text:p>
          </table:table-cell>
          <table:table-cell office:value-type="float" office:value="1.1464447" calcext:value-type="float">
            <text:p>1.1464447</text:p>
          </table:table-cell>
          <table:table-cell office:value-type="float" office:value="1691.28" calcext:value-type="float">
            <text:p>1691.28</text:p>
          </table:table-cell>
          <table:table-cell table:formula="of:=1/[.B9]" office:value-type="float" office:value="0.00134562336002153" calcext:value-type="float">
            <text:p>0.001345623360022</text:p>
          </table:table-cell>
          <table:table-cell table:style-name="ce9" office:value-type="float" office:value="0.005386827" calcext:value-type="float">
            <text:p>5.386827E-03</text:p>
          </table:table-cell>
          <table:table-cell office:value-type="float" office:value="0.00000319" calcext:value-type="float">
            <text:p>3.19E-06</text:p>
          </table:table-cell>
          <table:table-cell table:style-name="ce5" office:value-type="float" office:value="0.4612" calcext:value-type="float">
            <text:p>0.4612</text:p>
          </table:table-cell>
          <table:table-cell office:value-type="float" office:value="100533.992" calcext:value-type="float">
            <text:p>100533.992</text:p>
          </table:table-cell>
          <table:table-cell table:formula="of:=[.I9]-[.$I$2]" office:value-type="float" office:value="81544.7045" calcext:value-type="float">
            <text:p>81544.7045</text:p>
          </table:table-cell>
          <table:table-cell table:number-columns-repeated="1014"/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[.A10]+273.15" office:value-type="float" office:value="753.15" calcext:value-type="float">
            <text:p>753.15</text:p>
          </table:table-cell>
          <table:table-cell office:value-type="float" office:value="1.1411648" calcext:value-type="float">
            <text:p>1.1411648</text:p>
          </table:table-cell>
          <table:table-cell office:value-type="float" office:value="1687.22" calcext:value-type="float">
            <text:p>1687.22</text:p>
          </table:table-cell>
          <table:table-cell table:formula="of:=1/[.B10]" office:value-type="float" office:value="0.00132775675496249" calcext:value-type="float">
            <text:p>0.001327756754962</text:p>
          </table:table-cell>
          <table:table-cell table:style-name="ce9" office:value-type="float" office:value="0.005185002" calcext:value-type="float">
            <text:p>5.185002E-03</text:p>
          </table:table-cell>
          <table:table-cell office:value-type="float" office:value="0.00000307" calcext:value-type="float">
            <text:p>3.07E-06</text:p>
          </table:table-cell>
          <table:table-cell table:style-name="ce5" office:value-type="float" office:value="0.4602" calcext:value-type="float">
            <text:p>0.4602</text:p>
          </table:table-cell>
          <table:table-cell office:value-type="float" office:value="111972.0395" calcext:value-type="float">
            <text:p>111972.0395</text:p>
          </table:table-cell>
          <table:table-cell table:formula="of:=[.I10]-[.$I$2]" office:value-type="float" office:value="92982.752" calcext:value-type="float">
            <text:p>92982.752</text:p>
          </table:table-cell>
          <table:table-cell table:number-columns-repeated="1014"/>
        </table:table-row>
        <table:table-row table:style-name="ro2">
          <table:table-cell office:value-type="float" office:value="490" calcext:value-type="float">
            <text:p>490</text:p>
          </table:table-cell>
          <table:table-cell table:formula="of:=[.A11]+273.15" office:value-type="float" office:value="763.15" calcext:value-type="float">
            <text:p>763.15</text:p>
          </table:table-cell>
          <table:table-cell office:value-type="float" office:value="1.1358849" calcext:value-type="float">
            <text:p>1.1358849</text:p>
          </table:table-cell>
          <table:table-cell office:value-type="float" office:value="1683.16" calcext:value-type="float">
            <text:p>1683.16</text:p>
          </table:table-cell>
          <table:table-cell table:formula="of:=1/[.B11]" office:value-type="float" office:value="0.00131035838301776" calcext:value-type="float">
            <text:p>0.001310358383018</text:p>
          </table:table-cell>
          <table:table-cell table:style-name="ce9" office:value-type="float" office:value="0.004995736" calcext:value-type="float">
            <text:p>4.995736E-03</text:p>
          </table:table-cell>
          <table:table-cell office:value-type="float" office:value="0.00000297" calcext:value-type="float">
            <text:p>2.97E-06</text:p>
          </table:table-cell>
          <table:table-cell table:style-name="ce5" office:value-type="float" office:value="0.4592" calcext:value-type="float">
            <text:p>0.4592</text:p>
          </table:table-cell>
          <table:table-cell office:value-type="float" office:value="123357.288" calcext:value-type="float">
            <text:p>123357.288</text:p>
          </table:table-cell>
          <table:table-cell table:formula="of:=[.I11]-[.$I$2]" office:value-type="float" office:value="104368.0005" calcext:value-type="float">
            <text:p>104368.0005</text:p>
          </table:table-cell>
          <table:table-cell table:number-columns-repeated="1014"/>
        </table:table-row>
        <table:table-row table:style-name="ro2">
          <table:table-cell table:style-name="ce1" office:value-type="float" office:value="500" calcext:value-type="float">
            <text:p>500</text:p>
          </table:table-cell>
          <table:table-cell table:style-name="ce1" table:formula="of:=[.A12]+273.15" office:value-type="float" office:value="773.15" calcext:value-type="float">
            <text:p>773.15</text:p>
          </table:table-cell>
          <table:table-cell table:style-name="ce6" office:value-type="float" office:value="1.130605" calcext:value-type="float">
            <text:p>1.130605</text:p>
          </table:table-cell>
          <table:table-cell table:style-name="ce6" office:value-type="float" office:value="1679.1" calcext:value-type="float">
            <text:p>1679.1</text:p>
          </table:table-cell>
          <table:table-cell table:style-name="ce1" table:formula="of:=1/[.B12]" office:value-type="float" office:value="0.00129341007566449" calcext:value-type="float">
            <text:p>0.001293410075664</text:p>
          </table:table-cell>
          <table:table-cell table:style-name="ce8" office:value-type="float" office:value="0.004818011" calcext:value-type="float">
            <text:p>4.818011E-03</text:p>
          </table:table-cell>
          <table:table-cell table:style-name="ce1" office:value-type="float" office:value="0.00000287" calcext:value-type="float">
            <text:p>2.87E-06</text:p>
          </table:table-cell>
          <table:table-cell table:style-name="ce6" office:value-type="float" office:value="0.4582" calcext:value-type="float">
            <text:p>0.4582</text:p>
          </table:table-cell>
          <table:table-cell table:style-name="ce1" office:value-type="float" office:value="134689.7375" calcext:value-type="float">
            <text:p>134689.7375</text:p>
          </table:table-cell>
          <table:table-cell table:formula="of:=[.I12]-[.$I$2]" office:value-type="float" office:value="115700.45" calcext:value-type="float">
            <text:p>115700.45</text:p>
          </table:table-cell>
          <table:table-cell table:style-name="ce1" table:number-columns-repeated="1014"/>
        </table:table-row>
        <table:table-row table:style-name="ro2">
          <table:table-cell office:value-type="float" office:value="510" calcext:value-type="float">
            <text:p>510</text:p>
          </table:table-cell>
          <table:table-cell table:formula="of:=[.A13]+273.15" office:value-type="float" office:value="783.15" calcext:value-type="float">
            <text:p>783.15</text:p>
          </table:table-cell>
          <table:table-cell office:value-type="float" office:value="1.1253251" calcext:value-type="float">
            <text:p>1.1253251</text:p>
          </table:table-cell>
          <table:table-cell office:value-type="float" office:value="1675.04" calcext:value-type="float">
            <text:p>1675.04</text:p>
          </table:table-cell>
          <table:table-cell table:formula="of:=1/[.B13]" office:value-type="float" office:value="0.0012768945923514" calcext:value-type="float">
            <text:p>0.001276894592351</text:p>
          </table:table-cell>
          <table:table-cell table:style-name="ce9" office:value-type="float" office:value="0.004650909" calcext:value-type="float">
            <text:p>4.650909E-03</text:p>
          </table:table-cell>
          <table:table-cell office:value-type="float" office:value="0.00000278" calcext:value-type="float">
            <text:p>2.78E-06</text:p>
          </table:table-cell>
          <table:table-cell table:style-name="ce5" office:value-type="float" office:value="0.4572" calcext:value-type="float">
            <text:p>0.4572</text:p>
          </table:table-cell>
          <table:table-cell office:value-type="float" office:value="145969.388" calcext:value-type="float">
            <text:p>145969.388</text:p>
          </table:table-cell>
          <table:table-cell table:formula="of:=[.I13]-[.$I$2]" office:value-type="float" office:value="126980.1005" calcext:value-type="float">
            <text:p>126980.1005</text:p>
          </table:table-cell>
          <table:table-cell table:number-columns-repeated="1014"/>
        </table:table-row>
        <table:table-row table:style-name="ro2">
          <table:table-cell office:value-type="float" office:value="520" calcext:value-type="float">
            <text:p>520</text:p>
          </table:table-cell>
          <table:table-cell table:formula="of:=[.A14]+273.15" office:value-type="float" office:value="793.15" calcext:value-type="float">
            <text:p>793.15</text:p>
          </table:table-cell>
          <table:table-cell office:value-type="float" office:value="1.1200452" calcext:value-type="float">
            <text:p>1.1200452</text:p>
          </table:table-cell>
          <table:table-cell office:value-type="float" office:value="1670.98" calcext:value-type="float">
            <text:p>1670.98</text:p>
          </table:table-cell>
          <table:table-cell table:formula="of:=1/[.B14]" office:value-type="float" office:value="0.00126079556199962" calcext:value-type="float">
            <text:p>0.001260795562</text:p>
          </table:table-cell>
          <table:table-cell table:style-name="ce9" office:value-type="float" office:value="0.0044936" calcext:value-type="float">
            <text:p>4.493600E-03</text:p>
          </table:table-cell>
          <table:table-cell office:value-type="float" office:value="0.00000269" calcext:value-type="float">
            <text:p>2.69E-06</text:p>
          </table:table-cell>
          <table:table-cell table:style-name="ce5" office:value-type="float" office:value="0.4562" calcext:value-type="float">
            <text:p>0.4562</text:p>
          </table:table-cell>
          <table:table-cell office:value-type="float" office:value="157196.2395" calcext:value-type="float">
            <text:p>157196.2395</text:p>
          </table:table-cell>
          <table:table-cell table:formula="of:=[.I14]-[.$I$2]" office:value-type="float" office:value="138206.952" calcext:value-type="float">
            <text:p>138206.952</text:p>
          </table:table-cell>
          <table:table-cell table:number-columns-repeated="1014"/>
        </table:table-row>
        <table:table-row table:style-name="ro2">
          <table:table-cell office:value-type="float" office:value="530" calcext:value-type="float">
            <text:p>530</text:p>
          </table:table-cell>
          <table:table-cell table:formula="of:=[.A15]+273.15" office:value-type="float" office:value="803.15" calcext:value-type="float">
            <text:p>803.15</text:p>
          </table:table-cell>
          <table:table-cell office:value-type="float" office:value="1.1147653" calcext:value-type="float">
            <text:p>1.1147653</text:p>
          </table:table-cell>
          <table:table-cell office:value-type="float" office:value="1666.92" calcext:value-type="float">
            <text:p>1666.92</text:p>
          </table:table-cell>
          <table:table-cell table:formula="of:=1/[.B15]" office:value-type="float" office:value="0.00124509742887381" calcext:value-type="float">
            <text:p>0.001245097428874</text:p>
          </table:table-cell>
          <table:table-cell table:style-name="ce9" office:value-type="float" office:value="0.004345333" calcext:value-type="float">
            <text:p>4.345333E-03</text:p>
          </table:table-cell>
          <table:table-cell office:value-type="float" office:value="0.00000261" calcext:value-type="float">
            <text:p>2.61E-06</text:p>
          </table:table-cell>
          <table:table-cell table:style-name="ce5" office:value-type="float" office:value="0.4552" calcext:value-type="float">
            <text:p>0.4552</text:p>
          </table:table-cell>
          <table:table-cell office:value-type="float" office:value="168370.292" calcext:value-type="float">
            <text:p>168370.292</text:p>
          </table:table-cell>
          <table:table-cell table:formula="of:=[.I15]-[.$I$2]" office:value-type="float" office:value="149381.0045" calcext:value-type="float">
            <text:p>149381.0045</text:p>
          </table:table-cell>
          <table:table-cell table:number-columns-repeated="1014"/>
        </table:table-row>
        <table:table-row table:style-name="ro2">
          <table:table-cell office:value-type="float" office:value="540" calcext:value-type="float">
            <text:p>540</text:p>
          </table:table-cell>
          <table:table-cell table:formula="of:=[.A16]+273.15" office:value-type="float" office:value="813.15" calcext:value-type="float">
            <text:p>813.15</text:p>
          </table:table-cell>
          <table:table-cell office:value-type="float" office:value="1.1094854" calcext:value-type="float">
            <text:p>1.1094854</text:p>
          </table:table-cell>
          <table:table-cell office:value-type="float" office:value="1662.86" calcext:value-type="float">
            <text:p>1662.86</text:p>
          </table:table-cell>
          <table:table-cell table:formula="of:=1/[.B16]" office:value-type="float" office:value="0.00122978540244727" calcext:value-type="float">
            <text:p>0.001229785402447</text:p>
          </table:table-cell>
          <table:table-cell table:style-name="ce9" office:value-type="float" office:value="0.004205428" calcext:value-type="float">
            <text:p>4.205428E-03</text:p>
          </table:table-cell>
          <table:table-cell office:value-type="float" office:value="0.00000253" calcext:value-type="float">
            <text:p>2.53E-06</text:p>
          </table:table-cell>
          <table:table-cell table:style-name="ce5" office:value-type="float" office:value="0.4542" calcext:value-type="float">
            <text:p>0.4542</text:p>
          </table:table-cell>
          <table:table-cell office:value-type="float" office:value="179491.5455" calcext:value-type="float">
            <text:p>179491.5455</text:p>
          </table:table-cell>
          <table:table-cell table:formula="of:=[.I16]-[.$I$2]" office:value-type="float" office:value="160502.258" calcext:value-type="float">
            <text:p>160502.258</text:p>
          </table:table-cell>
          <table:table-cell table:number-columns-repeated="1014"/>
        </table:table-row>
        <table:table-row table:style-name="ro2">
          <table:table-cell office:value-type="float" office:value="550" calcext:value-type="float">
            <text:p>550</text:p>
          </table:table-cell>
          <table:table-cell table:formula="of:=[.A17]+273.15" office:value-type="float" office:value="823.15" calcext:value-type="float">
            <text:p>823.15</text:p>
          </table:table-cell>
          <table:table-cell office:value-type="float" office:value="1.1042055" calcext:value-type="float">
            <text:p>1.1042055</text:p>
          </table:table-cell>
          <table:table-cell office:value-type="float" office:value="1658.8" calcext:value-type="float">
            <text:p>1658.8</text:p>
          </table:table-cell>
          <table:table-cell table:formula="of:=1/[.B17]" office:value-type="float" office:value="0.00121484541092146" calcext:value-type="float">
            <text:p>0.001214845410921</text:p>
          </table:table-cell>
          <table:table-cell table:style-name="ce9" office:value-type="float" office:value="0.004073265" calcext:value-type="float">
            <text:p>4.073265E-03</text:p>
          </table:table-cell>
          <table:table-cell office:value-type="float" office:value="0.00000246" calcext:value-type="float">
            <text:p>2.46E-06</text:p>
          </table:table-cell>
          <table:table-cell table:style-name="ce5" office:value-type="float" office:value="0.4532" calcext:value-type="float">
            <text:p>0.4532</text:p>
          </table:table-cell>
          <table:table-cell office:value-type="float" office:value="190560" calcext:value-type="float">
            <text:p>190560</text:p>
          </table:table-cell>
          <table:table-cell table:formula="of:=[.I17]-[.$I$2]" office:value-type="float" office:value="171570.7125" calcext:value-type="float">
            <text:p>171570.7125</text:p>
          </table:table-cell>
          <table:table-cell table:number-columns-repeated="1014"/>
        </table:table-row>
        <table:table-row table:style-name="ro2">
          <table:table-cell office:value-type="float" office:value="560" calcext:value-type="float">
            <text:p>560</text:p>
          </table:table-cell>
          <table:table-cell table:formula="of:=[.A18]+273.15" office:value-type="float" office:value="833.15" calcext:value-type="float">
            <text:p>833.15</text:p>
          </table:table-cell>
          <table:table-cell office:value-type="float" office:value="1.0989256" calcext:value-type="float">
            <text:p>1.0989256</text:p>
          </table:table-cell>
          <table:table-cell office:value-type="float" office:value="1654.74" calcext:value-type="float">
            <text:p>1654.74</text:p>
          </table:table-cell>
          <table:table-cell table:formula="of:=1/[.B18]" office:value-type="float" office:value="0.00120026405809278" calcext:value-type="float">
            <text:p>0.001200264058093</text:p>
          </table:table-cell>
          <table:table-cell table:style-name="ce9" office:value-type="float" office:value="0.00394828" calcext:value-type="float">
            <text:p>3.948280E-03</text:p>
          </table:table-cell>
          <table:table-cell office:value-type="float" office:value="0.00000239" calcext:value-type="float">
            <text:p>2.39E-06</text:p>
          </table:table-cell>
          <table:table-cell table:style-name="ce5" office:value-type="float" office:value="0.4522" calcext:value-type="float">
            <text:p>0.4522</text:p>
          </table:table-cell>
          <table:table-cell office:value-type="float" office:value="201575.6555" calcext:value-type="float">
            <text:p>201575.6555</text:p>
          </table:table-cell>
          <table:table-cell table:formula="of:=[.I18]-[.$I$2]" office:value-type="float" office:value="182586.368" calcext:value-type="float">
            <text:p>182586.368</text:p>
          </table:table-cell>
          <table:table-cell table:number-columns-repeated="1014"/>
        </table:table-row>
        <table:table-row table:style-name="ro2">
          <table:table-cell office:value-type="float" office:value="570" calcext:value-type="float">
            <text:p>570</text:p>
          </table:table-cell>
          <table:table-cell table:formula="of:=[.A19]+273.15" office:value-type="float" office:value="843.15" calcext:value-type="float">
            <text:p>843.15</text:p>
          </table:table-cell>
          <table:table-cell office:value-type="float" office:value="1.0936457" calcext:value-type="float">
            <text:p>1.0936457</text:p>
          </table:table-cell>
          <table:table-cell office:value-type="float" office:value="1650.68" calcext:value-type="float">
            <text:p>1650.68</text:p>
          </table:table-cell>
          <table:table-cell table:formula="of:=1/[.B19]" office:value-type="float" office:value="0.00118602858328886" calcext:value-type="float">
            <text:p>0.001186028583289</text:p>
          </table:table-cell>
          <table:table-cell table:style-name="ce9" office:value-type="float" office:value="0.003829961" calcext:value-type="float">
            <text:p>3.829961E-03</text:p>
          </table:table-cell>
          <table:table-cell office:value-type="float" office:value="0.00000232" calcext:value-type="float">
            <text:p>2.32E-06</text:p>
          </table:table-cell>
          <table:table-cell table:style-name="ce5" office:value-type="float" office:value="0.4512" calcext:value-type="float">
            <text:p>0.4512</text:p>
          </table:table-cell>
          <table:table-cell office:value-type="float" office:value="212538.512" calcext:value-type="float">
            <text:p>212538.512</text:p>
          </table:table-cell>
          <table:table-cell table:formula="of:=[.I19]-[.$I$2]" office:value-type="float" office:value="193549.2245" calcext:value-type="float">
            <text:p>193549.2245</text:p>
          </table:table-cell>
          <table:table-cell table:number-columns-repeated="1014"/>
        </table:table-row>
        <table:table-row table:style-name="ro2">
          <table:table-cell office:value-type="float" office:value="580" calcext:value-type="float">
            <text:p>580</text:p>
          </table:table-cell>
          <table:table-cell table:formula="of:=[.A20]+273.15" office:value-type="float" office:value="853.15" calcext:value-type="float">
            <text:p>853.15</text:p>
          </table:table-cell>
          <table:table-cell office:value-type="float" office:value="1.0883658" calcext:value-type="float">
            <text:p>1.0883658</text:p>
          </table:table-cell>
          <table:table-cell office:value-type="float" office:value="1646.62" calcext:value-type="float">
            <text:p>1646.62</text:p>
          </table:table-cell>
          <table:table-cell table:formula="of:=1/[.B20]" office:value-type="float" office:value="0.00117212682412237" calcext:value-type="float">
            <text:p>0.001172126824122</text:p>
          </table:table-cell>
          <table:table-cell table:style-name="ce9" office:value-type="float" office:value="0.003717838" calcext:value-type="float">
            <text:p>3.717838E-03</text:p>
          </table:table-cell>
          <table:table-cell office:value-type="float" office:value="0.00000226" calcext:value-type="float">
            <text:p>2.26E-06</text:p>
          </table:table-cell>
          <table:table-cell table:style-name="ce5" office:value-type="float" office:value="0.4502" calcext:value-type="float">
            <text:p>0.4502</text:p>
          </table:table-cell>
          <table:table-cell office:value-type="float" office:value="223448.5695" calcext:value-type="float">
            <text:p>223448.5695</text:p>
          </table:table-cell>
          <table:table-cell table:formula="of:=[.I20]-[.$I$2]" office:value-type="float" office:value="204459.282" calcext:value-type="float">
            <text:p>204459.282</text:p>
          </table:table-cell>
          <table:table-cell table:number-columns-repeated="1014"/>
        </table:table-row>
        <table:table-row table:style-name="ro2">
          <table:table-cell office:value-type="float" office:value="590" calcext:value-type="float">
            <text:p>590</text:p>
          </table:table-cell>
          <table:table-cell table:formula="of:=[.A21]+273.15" office:value-type="float" office:value="863.15" calcext:value-type="float">
            <text:p>863.15</text:p>
          </table:table-cell>
          <table:table-cell office:value-type="float" office:value="1.0830859" calcext:value-type="float">
            <text:p>1.0830859</text:p>
          </table:table-cell>
          <table:table-cell office:value-type="float" office:value="1642.56" calcext:value-type="float">
            <text:p>1642.56</text:p>
          </table:table-cell>
          <table:table-cell table:formula="of:=1/[.B21]" office:value-type="float" office:value="0.00115854718183398" calcext:value-type="float">
            <text:p>0.001158547181834</text:p>
          </table:table-cell>
          <table:table-cell table:style-name="ce9" office:value-type="float" office:value="0.003611484" calcext:value-type="float">
            <text:p>3.611484E-03</text:p>
          </table:table-cell>
          <table:table-cell office:value-type="float" office:value="0.0000022" calcext:value-type="float">
            <text:p>2.2E-06</text:p>
          </table:table-cell>
          <table:table-cell table:style-name="ce5" office:value-type="float" office:value="0.4492" calcext:value-type="float">
            <text:p>0.4492</text:p>
          </table:table-cell>
          <table:table-cell office:value-type="float" office:value="234305.828" calcext:value-type="float">
            <text:p>234305.828</text:p>
          </table:table-cell>
          <table:table-cell table:formula="of:=[.I21]-[.$I$2]" office:value-type="float" office:value="215316.5405" calcext:value-type="float">
            <text:p>215316.5405</text:p>
          </table:table-cell>
          <table:table-cell table:number-columns-repeated="1014"/>
        </table:table-row>
        <table:table-row table:style-name="ro2">
          <table:table-cell table:style-name="ce1" office:value-type="float" office:value="600" calcext:value-type="float">
            <text:p>600</text:p>
          </table:table-cell>
          <table:table-cell table:style-name="ce1" table:formula="of:=[.A22]+273.15" office:value-type="float" office:value="873.15" calcext:value-type="float">
            <text:p>873.15</text:p>
          </table:table-cell>
          <table:table-cell table:style-name="ce6" office:value-type="float" office:value="1.077806" calcext:value-type="float">
            <text:p>1.077806</text:p>
          </table:table-cell>
          <table:table-cell table:style-name="ce6" office:value-type="float" office:value="1638.5" calcext:value-type="float">
            <text:p>1638.5</text:p>
          </table:table-cell>
          <table:table-cell table:style-name="ce1" table:formula="of:=1/[.B22]" office:value-type="float" office:value="0.00114527858901678" calcext:value-type="float">
            <text:p>0.001145278589017</text:p>
          </table:table-cell>
          <table:table-cell table:style-name="ce8" office:value-type="float" office:value="0.003510504" calcext:value-type="float">
            <text:p>3.510504E-03</text:p>
          </table:table-cell>
          <table:table-cell table:style-name="ce1" office:value-type="float" office:value="0.00000214" calcext:value-type="float">
            <text:p>2.14E-06</text:p>
          </table:table-cell>
          <table:table-cell table:style-name="ce6" office:value-type="float" office:value="0.4482" calcext:value-type="float">
            <text:p>0.4482</text:p>
          </table:table-cell>
          <table:table-cell table:style-name="ce1" office:value-type="float" office:value="245110.2875" calcext:value-type="float">
            <text:p>245110.2875</text:p>
          </table:table-cell>
          <table:table-cell table:formula="of:=[.I22]-[.$I$2]" office:value-type="float" office:value="226121" calcext:value-type="float">
            <text:p>226121</text:p>
          </table:table-cell>
          <table:table-cell table:style-name="ce1" table:number-columns-repeated="8"/>
          <table:table-cell table:number-columns-repeated="2"/>
          <table:table-cell table:style-name="ce11" table:number-columns-repeated="7"/>
          <table:table-cell table:style-name="ce1" table:number-columns-repeated="997"/>
        </table:table-row>
        <table:table-row table:style-name="ro2">
          <table:table-cell office:value-type="float" office:value="610" calcext:value-type="float">
            <text:p>610</text:p>
          </table:table-cell>
          <table:table-cell table:formula="of:=[.A23]+273.15" office:value-type="float" office:value="883.15" calcext:value-type="float">
            <text:p>883.15</text:p>
          </table:table-cell>
          <table:table-cell office:value-type="float" office:value="1.0725261" calcext:value-type="float">
            <text:p>1.0725261</text:p>
          </table:table-cell>
          <table:table-cell office:value-type="float" office:value="1634.44" calcext:value-type="float">
            <text:p>1634.44</text:p>
          </table:table-cell>
          <table:table-cell table:formula="of:=1/[.B23]" office:value-type="float" office:value="0.00113231047953349" calcext:value-type="float">
            <text:p>0.001132310479533</text:p>
          </table:table-cell>
          <table:table-cell table:style-name="ce9" office:value-type="float" office:value="0.003414541" calcext:value-type="float">
            <text:p>3.414541E-03</text:p>
          </table:table-cell>
          <table:table-cell office:value-type="float" office:value="0.00000209" calcext:value-type="float">
            <text:p>2.09E-06</text:p>
          </table:table-cell>
          <table:table-cell table:style-name="ce5" office:value-type="float" office:value="0.4472" calcext:value-type="float">
            <text:p>0.4472</text:p>
          </table:table-cell>
          <table:table-cell office:value-type="float" office:value="255861.948" calcext:value-type="float">
            <text:p>255861.948</text:p>
          </table:table-cell>
          <table:table-cell table:formula="of:=[.I23]-[.$I$2]" office:value-type="float" office:value="236872.6605" calcext:value-type="float">
            <text:p>236872.6605</text:p>
          </table:table-cell>
          <table:table-cell table:number-columns-repeated="10"/>
          <table:table-cell table:style-name="ce12" office:value-type="string" calcext:value-type="string">
            <text:p>ENTHALPY TEST</text:p>
          </table:table-cell>
          <table:table-cell table:style-name="ce11" table:number-columns-repeated="6"/>
          <table:table-cell table:number-columns-repeated="997"/>
        </table:table-row>
        <table:table-row table:style-name="ro2">
          <table:table-cell office:value-type="float" office:value="620" calcext:value-type="float">
            <text:p>620</text:p>
          </table:table-cell>
          <table:table-cell table:formula="of:=[.A24]+273.15" office:value-type="float" office:value="893.15" calcext:value-type="float">
            <text:p>893.15</text:p>
          </table:table-cell>
          <table:table-cell office:value-type="float" office:value="1.0672462" calcext:value-type="float">
            <text:p>1.0672462</text:p>
          </table:table-cell>
          <table:table-cell office:value-type="float" office:value="1630.38" calcext:value-type="float">
            <text:p>1630.38</text:p>
          </table:table-cell>
          <table:table-cell table:formula="of:=1/[.B24]" office:value-type="float" office:value="0.00111963276045457" calcext:value-type="float">
            <text:p>0.001119632760455</text:p>
          </table:table-cell>
          <table:table-cell table:style-name="ce9" office:value-type="float" office:value="0.003323262" calcext:value-type="float">
            <text:p>3.323262E-03</text:p>
          </table:table-cell>
          <table:table-cell office:value-type="float" office:value="0.00000204" calcext:value-type="float">
            <text:p>2.04E-06</text:p>
          </table:table-cell>
          <table:table-cell table:style-name="ce5" office:value-type="float" office:value="0.4462" calcext:value-type="float">
            <text:p>0.4462</text:p>
          </table:table-cell>
          <table:table-cell office:value-type="float" office:value="266560.8095" calcext:value-type="float">
            <text:p>266560.8095</text:p>
          </table:table-cell>
          <table:table-cell table:formula="of:=[.I24]-[.$I$2]" office:value-type="float" office:value="247571.522" calcext:value-type="float">
            <text:p>247571.522</text:p>
          </table:table-cell>
          <table:table-cell table:number-columns-repeated="10"/>
          <table:table-cell table:style-name="ce11" table:number-columns-repeated="7"/>
          <table:table-cell table:number-columns-repeated="997"/>
        </table:table-row>
        <table:table-row table:style-name="ro2">
          <table:table-cell office:value-type="float" office:value="630" calcext:value-type="float">
            <text:p>630</text:p>
          </table:table-cell>
          <table:table-cell table:formula="of:=[.A25]+273.15" office:value-type="float" office:value="903.15" calcext:value-type="float">
            <text:p>903.15</text:p>
          </table:table-cell>
          <table:table-cell office:value-type="float" office:value="1.0619663" calcext:value-type="float">
            <text:p>1.0619663</text:p>
          </table:table-cell>
          <table:table-cell office:value-type="float" office:value="1626.32" calcext:value-type="float">
            <text:p>1626.32</text:p>
          </table:table-cell>
          <table:table-cell table:formula="of:=1/[.B25]" office:value-type="float" office:value="0.0011072357858606" calcext:value-type="float">
            <text:p>0.001107235785861</text:p>
          </table:table-cell>
          <table:table-cell table:style-name="ce9" office:value-type="float" office:value="0.003236365" calcext:value-type="float">
            <text:p>3.236365E-03</text:p>
          </table:table-cell>
          <table:table-cell office:value-type="float" office:value="0.00000199" calcext:value-type="float">
            <text:p>1.99E-06</text:p>
          </table:table-cell>
          <table:table-cell table:style-name="ce5" office:value-type="float" office:value="0.4452" calcext:value-type="float">
            <text:p>0.4452</text:p>
          </table:table-cell>
          <table:table-cell office:value-type="float" office:value="277206.872" calcext:value-type="float">
            <text:p>277206.872</text:p>
          </table:table-cell>
          <table:table-cell table:formula="of:=[.I25]-[.$I$2]" office:value-type="float" office:value="258217.5845" calcext:value-type="float">
            <text:p>258217.5845</text:p>
          </table:table-cell>
          <table:table-cell table:number-columns-repeated="10"/>
          <table:table-cell table:style-name="ce12" office:value-type="string" calcext:value-type="string">
            <text:p>T</text:p>
          </table:table-cell>
          <table:table-cell table:style-name="ce15" table:formula="of:=[.B32]" office:value-type="float" office:value="973.15" calcext:value-type="float">
            <text:p>973.15</text:p>
          </table:table-cell>
          <table:table-cell table:style-name="ce11" office:value-type="string" calcext:value-type="string">
            <text:p>K</text:p>
          </table:table-cell>
          <table:table-cell table:style-name="ce11" table:number-columns-repeated="4"/>
          <table:table-cell table:number-columns-repeated="997"/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6]+273.15" office:value-type="float" office:value="913.15" calcext:value-type="float">
            <text:p>913.15</text:p>
          </table:table-cell>
          <table:table-cell office:value-type="float" office:value="1.0566864" calcext:value-type="float">
            <text:p>1.0566864</text:p>
          </table:table-cell>
          <table:table-cell office:value-type="float" office:value="1622.26" calcext:value-type="float">
            <text:p>1622.26</text:p>
          </table:table-cell>
          <table:table-cell table:formula="of:=1/[.B26]" office:value-type="float" office:value="0.00109511033236599" calcext:value-type="float">
            <text:p>0.001095110332366</text:p>
          </table:table-cell>
          <table:table-cell table:style-name="ce9" office:value-type="float" office:value="0.00315357" calcext:value-type="float">
            <text:p>3.153570E-03</text:p>
          </table:table-cell>
          <table:table-cell office:value-type="float" office:value="0.00000194" calcext:value-type="float">
            <text:p>1.94E-06</text:p>
          </table:table-cell>
          <table:table-cell table:style-name="ce5" office:value-type="float" office:value="0.4442" calcext:value-type="float">
            <text:p>0.4442</text:p>
          </table:table-cell>
          <table:table-cell office:value-type="float" office:value="287800.1355" calcext:value-type="float">
            <text:p>287800.1355</text:p>
          </table:table-cell>
          <table:table-cell table:formula="of:=[.I26]-[.$I$2]" office:value-type="float" office:value="268810.848" calcext:value-type="float">
            <text:p>268810.848</text:p>
          </table:table-cell>
          <table:table-cell table:number-columns-repeated="10"/>
          <table:table-cell table:style-name="ce11" table:number-columns-repeated="7"/>
          <table:table-cell table:number-columns-repeated="997"/>
        </table:table-row>
        <table:table-row table:style-name="ro2">
          <table:table-cell office:value-type="float" office:value="650" calcext:value-type="float">
            <text:p>650</text:p>
          </table:table-cell>
          <table:table-cell table:formula="of:=[.A27]+273.15" office:value-type="float" office:value="923.15" calcext:value-type="float">
            <text:p>923.15</text:p>
          </table:table-cell>
          <table:table-cell office:value-type="float" office:value="1.0514065" calcext:value-type="float">
            <text:p>1.0514065</text:p>
          </table:table-cell>
          <table:table-cell office:value-type="float" office:value="1618.2" calcext:value-type="float">
            <text:p>1618.2</text:p>
          </table:table-cell>
          <table:table-cell table:formula="of:=1/[.B27]" office:value-type="float" office:value="0.00108324757623355" calcext:value-type="float">
            <text:p>0.001083247576234</text:p>
          </table:table-cell>
          <table:table-cell table:style-name="ce9" office:value-type="float" office:value="0.003074618" calcext:value-type="float">
            <text:p>3.074618E-03</text:p>
          </table:table-cell>
          <table:table-cell office:value-type="float" office:value="0.0000019" calcext:value-type="float">
            <text:p>1.9E-06</text:p>
          </table:table-cell>
          <table:table-cell table:style-name="ce5" office:value-type="float" office:value="0.4432" calcext:value-type="float">
            <text:p>0.4432</text:p>
          </table:table-cell>
          <table:table-cell office:value-type="float" office:value="298340.6" calcext:value-type="float">
            <text:p>298340.6</text:p>
          </table:table-cell>
          <table:table-cell table:formula="of:=[.I27]-[.$I$2]" office:value-type="float" office:value="279351.3125" calcext:value-type="float">
            <text:p>279351.3125</text:p>
          </table:table-cell>
          <table:table-cell table:number-columns-repeated="10"/>
          <table:table-cell table:style-name="ce11" office:value-type="string" calcext:value-type="string">
            <text:p>This calculation is using a cp0 expression with coefficients derived from Eq 1.</text:p>
          </table:table-cell>
          <table:table-cell table:style-name="ce11" table:number-columns-repeated="6"/>
          <table:table-cell table:number-columns-repeated="997"/>
        </table:table-row>
        <table:table-row table:style-name="ro2">
          <table:table-cell office:value-type="float" office:value="660" calcext:value-type="float">
            <text:p>660</text:p>
          </table:table-cell>
          <table:table-cell table:formula="of:=[.A28]+273.15" office:value-type="float" office:value="933.15" calcext:value-type="float">
            <text:p>933.15</text:p>
          </table:table-cell>
          <table:table-cell office:value-type="float" office:value="1.0461266" calcext:value-type="float">
            <text:p>1.0461266</text:p>
          </table:table-cell>
          <table:table-cell office:value-type="float" office:value="1614.14" calcext:value-type="float">
            <text:p>1614.14</text:p>
          </table:table-cell>
          <table:table-cell table:formula="of:=1/[.B28]" office:value-type="float" office:value="0.00107163907196056" calcext:value-type="float">
            <text:p>0.001071639071961</text:p>
          </table:table-cell>
          <table:table-cell table:style-name="ce9" office:value-type="float" office:value="0.002999273" calcext:value-type="float">
            <text:p>2.999273E-03</text:p>
          </table:table-cell>
          <table:table-cell office:value-type="float" office:value="0.00000186" calcext:value-type="float">
            <text:p>1.86E-06</text:p>
          </table:table-cell>
          <table:table-cell table:style-name="ce5" office:value-type="float" office:value="0.4422" calcext:value-type="float">
            <text:p>0.4422</text:p>
          </table:table-cell>
          <table:table-cell office:value-type="float" office:value="308828.2655" calcext:value-type="float">
            <text:p>308828.2655</text:p>
          </table:table-cell>
          <table:table-cell table:formula="of:=[.I28]-[.$I$2]" office:value-type="float" office:value="289838.978" calcext:value-type="float">
            <text:p>289838.978</text:p>
          </table:table-cell>
          <table:table-cell table:number-columns-repeated="10"/>
          <table:table-cell table:style-name="ce11" table:number-columns-repeated="7"/>
          <table:table-cell table:number-columns-repeated="997"/>
        </table:table-row>
        <table:table-row table:style-name="ro2">
          <table:table-cell office:value-type="float" office:value="670" calcext:value-type="float">
            <text:p>670</text:p>
          </table:table-cell>
          <table:table-cell table:formula="of:=[.A29]+273.15" office:value-type="float" office:value="943.15" calcext:value-type="float">
            <text:p>943.15</text:p>
          </table:table-cell>
          <table:table-cell office:value-type="float" office:value="1.0408467" calcext:value-type="float">
            <text:p>1.0408467</text:p>
          </table:table-cell>
          <table:table-cell office:value-type="float" office:value="1610.08" calcext:value-type="float">
            <text:p>1610.08</text:p>
          </table:table-cell>
          <table:table-cell table:formula="of:=1/[.B29]" office:value-type="float" office:value="0.00106027673222711" calcext:value-type="float">
            <text:p>0.001060276732227</text:p>
          </table:table-cell>
          <table:table-cell table:style-name="ce9" office:value-type="float" office:value="0.002927314" calcext:value-type="float">
            <text:p>2.927314E-03</text:p>
          </table:table-cell>
          <table:table-cell office:value-type="float" office:value="0.00000182" calcext:value-type="float">
            <text:p>1.82E-06</text:p>
          </table:table-cell>
          <table:table-cell table:style-name="ce5" office:value-type="float" office:value="0.4412" calcext:value-type="float">
            <text:p>0.4412</text:p>
          </table:table-cell>
          <table:table-cell office:value-type="float" office:value="319263.132" calcext:value-type="float">
            <text:p>319263.132</text:p>
          </table:table-cell>
          <table:table-cell table:formula="of:=[.I29]-[.$I$2]" office:value-type="float" office:value="300273.8445" calcext:value-type="float">
            <text:p>300273.8445</text:p>
          </table:table-cell>
          <table:table-cell table:number-columns-repeated="10"/>
          <table:table-cell table:style-name="ce11" office:value-type="string" calcext:value-type="string">
            <text:p>Tstar</text:p>
          </table:table-cell>
          <table:table-cell table:style-name="ce15" office:value-type="float" office:value="1" calcext:value-type="float">
            <text:p>1</text:p>
          </table:table-cell>
          <table:table-cell table:style-name="ce11" table:number-columns-repeated="5"/>
          <table:table-cell table:number-columns-repeated="997"/>
        </table:table-row>
        <table:table-row table:style-name="ro2">
          <table:table-cell office:value-type="float" office:value="680" calcext:value-type="float">
            <text:p>680</text:p>
          </table:table-cell>
          <table:table-cell table:formula="of:=[.A30]+273.15" office:value-type="float" office:value="953.15" calcext:value-type="float">
            <text:p>953.15</text:p>
          </table:table-cell>
          <table:table-cell office:value-type="float" office:value="1.0355668" calcext:value-type="float">
            <text:p>1.0355668</text:p>
          </table:table-cell>
          <table:table-cell office:value-type="float" office:value="1606.02" calcext:value-type="float">
            <text:p>1606.02</text:p>
          </table:table-cell>
          <table:table-cell table:formula="of:=1/[.B30]" office:value-type="float" office:value="0.00104915280910665" calcext:value-type="float">
            <text:p>0.001049152809107</text:p>
          </table:table-cell>
          <table:table-cell table:style-name="ce9" office:value-type="float" office:value="0.002858537" calcext:value-type="float">
            <text:p>2.858537E-03</text:p>
          </table:table-cell>
          <table:table-cell office:value-type="float" office:value="0.00000178" calcext:value-type="float">
            <text:p>1.78E-06</text:p>
          </table:table-cell>
          <table:table-cell table:style-name="ce5" office:value-type="float" office:value="0.4402" calcext:value-type="float">
            <text:p>0.4402</text:p>
          </table:table-cell>
          <table:table-cell office:value-type="float" office:value="329645.1995" calcext:value-type="float">
            <text:p>329645.1995</text:p>
          </table:table-cell>
          <table:table-cell table:formula="of:=[.I30]-[.$I$2]" office:value-type="float" office:value="310655.912" calcext:value-type="float">
            <text:p>310655.912</text:p>
          </table:table-cell>
          <table:table-cell table:number-columns-repeated="10"/>
          <table:table-cell table:style-name="ce11" office:value-type="string" calcext:value-type="string">
            <text:p>Tred</text:p>
          </table:table-cell>
          <table:table-cell table:style-name="ce15" table:formula="of:=[.V25]/[.V29]" office:value-type="float" office:value="973.15" calcext:value-type="float">
            <text:p>973.15</text:p>
          </table:table-cell>
          <table:table-cell table:style-name="ce11" table:number-columns-repeated="5"/>
          <table:table-cell table:number-columns-repeated="997"/>
        </table:table-row>
        <table:table-row table:style-name="ro2">
          <table:table-cell office:value-type="float" office:value="690" calcext:value-type="float">
            <text:p>690</text:p>
          </table:table-cell>
          <table:table-cell table:formula="of:=[.A31]+273.15" office:value-type="float" office:value="963.15" calcext:value-type="float">
            <text:p>963.15</text:p>
          </table:table-cell>
          <table:table-cell office:value-type="float" office:value="1.0302869" calcext:value-type="float">
            <text:p>1.0302869</text:p>
          </table:table-cell>
          <table:table-cell office:value-type="float" office:value="1601.96" calcext:value-type="float">
            <text:p>1601.96</text:p>
          </table:table-cell>
          <table:table-cell table:formula="of:=1/[.B31]" office:value-type="float" office:value="0.00103825987644707" calcext:value-type="float">
            <text:p>0.001038259876447</text:p>
          </table:table-cell>
          <table:table-cell table:style-name="ce9" office:value-type="float" office:value="0.002792755" calcext:value-type="float">
            <text:p>2.792755E-03</text:p>
          </table:table-cell>
          <table:table-cell office:value-type="float" office:value="0.00000174" calcext:value-type="float">
            <text:p>1.74E-06</text:p>
          </table:table-cell>
          <table:table-cell table:style-name="ce5" office:value-type="float" office:value="0.4392" calcext:value-type="float">
            <text:p>0.4392</text:p>
          </table:table-cell>
          <table:table-cell office:value-type="float" office:value="339974.468" calcext:value-type="float">
            <text:p>339974.468</text:p>
          </table:table-cell>
          <table:table-cell table:formula="of:=[.I31]-[.$I$2]" office:value-type="float" office:value="320985.1805" calcext:value-type="float">
            <text:p>320985.1805</text:p>
          </table:table-cell>
          <table:table-cell table:number-columns-repeated="10"/>
          <table:table-cell table:style-name="ce11" office:value-type="string" calcext:value-type="string">
            <text:p>cp0star</text:p>
          </table:table-cell>
          <table:table-cell table:style-name="ce15" office:value-type="float" office:value="1000" calcext:value-type="float">
            <text:p>1000</text:p>
          </table:table-cell>
          <table:table-cell table:style-name="ce11" table:number-columns-repeated="5"/>
          <table:table-cell table:number-columns-repeated="997"/>
        </table:table-row>
        <table:table-row table:style-name="ro2">
          <table:table-cell table:style-name="ce1" office:value-type="float" office:value="700" calcext:value-type="float">
            <text:p>700</text:p>
          </table:table-cell>
          <table:table-cell table:style-name="ce1" table:formula="of:=[.A32]+273.15" office:value-type="float" office:value="973.15" calcext:value-type="float">
            <text:p>973.15</text:p>
          </table:table-cell>
          <table:table-cell table:style-name="ce6" office:value-type="float" office:value="1.025007" calcext:value-type="float">
            <text:p>1.025007</text:p>
          </table:table-cell>
          <table:table-cell table:style-name="ce6" office:value-type="float" office:value="1597.9" calcext:value-type="float">
            <text:p>1597.9</text:p>
          </table:table-cell>
          <table:table-cell table:style-name="ce1" table:formula="of:=1/[.B32]" office:value-type="float" office:value="0.00102759081333813" calcext:value-type="float">
            <text:p>0.001027590813338</text:p>
          </table:table-cell>
          <table:table-cell table:style-name="ce8" office:value-type="float" office:value="0.002729793" calcext:value-type="float">
            <text:p>2.729793E-03</text:p>
          </table:table-cell>
          <table:table-cell table:style-name="ce1" office:value-type="float" office:value="0.00000171" calcext:value-type="float">
            <text:p>1.71E-06</text:p>
          </table:table-cell>
          <table:table-cell table:style-name="ce6" office:value-type="float" office:value="0.4382" calcext:value-type="float">
            <text:p>0.4382</text:p>
          </table:table-cell>
          <table:table-cell table:style-name="ce1" office:value-type="float" office:value="350250.9375" calcext:value-type="float">
            <text:p>350250.9375</text:p>
          </table:table-cell>
          <table:table-cell table:formula="of:=[.I32]-[.$I$2]" office:value-type="float" office:value="331261.65" calcext:value-type="float">
            <text:p>331261.65</text:p>
          </table:table-cell>
          <table:table-cell table:style-name="ce1" table:number-columns-repeated="8"/>
          <table:table-cell table:number-columns-repeated="2"/>
          <table:table-cell table:style-name="ce11" table:number-columns-repeated="7"/>
          <table:table-cell table:style-name="ce1" table:number-columns-repeated="997"/>
        </table:table-row>
        <table:table-row table:style-name="ro2">
          <table:table-cell office:value-type="float" office:value="710" calcext:value-type="float">
            <text:p>710</text:p>
          </table:table-cell>
          <table:table-cell table:formula="of:=[.A33]+273.15" office:value-type="float" office:value="983.15" calcext:value-type="float">
            <text:p>983.15</text:p>
          </table:table-cell>
          <table:table-cell office:value-type="float" office:value="1.0197271" calcext:value-type="float">
            <text:p>1.0197271</text:p>
          </table:table-cell>
          <table:table-cell office:value-type="float" office:value="1593.84" calcext:value-type="float">
            <text:p>1593.84</text:p>
          </table:table-cell>
          <table:table-cell table:formula="of:=1/[.B33]" office:value-type="float" office:value="0.0010171387885877" calcext:value-type="float">
            <text:p>0.001017138788588</text:p>
          </table:table-cell>
          <table:table-cell table:style-name="ce9" office:value-type="float" office:value="0.002669487" calcext:value-type="float">
            <text:p>2.669487E-03</text:p>
          </table:table-cell>
          <table:table-cell office:value-type="float" office:value="0.00000167" calcext:value-type="float">
            <text:p>1.67E-06</text:p>
          </table:table-cell>
          <table:table-cell table:style-name="ce5" office:value-type="float" office:value="0.4372" calcext:value-type="float">
            <text:p>0.4372</text:p>
          </table:table-cell>
          <table:table-cell office:value-type="float" office:value="360474.608" calcext:value-type="float">
            <text:p>360474.608</text:p>
          </table:table-cell>
          <table:table-cell table:formula="of:=[.I33]-[.$I$2]" office:value-type="float" office:value="341485.3205" calcext:value-type="float">
            <text:p>341485.3205</text:p>
          </table:table-cell>
          <table:table-cell table:number-columns-repeated="10"/>
          <table:table-cell table:style-name="ce11" office:value-type="string" calcext:value-type="string">
            <text:p>const_h</text:p>
          </table:table-cell>
          <table:table-cell table:style-name="ce11" table:formula="of:=[.I2]-916232.700485388" office:value-type="float" office:value="-897243.412985388" calcext:value-type="float">
            <text:p>-897243.412985388</text:p>
          </table:table-cell>
          <table:table-cell table:style-name="ce11"/>
          <table:table-cell table:style-name="ce11" office:value-type="string" calcext:value-type="string">
            <text:p>this value can be calculated as (h0 – h(T0))</text:p>
          </table:table-cell>
          <table:table-cell table:style-name="ce11" table:number-columns-repeated="3"/>
          <table:table-cell table:number-columns-repeated="997"/>
        </table:table-row>
        <table:table-row table:style-name="ro2">
          <table:table-cell office:value-type="float" office:value="720" calcext:value-type="float">
            <text:p>720</text:p>
          </table:table-cell>
          <table:table-cell table:formula="of:=[.A34]+273.15" office:value-type="float" office:value="993.15" calcext:value-type="float">
            <text:p>993.15</text:p>
          </table:table-cell>
          <table:table-cell office:value-type="float" office:value="1.0144472" calcext:value-type="float">
            <text:p>1.0144472</text:p>
          </table:table-cell>
          <table:table-cell office:value-type="float" office:value="1589.78" calcext:value-type="float">
            <text:p>1589.78</text:p>
          </table:table-cell>
          <table:table-cell table:formula="of:=1/[.B34]" office:value-type="float" office:value="0.00100689724613603" calcext:value-type="float">
            <text:p>0.001006897246136</text:p>
          </table:table-cell>
          <table:table-cell table:style-name="ce9" office:value-type="float" office:value="0.002611689" calcext:value-type="float">
            <text:p>2.611689E-03</text:p>
          </table:table-cell>
          <table:table-cell office:value-type="float" office:value="0.00000164" calcext:value-type="float">
            <text:p>1.64E-06</text:p>
          </table:table-cell>
          <table:table-cell table:style-name="ce5" office:value-type="float" office:value="0.4362" calcext:value-type="float">
            <text:p>0.4362</text:p>
          </table:table-cell>
          <table:table-cell office:value-type="float" office:value="370645.4795" calcext:value-type="float">
            <text:p>370645.4795</text:p>
          </table:table-cell>
          <table:table-cell table:formula="of:=[.I34]-[.$I$2]" office:value-type="float" office:value="351656.192" calcext:value-type="float">
            <text:p>351656.192</text:p>
          </table:table-cell>
          <table:table-cell table:number-columns-repeated="10"/>
          <table:table-cell table:style-name="ce11" table:number-columns-repeated="7"/>
          <table:table-cell table:number-columns-repeated="997"/>
        </table:table-row>
        <table:table-row table:style-name="ro2">
          <table:table-cell office:value-type="float" office:value="730" calcext:value-type="float">
            <text:p>730</text:p>
          </table:table-cell>
          <table:table-cell table:formula="of:=[.A35]+273.15" office:value-type="float" office:value="1003.15" calcext:value-type="float">
            <text:p>1003.15</text:p>
          </table:table-cell>
          <table:table-cell office:value-type="float" office:value="1.0091673" calcext:value-type="float">
            <text:p>1.0091673</text:p>
          </table:table-cell>
          <table:table-cell office:value-type="float" office:value="1585.72" calcext:value-type="float">
            <text:p>1585.72</text:p>
          </table:table-cell>
          <table:table-cell table:formula="of:=1/[.B35]" office:value-type="float" office:value="0.000996859891342272" calcext:value-type="float">
            <text:p>0.000996859891342</text:p>
          </table:table-cell>
          <table:table-cell table:style-name="ce9" office:value-type="float" office:value="0.002556258" calcext:value-type="float">
            <text:p>2.556258E-03</text:p>
          </table:table-cell>
          <table:table-cell office:value-type="float" office:value="0.00000161" calcext:value-type="float">
            <text:p>1.61E-06</text:p>
          </table:table-cell>
          <table:table-cell table:style-name="ce5" office:value-type="float" office:value="0.4352" calcext:value-type="float">
            <text:p>0.4352</text:p>
          </table:table-cell>
          <table:table-cell office:value-type="float" office:value="380763.552" calcext:value-type="float">
            <text:p>380763.552</text:p>
          </table:table-cell>
          <table:table-cell table:formula="of:=[.I35]-[.$I$2]" office:value-type="float" office:value="361774.2645" calcext:value-type="float">
            <text:p>361774.2645</text:p>
          </table:table-cell>
          <table:table-cell table:number-columns-repeated="10"/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string" calcext:value-type="string">
            <text:p>cp0</text:p>
          </table:table-cell>
          <table:table-cell table:style-name="ce11"/>
          <table:table-cell table:style-name="ce11" office:value-type="string" calcext:value-type="string">
            <text:p>h</text:p>
          </table:table-cell>
          <table:table-cell table:style-name="ce11" table:number-columns-repeated="2"/>
          <table:table-cell table:number-columns-repeated="997"/>
        </table:table-row>
        <table:table-row table:style-name="ro2">
          <table:table-cell office:value-type="float" office:value="740" calcext:value-type="float">
            <text:p>740</text:p>
          </table:table-cell>
          <table:table-cell table:formula="of:=[.A36]+273.15" office:value-type="float" office:value="1013.15" calcext:value-type="float">
            <text:p>1013.15</text:p>
          </table:table-cell>
          <table:table-cell office:value-type="float" office:value="1.0038874" calcext:value-type="float">
            <text:p>1.0038874</text:p>
          </table:table-cell>
          <table:table-cell office:value-type="float" office:value="1581.66" calcext:value-type="float">
            <text:p>1581.66</text:p>
          </table:table-cell>
          <table:table-cell table:formula="of:=1/[.B36]" office:value-type="float" office:value="0.000987020678083206" calcext:value-type="float">
            <text:p>0.000987020678083</text:p>
          </table:table-cell>
          <table:table-cell table:style-name="ce9" office:value-type="float" office:value="0.002503063" calcext:value-type="float">
            <text:p>2.503063E-03</text:p>
          </table:table-cell>
          <table:table-cell office:value-type="float" office:value="0.00000158" calcext:value-type="float">
            <text:p>1.58E-06</text:p>
          </table:table-cell>
          <table:table-cell table:style-name="ce5" office:value-type="float" office:value="0.4342" calcext:value-type="float">
            <text:p>0.4342</text:p>
          </table:table-cell>
          <table:table-cell office:value-type="float" office:value="390828.8255" calcext:value-type="float">
            <text:p>390828.8255</text:p>
          </table:table-cell>
          <table:table-cell table:formula="of:=[.I36]-[.$I$2]" office:value-type="float" office:value="371839.538" calcext:value-type="float">
            <text:p>371839.538</text:p>
          </table:table-cell>
          <table:table-cell table:number-columns-repeated="10"/>
          <table:table-cell table:style-name="ce13" office:value-type="float" office:value="1.5388204685" calcext:value-type="float">
            <text:p>1.5388E+00</text:p>
          </table:table-cell>
          <table:table-cell table:style-name="ce15" office:value-type="float" office:value="0" calcext:value-type="float">
            <text:p>0</text:p>
          </table:table-cell>
          <table:table-cell table:style-name="ce11" table:formula="of:=[.U36]*[.$V$25]^[.V36]" office:value-type="float" office:value="1.5388204685" calcext:value-type="float">
            <text:p>1.5388204685</text:p>
          </table:table-cell>
          <table:table-cell table:style-name="ce11"/>
          <table:table-cell table:style-name="ce11" table:formula="of:=[.$V$29]*[.U36]*IF([.V36]=-1;LN([.$V$30]);[.$V$30]^([.V36]+1)/([.V36]+1))" office:value-type="float" office:value="1497.50313892077" calcext:value-type="float">
            <text:p>1497.50313892077</text:p>
          </table:table-cell>
          <table:table-cell table:style-name="ce11" table:number-columns-repeated="2"/>
          <table:table-cell table:number-columns-repeated="997"/>
        </table:table-row>
        <table:table-row table:style-name="ro2">
          <table:table-cell office:value-type="float" office:value="750" calcext:value-type="float">
            <text:p>750</text:p>
          </table:table-cell>
          <table:table-cell table:formula="of:=[.A37]+273.15" office:value-type="float" office:value="1023.15" calcext:value-type="float">
            <text:p>1023.15</text:p>
          </table:table-cell>
          <table:table-cell office:value-type="float" office:value="0.9986075" calcext:value-type="float">
            <text:p>0.9986075</text:p>
          </table:table-cell>
          <table:table-cell office:value-type="float" office:value="1577.6" calcext:value-type="float">
            <text:p>1577.6</text:p>
          </table:table-cell>
          <table:table-cell table:formula="of:=1/[.B37]" office:value-type="float" office:value="0.000977373796608513" calcext:value-type="float">
            <text:p>0.000977373796609</text:p>
          </table:table-cell>
          <table:table-cell table:style-name="ce9" office:value-type="float" office:value="0.002451982" calcext:value-type="float">
            <text:p>2.451982E-03</text:p>
          </table:table-cell>
          <table:table-cell office:value-type="float" office:value="0.00000155" calcext:value-type="float">
            <text:p>1.55E-06</text:p>
          </table:table-cell>
          <table:table-cell table:style-name="ce5" office:value-type="float" office:value="0.4332" calcext:value-type="float">
            <text:p>0.4332</text:p>
          </table:table-cell>
          <table:table-cell office:value-type="float" office:value="400841.3" calcext:value-type="float">
            <text:p>400841.3</text:p>
          </table:table-cell>
          <table:table-cell table:formula="of:=[.I37]-[.$I$2]" office:value-type="float" office:value="381852.0125" calcext:value-type="float">
            <text:p>381852.0125</text:p>
          </table:table-cell>
          <table:table-cell table:number-columns-repeated="10"/>
          <table:table-cell table:style-name="ce13" office:value-type="float" office:value="-0.00052799" calcext:value-type="float">
            <text:p>-5.2799E-04</text:p>
          </table:table-cell>
          <table:table-cell table:style-name="ce15" office:value-type="float" office:value="1" calcext:value-type="float">
            <text:p>1</text:p>
          </table:table-cell>
          <table:table-cell table:style-name="ce11" table:formula="of:=[.U37]*[.$V$25]^[.V37]" office:value-type="float" office:value="-0.5138134685" calcext:value-type="float">
            <text:p>-0.5138134685</text:p>
          </table:table-cell>
          <table:table-cell table:style-name="ce11"/>
          <table:table-cell table:style-name="ce11" table:formula="of:=[.$V$29]*[.U37]*IF([.V37]=-1;LN([.$V$30]);[.$V$30]^([.V37]+1)/([.V37]+1))" office:value-type="float" office:value="-250.008788435387" calcext:value-type="float">
            <text:p>-250.008788435387</text:p>
          </table:table-cell>
          <table:table-cell table:style-name="ce11" table:number-columns-repeated="2"/>
          <table:table-cell table:number-columns-repeated="997"/>
        </table:table-row>
        <table:table-row table:style-name="ro2">
          <table:table-cell office:value-type="float" office:value="760" calcext:value-type="float">
            <text:p>760</text:p>
          </table:table-cell>
          <table:table-cell table:formula="of:=[.A38]+273.15" office:value-type="float" office:value="1033.15" calcext:value-type="float">
            <text:p>1033.15</text:p>
          </table:table-cell>
          <table:table-cell office:value-type="float" office:value="0.9933276" calcext:value-type="float">
            <text:p>0.9933276</text:p>
          </table:table-cell>
          <table:table-cell office:value-type="float" office:value="1573.54" calcext:value-type="float">
            <text:p>1573.54</text:p>
          </table:table-cell>
          <table:table-cell table:formula="of:=1/[.B38]" office:value-type="float" office:value="0.00096791366210134" calcext:value-type="float">
            <text:p>0.000967913662101</text:p>
          </table:table-cell>
          <table:table-cell table:style-name="ce9" office:value-type="float" office:value="0.002402903" calcext:value-type="float">
            <text:p>2.402903E-03</text:p>
          </table:table-cell>
          <table:table-cell office:value-type="float" office:value="0.00000153" calcext:value-type="float">
            <text:p>1.53E-06</text:p>
          </table:table-cell>
          <table:table-cell table:style-name="ce5" office:value-type="float" office:value="0.4322" calcext:value-type="float">
            <text:p>0.4322</text:p>
          </table:table-cell>
          <table:table-cell office:value-type="float" office:value="410800.9755" calcext:value-type="float">
            <text:p>410800.9755</text:p>
          </table:table-cell>
          <table:table-cell table:formula="of:=[.I38]-[.$I$2]" office:value-type="float" office:value="391811.688" calcext:value-type="float">
            <text:p>391811.688</text:p>
          </table:table-cell>
          <table:table-cell table:number-columns-repeated="10"/>
          <table:table-cell table:style-name="ce14"/>
          <table:table-cell table:style-name="ce11" table:number-columns-repeated="6"/>
          <table:table-cell table:number-columns-repeated="997"/>
        </table:table-row>
        <table:table-row table:style-name="ro2">
          <table:table-cell office:value-type="float" office:value="770" calcext:value-type="float">
            <text:p>770</text:p>
          </table:table-cell>
          <table:table-cell table:formula="of:=[.A39]+273.15" office:value-type="float" office:value="1043.15" calcext:value-type="float">
            <text:p>1043.15</text:p>
          </table:table-cell>
          <table:table-cell office:value-type="float" office:value="0.9880477" calcext:value-type="float">
            <text:p>0.9880477</text:p>
          </table:table-cell>
          <table:table-cell office:value-type="float" office:value="1569.48" calcext:value-type="float">
            <text:p>1569.48</text:p>
          </table:table-cell>
          <table:table-cell table:formula="of:=1/[.B39]" office:value-type="float" office:value="0.000958634903896851" calcext:value-type="float">
            <text:p>0.000958634903897</text:p>
          </table:table-cell>
          <table:table-cell table:style-name="ce9" office:value-type="float" office:value="0.002355719" calcext:value-type="float">
            <text:p>2.355719E-03</text:p>
          </table:table-cell>
          <table:table-cell office:value-type="float" office:value="0.00000150096" calcext:value-type="float">
            <text:p>1.50096E-06</text:p>
          </table:table-cell>
          <table:table-cell table:style-name="ce5" office:value-type="float" office:value="0.4312" calcext:value-type="float">
            <text:p>0.4312</text:p>
          </table:table-cell>
          <table:table-cell office:value-type="float" office:value="420707.852" calcext:value-type="float">
            <text:p>420707.852</text:p>
          </table:table-cell>
          <table:table-cell table:formula="of:=[.I39]-[.$I$2]" office:value-type="float" office:value="401718.5645" calcext:value-type="float">
            <text:p>401718.5645</text:p>
          </table:table-cell>
          <table:table-cell table:number-columns-repeated="10"/>
          <table:table-cell table:style-name="ce14"/>
          <table:table-cell table:style-name="ce11"/>
          <table:table-cell table:style-name="ce12" table:formula="of:=SUM([.W36:.W37])" office:value-type="float" office:value="1.025007" calcext:value-type="float">
            <text:p>1.025007</text:p>
          </table:table-cell>
          <table:table-cell table:style-name="ce12" office:value-type="string" calcext:value-type="string">
            <text:p>kJ/kgK</text:p>
          </table:table-cell>
          <table:table-cell table:style-name="ce11" table:formula="of:=SUM([.Y36:.Y37])" office:value-type="float" office:value="1247.49435048539" calcext:value-type="float">
            <text:p>1247.49435048539</text:p>
          </table:table-cell>
          <table:table-cell table:style-name="ce11" table:number-columns-repeated="2"/>
          <table:table-cell table:number-columns-repeated="997"/>
        </table:table-row>
        <table:table-row table:style-name="ro2">
          <table:table-cell table:style-name="ce1" office:value-type="float" office:value="780" calcext:value-type="float">
            <text:p>780</text:p>
          </table:table-cell>
          <table:table-cell table:style-name="ce1" table:formula="of:=[.A40]+273.15" office:value-type="float" office:value="1053.15" calcext:value-type="float">
            <text:p>1053.15</text:p>
          </table:table-cell>
          <table:table-cell table:style-name="ce6" office:value-type="float" office:value="0.9827678" calcext:value-type="float">
            <text:p>0.9827678</text:p>
          </table:table-cell>
          <table:table-cell table:style-name="ce6" office:value-type="float" office:value="1565.42" calcext:value-type="float">
            <text:p>1565.42</text:p>
          </table:table-cell>
          <table:table-cell table:style-name="ce1" table:formula="of:=1/[.B40]" office:value-type="float" office:value="0.000949532355315007" calcext:value-type="float">
            <text:p>0.000949532355315</text:p>
          </table:table-cell>
          <table:table-cell table:style-name="ce8" office:value-type="float" office:value="0.002310332" calcext:value-type="float">
            <text:p>2.310332E-03</text:p>
          </table:table-cell>
          <table:table-cell table:style-name="ce1" office:value-type="float" office:value="0.00000147585" calcext:value-type="float">
            <text:p>1.47585E-06</text:p>
          </table:table-cell>
          <table:table-cell table:style-name="ce6" office:value-type="float" office:value="0.4302" calcext:value-type="float">
            <text:p>0.4302</text:p>
          </table:table-cell>
          <table:table-cell table:style-name="ce1" office:value-type="float" office:value="430561.9295" calcext:value-type="float">
            <text:p>430561.9295</text:p>
          </table:table-cell>
          <table:table-cell table:formula="of:=[.I40]-[.$I$2]" office:value-type="float" office:value="411572.642" calcext:value-type="float">
            <text:p>411572.642</text:p>
          </table:table-cell>
          <table:table-cell table:style-name="ce1" table:number-columns-repeated="8"/>
          <table:table-cell table:number-columns-repeated="2"/>
          <table:table-cell table:style-name="ce11" table:number-columns-repeated="2"/>
          <table:table-cell table:style-name="ce11" table:formula="of:=[.W39]*[.V31]" office:value-type="float" office:value="1025.007" calcext:value-type="float">
            <text:p>1025.007</text:p>
          </table:table-cell>
          <table:table-cell table:style-name="ce11" office:value-type="string" calcext:value-type="string">
            <text:p>J/kgK</text:p>
          </table:table-cell>
          <table:table-cell table:style-name="ce12" table:formula="of:=[.Y39]*[.V31]+[.V33]" office:value-type="float" office:value="350250.937499999" calcext:value-type="float">
            <text:p>350250.937499999</text:p>
          </table:table-cell>
          <table:table-cell table:style-name="ce12" office:value-type="string" calcext:value-type="string">
            <text:p>J/kg</text:p>
          </table:table-cell>
          <table:table-cell table:style-name="ce11"/>
          <table:table-cell table:style-name="ce1" table:number-columns-repeated="99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6"/>
          <table:table-cell table:style-name="ce11" table:number-columns-repeated="4"/>
          <table:table-cell table:style-name="ce16" table:formula="of:=[.Y40]/1000" office:value-type="float" office:value="350.250937499999" calcext:value-type="float">
            <text:p>350.250937499999</text:p>
          </table:table-cell>
          <table:table-cell table:style-name="ce16" office:value-type="string" calcext:value-type="string">
            <text:p>kJ/kg</text:p>
          </table:table-cell>
          <table:table-cell table:style-name="ce11"/>
          <table:table-cell table:number-columns-repeated="99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3</text:p>
          </table:table-cell>
          <table:table-cell table:number-columns-repeated="11"/>
          <table:table-cell table:style-name="ce11" table:number-columns-repeated="7"/>
          <table:table-cell table:number-columns-repeated="99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office:value-type="float" office:value="0.0000236796774274476" calcext:value-type="float">
            <text:p>2.36796774274476E-05</text:p>
          </table:table-cell>
          <table:table-cell office:value-type="float" office:value="-8.09998306264701" calcext:value-type="float">
            <text:p>-8.09998306264701</text:p>
          </table:table-cell>
          <table:table-cell table:style-name="ce10" office:value-type="float" office:value="2137.31951421501" calcext:value-type="float">
            <text:p>2.13731951E+03</text:p>
          </table:table-cell>
          <table:table-cell table:style-name="ce10" office:value-type="float" office:value="0.033938966282058" calcext:value-type="float">
            <text:p>3.39389663E-0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9"/>
          <table:table-cell table:style-name="ce11" table:number-columns-repeated="7"/>
          <table:table-cell table:number-columns-repeated="996"/>
        </table:table-row>
        <table:table-row table:style-name="ro2">
          <table:table-cell table:number-columns-repeated="2"/>
          <table:table-cell table:style-name="Default"/>
          <table:table-cell table:formula="of:=[.B1]" office:value-type="string" office:string-value="T / [K]" calcext:value-type="string">
            <text:p>T / [K]</text:p>
          </table:table-cell>
          <table:table-cell table:formula="of:=[.F1]" office:value-type="string" office:string-value="µ / [Pa·s]" calcext:value-type="string">
            <text:p>µ / [Pa·s]</text:p>
          </table:table-cell>
          <table:table-cell office:value-type="string" calcext:value-type="string">
            <text:p>µ_dat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43]" office:value-type="float" office:value="-1" calcext:value-type="float">
            <text:p>-1</text:p>
          </table:table-cell>
          <table:table-cell table:formula="of:=[.L43]" office:value-type="float" office:value="-2" calcext:value-type="float">
            <text:p>-2</text:p>
          </table:table-cell>
          <table:table-cell office:value-type="string" calcext:value-type="string">
            <text:p>µ_corr </text:p>
          </table:table-cell>
          <table:table-cell office:value-type="string" calcext:value-type="string">
            <text:p>err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/>
          <table:table-cell office:value-type="float" office:value="273.15" calcext:value-type="float">
            <text:p>273.15</text:p>
          </table:table-cell>
          <table:table-cell table:number-columns-repeated="2"/>
          <table:table-cell table:formula="of:=[.$G$43]*LN([.D45])" office:value-type="float" office:value="0.000132843489887028" calcext:value-type="float">
            <text:p>0.000132843489887</text:p>
          </table:table-cell>
          <table:table-cell table:formula="of:=[.H$43]*[.$D45]^[.H$44]" office:value-type="float" office:value="-8.09998306264701" calcext:value-type="float">
            <text:p>-8.09998306264701</text:p>
          </table:table-cell>
          <table:table-cell table:formula="of:=[.I$43]*[.$D45]^[.I$44]" office:value-type="float" office:value="7.82470991841481" calcext:value-type="float">
            <text:p>7.82470991841481</text:p>
          </table:table-cell>
          <table:table-cell table:formula="of:=[.J$43]*[.$D45]^[.J$44]" office:value-type="float" office:value="0.000000454879327916874" calcext:value-type="float">
            <text:p>4.54879327916874E-07</text:p>
          </table:table-cell>
          <table:table-cell table:formula="of:=SUM([.G45:.J45])" office:value-type="float" office:value="-0.275139845862977" calcext:value-type="float">
            <text:p>-0.275139845862977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formula="of:=([.D45]+[.D47])/2" office:value-type="float" office:value="373.15" calcext:value-type="float">
            <text:p>373.15</text:p>
          </table:table-cell>
          <table:table-cell table:number-columns-repeated="2"/>
          <table:table-cell table:formula="of:=[.$G$43]*LN([.D46])" office:value-type="float" office:value="0.000140230587582753" calcext:value-type="float">
            <text:p>0.000140230587583</text:p>
          </table:table-cell>
          <table:table-cell table:formula="of:=[.H$43]*[.$D46]^[.H$44]" office:value-type="float" office:value="-8.09998306264701" calcext:value-type="float">
            <text:p>-8.09998306264701</text:p>
          </table:table-cell>
          <table:table-cell table:formula="of:=[.I$43]*[.$D46]^[.I$44]" office:value-type="float" office:value="5.72777573151549" calcext:value-type="float">
            <text:p>5.72777573151549</text:p>
          </table:table-cell>
          <table:table-cell table:formula="of:=[.J$43]*[.$D46]^[.J$44]" office:value-type="float" office:value="0.000000243742756602736" calcext:value-type="float">
            <text:p>2.43742756602736E-07</text:p>
          </table:table-cell>
          <table:table-cell table:formula="of:=SUM([.G46:.J46])" office:value-type="float" office:value="-2.37206685680117" calcext:value-type="float">
            <text:p>-2.37206685680117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office:value-type="float" office:value="473.15" calcext:value-type="float">
            <text:p>473.15</text:p>
          </table:table-cell>
          <table:table-cell table:number-columns-repeated="2"/>
          <table:table-cell table:formula="of:=[.$G$43]*LN([.D47])" office:value-type="float" office:value="0.000145852900265357" calcext:value-type="float">
            <text:p>0.000145852900265</text:p>
          </table:table-cell>
          <table:table-cell table:formula="of:=[.H$43]*[.$D47]^[.H$44]" office:value-type="float" office:value="-8.09998306264701" calcext:value-type="float">
            <text:p>-8.09998306264701</text:p>
          </table:table-cell>
          <table:table-cell table:formula="of:=[.I$43]*[.$D47]^[.I$44]" office:value-type="float" office:value="4.51721338732961" calcext:value-type="float">
            <text:p>4.51721338732961</text:p>
          </table:table-cell>
          <table:table-cell table:formula="of:=[.J$43]*[.$D47]^[.J$44]" office:value-type="float" office:value="0.000000151600600484674" calcext:value-type="float">
            <text:p>1.51600600484674E-07</text:p>
          </table:table-cell>
          <table:table-cell table:formula="of:=SUM([.G47:.J47])" office:value-type="float" office:value="-3.58262367081653" calcext:value-type="float">
            <text:p>-3.58262367081653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formula="of:=([.D46]+[.D50])/2" office:value-type="float" office:value="500.65" calcext:value-type="float">
            <text:p>500.65</text:p>
          </table:table-cell>
          <table:table-cell table:number-columns-repeated="2"/>
          <table:table-cell table:formula="of:=[.$G$43]*LN([.D48])" office:value-type="float" office:value="0.000147190678697294" calcext:value-type="float">
            <text:p>0.000147190678697</text:p>
          </table:table-cell>
          <table:table-cell table:formula="of:=[.H$43]*[.$D48]^[.H$44]" office:value-type="float" office:value="-8.09998306264701" calcext:value-type="float">
            <text:p>-8.09998306264701</text:p>
          </table:table-cell>
          <table:table-cell table:formula="of:=[.I$43]*[.$D48]^[.I$44]" office:value-type="float" office:value="4.26908921245382" calcext:value-type="float">
            <text:p>4.26908921245382</text:p>
          </table:table-cell>
          <table:table-cell table:formula="of:=[.J$43]*[.$D48]^[.J$44]" office:value-type="float" office:value="0.000000135403586970048" calcext:value-type="float">
            <text:p>1.35403586970048E-07</text:p>
          </table:table-cell>
          <table:table-cell table:formula="of:=SUM([.G48:.J48])" office:value-type="float" office:value="-3.8307465241109" calcext:value-type="float">
            <text:p>-3.8307465241109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formula="of:=([.D47]+[.D51])/2" office:value-type="float" office:value="573.15" calcext:value-type="float">
            <text:p>573.15</text:p>
          </table:table-cell>
          <table:table-cell table:number-columns-repeated="2"/>
          <table:table-cell table:formula="of:=[.$G$43]*LN([.D49])" office:value-type="float" office:value="0.000150393123207597" calcext:value-type="float">
            <text:p>0.000150393123208</text:p>
          </table:table-cell>
          <table:table-cell table:formula="of:=[.H$43]*[.$D49]^[.H$44]" office:value-type="float" office:value="-8.09998306264701" calcext:value-type="float">
            <text:p>-8.09998306264701</text:p>
          </table:table-cell>
          <table:table-cell table:formula="of:=[.I$43]*[.$D49]^[.I$44]" office:value-type="float" office:value="3.72907531050337" calcext:value-type="float">
            <text:p>3.72907531050337</text:p>
          </table:table-cell>
          <table:table-cell table:formula="of:=[.J$43]*[.$D49]^[.J$44]" office:value-type="float" office:value="0.00000010331467572076" calcext:value-type="float">
            <text:p>1.0331467572076E-07</text:p>
          </table:table-cell>
          <table:table-cell table:formula="of:=SUM([.G49:.J49])" office:value-type="float" office:value="-4.37075725570575" calcext:value-type="float">
            <text:p>-4.3707572557057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formula="of:=([.D49]+[.D52])/2" office:value-type="float" office:value="628.15" calcext:value-type="float">
            <text:p>628.15</text:p>
          </table:table-cell>
          <table:table-cell table:number-columns-repeated="2"/>
          <table:table-cell table:formula="of:=[.$G$43]*LN([.D50])" office:value-type="float" office:value="0.000152562928253882" calcext:value-type="float">
            <text:p>0.000152562928254</text:p>
          </table:table-cell>
          <table:table-cell table:formula="of:=[.H$43]*[.$D50]^[.H$44]" office:value-type="float" office:value="-8.09998306264701" calcext:value-type="float">
            <text:p>-8.09998306264701</text:p>
          </table:table-cell>
          <table:table-cell table:formula="of:=[.I$43]*[.$D50]^[.I$44]" office:value-type="float" office:value="3.40256230870812" calcext:value-type="float">
            <text:p>3.40256230870812</text:p>
          </table:table-cell>
          <table:table-cell table:formula="of:=[.J$43]*[.$D50]^[.J$44]" office:value-type="float" office:value="0.0000000860145421898003" calcext:value-type="float">
            <text:p>8.60145421898003E-08</text:p>
          </table:table-cell>
          <table:table-cell table:formula="of:=SUM([.G50:.J50])" office:value-type="float" office:value="-4.69726810499609" calcext:value-type="float">
            <text:p>-4.69726810499609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3" table:formula="of:=[.C51]-[.E51]" office:value-type="float" office:value="-0.00000000245919283981683" calcext:value-type="float">
            <text:p>-0.000000002</text:p>
          </table:table-cell>
          <table:table-cell table:style-name="ce3" table:formula="of:=EXP([.K51])" office:value-type="float" office:value="0.00726470654080716" calcext:value-type="float">
            <text:p>0.007264707</text:p>
          </table:table-cell>
          <table:table-cell table:style-name="ce7" table:formula="of:=[.B2]" office:value-type="float" office:value="673.15" calcext:value-type="float">
            <text:p>673.15</text:p>
          </table:table-cell>
          <table:table-cell table:style-name="ce3" table:formula="of:=[.F2]" office:value-type="float" office:value="0.007264709" calcext:value-type="float">
            <text:p>0.007264709</text:p>
          </table:table-cell>
          <table:table-cell table:style-name="ce2" table:formula="of:=LN([.E51])" office:value-type="float" office:value="-4.92472703782062" calcext:value-type="float">
            <text:p>-4.92472703782062</text:p>
          </table:table-cell>
          <table:table-cell table:style-name="ce2" table:formula="of:=[.$G$43]*LN([.D51])" office:value-type="float" office:value="0.00015420130609603" calcext:value-type="float">
            <text:p>0.000154201306096</text:p>
          </table:table-cell>
          <table:table-cell table:style-name="ce2" table:formula="of:=[.H$43]*[.$D51]^[.H$44]" office:value-type="float" office:value="-8.09998306264701" calcext:value-type="float">
            <text:p>-8.09998306264701</text:p>
          </table:table-cell>
          <table:table-cell table:style-name="ce2" table:formula="of:=[.I$43]*[.$D51]^[.I$44]" office:value-type="float" office:value="3.1751014101092" calcext:value-type="float">
            <text:p>3.1751014101092</text:p>
          </table:table-cell>
          <table:table-cell table:style-name="ce2" table:formula="of:=[.J$43]*[.$D51]^[.J$44]" office:value-type="float" office:value="0.0000000748988087036986" calcext:value-type="float">
            <text:p>7.48988087036986E-08</text:p>
          </table:table-cell>
          <table:table-cell table:formula="of:=SUM([.G51:.J51])" office:value-type="float" office:value="-4.9247273763329" calcext:value-type="float">
            <text:p>-4.9247273763329</text:p>
          </table:table-cell>
          <table:table-cell table:style-name="ce2" table:formula="of:=[.K51]-[.F51]" office:value-type="float" office:value="-0.000000338512286646164" calcext:value-type="float">
            <text:p>-3.38512286646164E-07</text:p>
          </table:table-cell>
          <table:table-cell table:style-name="ce2"/>
          <table:table-cell/>
          <table:table-cell table:style-name="ce2" table:number-columns-repeated="1010"/>
        </table:table-row>
        <table:table-row table:style-name="ro2">
          <table:table-cell/>
          <table:table-cell table:style-name="ce4" table:formula="of:=[.C52]-[.E52]" office:value-type="float" office:value="-0.00000000224195012381301" calcext:value-type="float">
            <text:p>-0.000000002</text:p>
          </table:table-cell>
          <table:table-cell table:style-name="ce4" table:formula="of:=EXP([.K52])" office:value-type="float" office:value="0.00693479075804988" calcext:value-type="float">
            <text:p>0.006934791</text:p>
          </table:table-cell>
          <table:table-cell table:formula="of:=[.B3]" office:value-type="float" office:value="683.15" calcext:value-type="float">
            <text:p>683.15</text:p>
          </table:table-cell>
          <table:table-cell table:style-name="ce4" table:formula="of:=[.F3]" office:value-type="float" office:value="0.006934793" calcext:value-type="float">
            <text:p>0.006934793</text:p>
          </table:table-cell>
          <table:table-cell table:formula="of:=LN([.E52])" office:value-type="float" office:value="-4.97120407425491" calcext:value-type="float">
            <text:p>-4.97120407425491</text:p>
          </table:table-cell>
          <table:table-cell table:formula="of:=[.$G$43]*LN([.D52])" office:value-type="float" office:value="0.000154550492950356" calcext:value-type="float">
            <text:p>0.00015455049295</text:p>
          </table:table-cell>
          <table:table-cell table:formula="of:=[.H$43]*[.$D52]^[.H$44]" office:value-type="float" office:value="-8.09998306264701" calcext:value-type="float">
            <text:p>-8.09998306264701</text:p>
          </table:table-cell>
          <table:table-cell table:formula="of:=[.I$43]*[.$D52]^[.I$44]" office:value-type="float" office:value="3.12862404188686" calcext:value-type="float">
            <text:p>3.12862404188686</text:p>
          </table:table-cell>
          <table:table-cell table:formula="of:=[.J$43]*[.$D52]^[.J$44]" office:value-type="float" office:value="0.0000000727221089579498" calcext:value-type="float">
            <text:p>7.27221089579498E-08</text:p>
          </table:table-cell>
          <table:table-cell table:formula="of:=SUM([.G52:.J52])" office:value-type="float" office:value="-4.97120439754509" calcext:value-type="float">
            <text:p>-4.97120439754509</text:p>
          </table:table-cell>
          <table:table-cell table:formula="of:=[.K52]-[.F52]" office:value-type="float" office:value="-0.00000032329018129218" calcext:value-type="float">
            <text:p>-3.2329018129218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3]-[.E53]" office:value-type="float" office:value="-0.00000000292432754053773" calcext:value-type="float">
            <text:p>-0.000000003</text:p>
          </table:table-cell>
          <table:table-cell table:style-name="ce4" table:formula="of:=EXP([.K53])" office:value-type="float" office:value="0.00662874107567246" calcext:value-type="float">
            <text:p>0.006628741</text:p>
          </table:table-cell>
          <table:table-cell table:formula="of:=[.B4]" office:value-type="float" office:value="693.15" calcext:value-type="float">
            <text:p>693.15</text:p>
          </table:table-cell>
          <table:table-cell table:style-name="ce4" table:formula="of:=[.F4]" office:value-type="float" office:value="0.006628744" calcext:value-type="float">
            <text:p>0.006628744</text:p>
          </table:table-cell>
          <table:table-cell table:formula="of:=LN([.E53])" office:value-type="float" office:value="-5.01633993466137" calcext:value-type="float">
            <text:p>-5.01633993466137</text:p>
          </table:table-cell>
          <table:table-cell table:formula="of:=[.$G$43]*LN([.D53])" office:value-type="float" office:value="0.000154894605340755" calcext:value-type="float">
            <text:p>0.000154894605341</text:p>
          </table:table-cell>
          <table:table-cell table:formula="of:=[.H$43]*[.$D53]^[.H$44]" office:value-type="float" office:value="-8.09998306264701" calcext:value-type="float">
            <text:p>-8.09998306264701</text:p>
          </table:table-cell>
          <table:table-cell table:formula="of:=[.I$43]*[.$D53]^[.I$44]" office:value-type="float" office:value="3.08348772158264" calcext:value-type="float">
            <text:p>3.08348772158264</text:p>
          </table:table-cell>
          <table:table-cell table:formula="of:=[.J$43]*[.$D53]^[.J$44]" office:value-type="float" office:value="0.0000000706389370049257" calcext:value-type="float">
            <text:p>7.06389370049257E-08</text:p>
          </table:table-cell>
          <table:table-cell table:formula="of:=SUM([.G53:.J53])" office:value-type="float" office:value="-5.01634037582009" calcext:value-type="float">
            <text:p>-5.01634037582009</text:p>
          </table:table-cell>
          <table:table-cell table:formula="of:=[.K53]-[.F53]" office:value-type="float" office:value="-0.000000441158714892254" calcext:value-type="float">
            <text:p>-4.41158714892254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4]-[.E54]" office:value-type="float" office:value="-0.0000000030612079043521" calcext:value-type="float">
            <text:p>-0.000000003</text:p>
          </table:table-cell>
          <table:table-cell table:style-name="ce4" table:formula="of:=EXP([.K54])" office:value-type="float" office:value="0.0063443379387921" calcext:value-type="float">
            <text:p>0.006344338</text:p>
          </table:table-cell>
          <table:table-cell table:formula="of:=[.B5]" office:value-type="float" office:value="703.15" calcext:value-type="float">
            <text:p>703.15</text:p>
          </table:table-cell>
          <table:table-cell table:style-name="ce4" table:formula="of:=[.F5]" office:value-type="float" office:value="0.006344341" calcext:value-type="float">
            <text:p>0.006344341</text:p>
          </table:table-cell>
          <table:table-cell table:formula="of:=LN([.E54])" office:value-type="float" office:value="-5.06019204451786" calcext:value-type="float">
            <text:p>-5.06019204451786</text:p>
          </table:table-cell>
          <table:table-cell table:formula="of:=[.$G$43]*LN([.D54])" office:value-type="float" office:value="0.000155233788643664" calcext:value-type="float">
            <text:p>0.000155233788644</text:p>
          </table:table-cell>
          <table:table-cell table:formula="of:=[.H$43]*[.$D54]^[.H$44]" office:value-type="float" office:value="-8.09998306264701" calcext:value-type="float">
            <text:p>-8.09998306264701</text:p>
          </table:table-cell>
          <table:table-cell table:formula="of:=[.I$43]*[.$D54]^[.I$44]" office:value-type="float" office:value="3.03963523318638" calcext:value-type="float">
            <text:p>3.03963523318638</text:p>
          </table:table-cell>
          <table:table-cell table:formula="of:=[.J$43]*[.$D54]^[.J$44]" office:value-type="float" office:value="0.0000000686440103595501" calcext:value-type="float">
            <text:p>6.86440103595501E-08</text:p>
          </table:table-cell>
          <table:table-cell table:formula="of:=SUM([.G54:.J54])" office:value-type="float" office:value="-5.06019252702797" calcext:value-type="float">
            <text:p>-5.06019252702797</text:p>
          </table:table-cell>
          <table:table-cell table:formula="of:=[.K54]-[.F54]" office:value-type="float" office:value="-0.000000482510104760081" calcext:value-type="float">
            <text:p>-4.82510104760081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5]-[.E55]" office:value-type="float" office:value="-0.00000000377847650823854" calcext:value-type="float">
            <text:p>-0.000000004</text:p>
          </table:table-cell>
          <table:table-cell table:style-name="ce4" table:formula="of:=EXP([.K55])" office:value-type="float" office:value="0.00607960922152349" calcext:value-type="float">
            <text:p>0.006079609</text:p>
          </table:table-cell>
          <table:table-cell table:formula="of:=[.B6]" office:value-type="float" office:value="713.15" calcext:value-type="float">
            <text:p>713.15</text:p>
          </table:table-cell>
          <table:table-cell table:style-name="ce4" table:formula="of:=[.F6]" office:value-type="float" office:value="0.006079613" calcext:value-type="float">
            <text:p>0.006079613</text:p>
          </table:table-cell>
          <table:table-cell table:formula="of:=LN([.E55])" office:value-type="float" office:value="-5.10281423634568" calcext:value-type="float">
            <text:p>-5.10281423634568</text:p>
          </table:table-cell>
          <table:table-cell table:formula="of:=[.$G$43]*LN([.D55])" office:value-type="float" office:value="0.000155568182076391" calcext:value-type="float">
            <text:p>0.000155568182076</text:p>
          </table:table-cell>
          <table:table-cell table:formula="of:=[.H$43]*[.$D55]^[.H$44]" office:value-type="float" office:value="-8.09998306264701" calcext:value-type="float">
            <text:p>-8.09998306264701</text:p>
          </table:table-cell>
          <table:table-cell table:formula="of:=[.I$43]*[.$D55]^[.I$44]" office:value-type="float" office:value="2.99701256988713" calcext:value-type="float">
            <text:p>2.99701256988713</text:p>
          </table:table-cell>
          <table:table-cell table:formula="of:=[.J$43]*[.$D55]^[.J$44]" office:value-type="float" office:value="0.0000000667324142840403" calcext:value-type="float">
            <text:p>6.67324142840403E-08</text:p>
          </table:table-cell>
          <table:table-cell table:formula="of:=SUM([.G55:.J55])" office:value-type="float" office:value="-5.10281485784539" calcext:value-type="float">
            <text:p>-5.10281485784539</text:p>
          </table:table-cell>
          <table:table-cell table:formula="of:=[.K55]-[.F55]" office:value-type="float" office:value="-0.000000621499704145379" calcext:value-type="float">
            <text:p>-6.21499704145379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6]-[.E56]" office:value-type="float" office:value="-0.00000000356420230135379" calcext:value-type="float">
            <text:p>-0.000000004</text:p>
          </table:table-cell>
          <table:table-cell table:style-name="ce4" table:formula="of:=EXP([.K56])" office:value-type="float" office:value="0.0058327984357977" calcext:value-type="float">
            <text:p>0.005832798</text:p>
          </table:table-cell>
          <table:table-cell table:formula="of:=[.B7]" office:value-type="float" office:value="723.15" calcext:value-type="float">
            <text:p>723.15</text:p>
          </table:table-cell>
          <table:table-cell table:style-name="ce4" table:formula="of:=[.F7]" office:value-type="float" office:value="0.005832802" calcext:value-type="float">
            <text:p>0.005832802</text:p>
          </table:table-cell>
          <table:table-cell table:formula="of:=LN([.E56])" office:value-type="float" office:value="-5.14425777658362" calcext:value-type="float">
            <text:p>-5.14425777658362</text:p>
          </table:table-cell>
          <table:table-cell table:formula="of:=[.$G$43]*LN([.D56])" office:value-type="float" office:value="0.000155897919040194" calcext:value-type="float">
            <text:p>0.00015589791904</text:p>
          </table:table-cell>
          <table:table-cell table:formula="of:=[.H$43]*[.$D56]^[.H$44]" office:value-type="float" office:value="-8.09998306264701" calcext:value-type="float">
            <text:p>-8.09998306264701</text:p>
          </table:table-cell>
          <table:table-cell table:formula="of:=[.I$43]*[.$D56]^[.I$44]" office:value-type="float" office:value="2.95556871218282" calcext:value-type="float">
            <text:p>2.95556871218282</text:p>
          </table:table-cell>
          <table:table-cell table:formula="of:=[.J$43]*[.$D56]^[.J$44]" office:value-type="float" office:value="0.0000000648995714887861" calcext:value-type="float">
            <text:p>6.48995714887861E-08</text:p>
          </table:table-cell>
          <table:table-cell table:formula="of:=SUM([.G56:.J56])" office:value-type="float" office:value="-5.14425838764557" calcext:value-type="float">
            <text:p>-5.14425838764557</text:p>
          </table:table-cell>
          <table:table-cell table:formula="of:=[.K56]-[.F56]" office:value-type="float" office:value="-0.000000611061954813863" calcext:value-type="float">
            <text:p>-6.11061954813863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7]-[.E57]" office:value-type="float" office:value="-0.00000000346980764606708" calcext:value-type="float">
            <text:p>-0.000000003</text:p>
          </table:table-cell>
          <table:table-cell table:style-name="ce4" table:formula="of:=EXP([.K57])" office:value-type="float" office:value="0.00560233753019235" calcext:value-type="float">
            <text:p>0.005602338</text:p>
          </table:table-cell>
          <table:table-cell table:formula="of:=[.B8]" office:value-type="float" office:value="733.15" calcext:value-type="float">
            <text:p>733.15</text:p>
          </table:table-cell>
          <table:table-cell table:style-name="ce4" table:formula="of:=[.F8]" office:value-type="float" office:value="0.005602341" calcext:value-type="float">
            <text:p>0.005602341</text:p>
          </table:table-cell>
          <table:table-cell table:formula="of:=LN([.E57])" office:value-type="float" office:value="-5.18457073287933" calcext:value-type="float">
            <text:p>-5.18457073287933</text:p>
          </table:table-cell>
          <table:table-cell table:formula="of:=[.$G$43]*LN([.D57])" office:value-type="float" office:value="0.000156223127439807" calcext:value-type="float">
            <text:p>0.00015622312744</text:p>
          </table:table-cell>
          <table:table-cell table:formula="of:=[.H$43]*[.$D57]^[.H$44]" office:value-type="float" office:value="-8.09998306264701" calcext:value-type="float">
            <text:p>-8.09998306264701</text:p>
          </table:table-cell>
          <table:table-cell table:formula="of:=[.I$43]*[.$D57]^[.I$44]" office:value-type="float" office:value="2.91525542414923" calcext:value-type="float">
            <text:p>2.91525542414923</text:p>
          </table:table-cell>
          <table:table-cell table:formula="of:=[.J$43]*[.$D57]^[.J$44]" office:value-type="float" office:value="0.0000000631412147061763" calcext:value-type="float">
            <text:p>6.31412147061763E-08</text:p>
          </table:table-cell>
          <table:table-cell table:formula="of:=SUM([.G57:.J57])" office:value-type="float" office:value="-5.18457135222912" calcext:value-type="float">
            <text:p>-5.18457135222912</text:p>
          </table:table-cell>
          <table:table-cell table:formula="of:=[.K57]-[.F57]" office:value-type="float" office:value="-0.000000619349790120793" calcext:value-type="float">
            <text:p>-6.19349790120793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8]-[.E58]" office:value-type="float" office:value="-0.0000000034527250086791" calcext:value-type="float">
            <text:p>-0.000000003</text:p>
          </table:table-cell>
          <table:table-cell table:style-name="ce4" table:formula="of:=EXP([.K58])" office:value-type="float" office:value="0.00538682354727499" calcext:value-type="float">
            <text:p>0.005386824</text:p>
          </table:table-cell>
          <table:table-cell table:formula="of:=[.B9]" office:value-type="float" office:value="743.15" calcext:value-type="float">
            <text:p>743.15</text:p>
          </table:table-cell>
          <table:table-cell table:style-name="ce4" table:formula="of:=[.F9]" office:value-type="float" office:value="0.005386827" calcext:value-type="float">
            <text:p>0.005386827</text:p>
          </table:table-cell>
          <table:table-cell table:formula="of:=LN([.E58])" office:value-type="float" office:value="-5.22379875014878" calcext:value-type="float">
            <text:p>-5.22379875014878</text:p>
          </table:table-cell>
          <table:table-cell table:formula="of:=[.$G$43]*LN([.D58])" office:value-type="float" office:value="0.000156543929981315" calcext:value-type="float">
            <text:p>0.000156543929981</text:p>
          </table:table-cell>
          <table:table-cell table:formula="of:=[.H$43]*[.$D58]^[.H$44]" office:value-type="float" office:value="-8.09998306264701" calcext:value-type="float">
            <text:p>-8.09998306264701</text:p>
          </table:table-cell>
          <table:table-cell table:formula="of:=[.I$43]*[.$D58]^[.I$44]" office:value-type="float" office:value="2.87602706615758" calcext:value-type="float">
            <text:p>2.87602706615758</text:p>
          </table:table-cell>
          <table:table-cell table:formula="of:=[.J$43]*[.$D58]^[.J$44]" office:value-type="float" office:value="0.0000000614533618302096" calcext:value-type="float">
            <text:p>6.14533618302096E-08</text:p>
          </table:table-cell>
          <table:table-cell table:formula="of:=SUM([.G58:.J58])" office:value-type="float" office:value="-5.22379939110608" calcext:value-type="float">
            <text:p>-5.22379939110608</text:p>
          </table:table-cell>
          <table:table-cell table:formula="of:=[.K58]-[.F58]" office:value-type="float" office:value="-0.000000640957305009238" calcext:value-type="float">
            <text:p>-6.40957305009238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59]-[.E59]" office:value-type="float" office:value="-0.00000000346506038098604" calcext:value-type="float">
            <text:p>-0.000000003</text:p>
          </table:table-cell>
          <table:table-cell table:style-name="ce4" table:formula="of:=EXP([.K59])" office:value-type="float" office:value="0.00518499853493962" calcext:value-type="float">
            <text:p>0.005184999</text:p>
          </table:table-cell>
          <table:table-cell table:formula="of:=[.B10]" office:value-type="float" office:value="753.15" calcext:value-type="float">
            <text:p>753.15</text:p>
          </table:table-cell>
          <table:table-cell table:style-name="ce4" table:formula="of:=[.F10]" office:value-type="float" office:value="0.005185002" calcext:value-type="float">
            <text:p>0.005185002</text:p>
          </table:table-cell>
          <table:table-cell table:formula="of:=LN([.E59])" office:value-type="float" office:value="-5.26198505157266" calcext:value-type="float">
            <text:p>-5.26198505157266</text:p>
          </table:table-cell>
          <table:table-cell table:formula="of:=[.$G$43]*LN([.D59])" office:value-type="float" office:value="0.000156860444450125" calcext:value-type="float">
            <text:p>0.00015686044445</text:p>
          </table:table-cell>
          <table:table-cell table:formula="of:=[.H$43]*[.$D59]^[.H$44]" office:value-type="float" office:value="-8.09998306264701" calcext:value-type="float">
            <text:p>-8.09998306264701</text:p>
          </table:table-cell>
          <table:table-cell table:formula="of:=[.I$43]*[.$D59]^[.I$44]" office:value-type="float" office:value="2.83784042251212" calcext:value-type="float">
            <text:p>2.83784042251212</text:p>
          </table:table-cell>
          <table:table-cell table:formula="of:=[.J$43]*[.$D59]^[.J$44]" office:value-type="float" office:value="0.0000000598322933511872" calcext:value-type="float">
            <text:p>5.98322933511872E-08</text:p>
          </table:table-cell>
          <table:table-cell table:formula="of:=SUM([.G59:.J59])" office:value-type="float" office:value="-5.26198571985814" calcext:value-type="float">
            <text:p>-5.26198571985814</text:p>
          </table:table-cell>
          <table:table-cell table:formula="of:=[.K59]-[.F59]" office:value-type="float" office:value="-0.000000668285477622987" calcext:value-type="float">
            <text:p>-6.68285477622987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0]-[.E60]" office:value-type="float" office:value="-0.00000000378956708894929" calcext:value-type="float">
            <text:p>-0.000000004</text:p>
          </table:table-cell>
          <table:table-cell table:style-name="ce4" table:formula="of:=EXP([.K60])" office:value-type="float" office:value="0.00499573221043291" calcext:value-type="float">
            <text:p>0.004995732</text:p>
          </table:table-cell>
          <table:table-cell table:formula="of:=[.B11]" office:value-type="float" office:value="763.15" calcext:value-type="float">
            <text:p>763.15</text:p>
          </table:table-cell>
          <table:table-cell table:style-name="ce4" table:formula="of:=[.F11]" office:value-type="float" office:value="0.004995736" calcext:value-type="float">
            <text:p>0.004995736</text:p>
          </table:table-cell>
          <table:table-cell table:formula="of:=LN([.E60])" office:value-type="float" office:value="-5.29917053038883" calcext:value-type="float">
            <text:p>-5.29917053038883</text:p>
          </table:table-cell>
          <table:table-cell table:formula="of:=[.$G$43]*LN([.D60])" office:value-type="float" office:value="0.000157172783970598" calcext:value-type="float">
            <text:p>0.000157172783971</text:p>
          </table:table-cell>
          <table:table-cell table:formula="of:=[.H$43]*[.$D60]^[.H$44]" office:value-type="float" office:value="-8.09998306264701" calcext:value-type="float">
            <text:p>-8.09998306264701</text:p>
          </table:table-cell>
          <table:table-cell table:formula="of:=[.I$43]*[.$D60]^[.I$44]" office:value-type="float" office:value="2.80065454263907" calcext:value-type="float">
            <text:p>2.80065454263907</text:p>
          </table:table-cell>
          <table:table-cell table:formula="of:=[.J$43]*[.$D60]^[.J$44]" office:value-type="float" office:value="0.0000000582745318464936" calcext:value-type="float">
            <text:p>5.82745318464936E-08</text:p>
          </table:table-cell>
          <table:table-cell table:formula="of:=SUM([.G60:.J60])" office:value-type="float" office:value="-5.29917128894943" calcext:value-type="float">
            <text:p>-5.29917128894943</text:p>
          </table:table-cell>
          <table:table-cell table:formula="of:=[.K60]-[.F60]" office:value-type="float" office:value="-0.00000075856060544055" calcext:value-type="float">
            <text:p>-7.5856060544055E-07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3" table:formula="of:=[.C61]-[.E61]" office:value-type="float" office:value="-0.000000004040025177246" calcext:value-type="float">
            <text:p>-0.000000004</text:p>
          </table:table-cell>
          <table:table-cell table:style-name="ce3" table:formula="of:=EXP([.K61])" office:value-type="float" office:value="0.00481800695997482" calcext:value-type="float">
            <text:p>0.004818007</text:p>
          </table:table-cell>
          <table:table-cell table:style-name="ce7" table:formula="of:=[.B12]" office:value-type="float" office:value="773.15" calcext:value-type="float">
            <text:p>773.15</text:p>
          </table:table-cell>
          <table:table-cell table:style-name="ce3" table:formula="of:=[.F12]" office:value-type="float" office:value="0.004818011" calcext:value-type="float">
            <text:p>0.004818011</text:p>
          </table:table-cell>
          <table:table-cell table:style-name="ce2" table:formula="of:=LN([.E61])" office:value-type="float" office:value="-5.33539409168704" calcext:value-type="float">
            <text:p>-5.33539409168704</text:p>
          </table:table-cell>
          <table:table-cell table:style-name="ce2" table:formula="of:=[.$G$43]*LN([.D61])" office:value-type="float" office:value="0.000157481057248784" calcext:value-type="float">
            <text:p>0.000157481057249</text:p>
          </table:table-cell>
          <table:table-cell table:style-name="ce2" table:formula="of:=[.H$43]*[.$D61]^[.H$44]" office:value-type="float" office:value="-8.09998306264701" calcext:value-type="float">
            <text:p>-8.09998306264701</text:p>
          </table:table-cell>
          <table:table-cell table:style-name="ce2" table:formula="of:=[.I$43]*[.$D61]^[.I$44]" office:value-type="float" office:value="2.76443059460002" calcext:value-type="float">
            <text:p>2.76443059460002</text:p>
          </table:table-cell>
          <table:table-cell table:style-name="ce2" table:formula="of:=[.J$43]*[.$D61]^[.J$44]" office:value-type="float" office:value="0.0000000567768233161109" calcext:value-type="float">
            <text:p>5.67768233161109E-08</text:p>
          </table:table-cell>
          <table:table-cell table:formula="of:=SUM([.G61:.J61])" office:value-type="float" office:value="-5.33539493021291" calcext:value-type="float">
            <text:p>-5.33539493021291</text:p>
          </table:table-cell>
          <table:table-cell table:style-name="ce2" table:formula="of:=[.K61]-[.F61]" office:value-type="float" office:value="-0.000000838525870960893" calcext:value-type="float">
            <text:p>-8.38525870960893E-07</text:p>
          </table:table-cell>
          <table:table-cell table:style-name="ce2"/>
          <table:table-cell/>
          <table:table-cell table:style-name="ce2" table:number-columns-repeated="1010"/>
        </table:table-row>
        <table:table-row table:style-name="ro2">
          <table:table-cell/>
          <table:table-cell table:style-name="ce4" table:formula="of:=[.C62]-[.E62]" office:value-type="float" office:value="-0.00000000417417701358697" calcext:value-type="float">
            <text:p>-0.000000004</text:p>
          </table:table-cell>
          <table:table-cell table:style-name="ce4" table:formula="of:=EXP([.K62])" office:value-type="float" office:value="0.00465090482582299" calcext:value-type="float">
            <text:p>0.004650905</text:p>
          </table:table-cell>
          <table:table-cell table:formula="of:=[.B13]" office:value-type="float" office:value="783.15" calcext:value-type="float">
            <text:p>783.15</text:p>
          </table:table-cell>
          <table:table-cell table:style-name="ce4" table:formula="of:=[.F13]" office:value-type="float" office:value="0.004650909" calcext:value-type="float">
            <text:p>0.004650909</text:p>
          </table:table-cell>
          <table:table-cell table:formula="of:=LN([.E62])" office:value-type="float" office:value="-5.37069259461639" calcext:value-type="float">
            <text:p>-5.37069259461639</text:p>
          </table:table-cell>
          <table:table-cell table:formula="of:=[.$G$43]*LN([.D62])" office:value-type="float" office:value="0.000157785368799554" calcext:value-type="float">
            <text:p>0.0001577853688</text:p>
          </table:table-cell>
          <table:table-cell table:formula="of:=[.H$43]*[.$D62]^[.H$44]" office:value-type="float" office:value="-8.09998306264701" calcext:value-type="float">
            <text:p>-8.09998306264701</text:p>
          </table:table-cell>
          <table:table-cell table:formula="of:=[.I$43]*[.$D62]^[.I$44]" office:value-type="float" office:value="2.72913172982827" calcext:value-type="float">
            <text:p>2.72913172982827</text:p>
          </table:table-cell>
          <table:table-cell table:formula="of:=[.J$43]*[.$D62]^[.J$44]" office:value-type="float" office:value="0.000000055336120175645" calcext:value-type="float">
            <text:p>5.5336120175645E-08</text:p>
          </table:table-cell>
          <table:table-cell table:formula="of:=SUM([.G62:.J62])" office:value-type="float" office:value="-5.37069349211382" calcext:value-type="float">
            <text:p>-5.37069349211382</text:p>
          </table:table-cell>
          <table:table-cell table:formula="of:=[.K62]-[.F62]" office:value-type="float" office:value="-0.000000897497432816863" calcext:value-type="float">
            <text:p>-8.97497432816863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3]-[.E63]" office:value-type="float" office:value="-0.00000000381072738815658" calcext:value-type="float">
            <text:p>-0.000000004</text:p>
          </table:table-cell>
          <table:table-cell table:style-name="ce4" table:formula="of:=EXP([.K63])" office:value-type="float" office:value="0.00449359618927261" calcext:value-type="float">
            <text:p>0.004493596</text:p>
          </table:table-cell>
          <table:table-cell table:formula="of:=[.B14]" office:value-type="float" office:value="793.15" calcext:value-type="float">
            <text:p>793.15</text:p>
          </table:table-cell>
          <table:table-cell table:style-name="ce4" table:formula="of:=[.F14]" office:value-type="float" office:value="0.0044936" calcext:value-type="float">
            <text:p>0.004493600</text:p>
          </table:table-cell>
          <table:table-cell table:formula="of:=LN([.E63])" office:value-type="float" office:value="-5.40510111674605" calcext:value-type="float">
            <text:p>-5.40510111674605</text:p>
          </table:table-cell>
          <table:table-cell table:formula="of:=[.$G$43]*LN([.D63])" office:value-type="float" office:value="0.000158085819159327" calcext:value-type="float">
            <text:p>0.000158085819159</text:p>
          </table:table-cell>
          <table:table-cell table:formula="of:=[.H$43]*[.$D63]^[.H$44]" office:value-type="float" office:value="-8.09998306264701" calcext:value-type="float">
            <text:p>-8.09998306264701</text:p>
          </table:table-cell>
          <table:table-cell table:formula="of:=[.I$43]*[.$D63]^[.I$44]" office:value-type="float" office:value="2.69472295809747" calcext:value-type="float">
            <text:p>2.69472295809747</text:p>
          </table:table-cell>
          <table:table-cell table:formula="of:=[.J$43]*[.$D63]^[.J$44]" office:value-type="float" office:value="0.000000053949565740747" calcext:value-type="float">
            <text:p>5.3949565740747E-08</text:p>
          </table:table-cell>
          <table:table-cell table:formula="of:=SUM([.G63:.J63])" office:value-type="float" office:value="-5.40510196478081" calcext:value-type="float">
            <text:p>-5.40510196478081</text:p>
          </table:table-cell>
          <table:table-cell table:formula="of:=[.K63]-[.F63]" office:value-type="float" office:value="-0.00000084803476152473" calcext:value-type="float">
            <text:p>-8.4803476152473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4]-[.E64]" office:value-type="float" office:value="-0.00000000309522711194193" calcext:value-type="float">
            <text:p>-0.000000003</text:p>
          </table:table-cell>
          <table:table-cell table:style-name="ce4" table:formula="of:=EXP([.K64])" office:value-type="float" office:value="0.00434532990477289" calcext:value-type="float">
            <text:p>0.004345330</text:p>
          </table:table-cell>
          <table:table-cell table:formula="of:=[.B15]" office:value-type="float" office:value="803.15" calcext:value-type="float">
            <text:p>803.15</text:p>
          </table:table-cell>
          <table:table-cell table:style-name="ce4" table:formula="of:=[.F15]" office:value-type="float" office:value="0.004345333" calcext:value-type="float">
            <text:p>0.004345333</text:p>
          </table:table-cell>
          <table:table-cell table:formula="of:=LN([.E64])" office:value-type="float" office:value="-5.43865288338558" calcext:value-type="float">
            <text:p>-5.43865288338558</text:p>
          </table:table-cell>
          <table:table-cell table:formula="of:=[.$G$43]*LN([.D64])" office:value-type="float" office:value="0.000158382505085467" calcext:value-type="float">
            <text:p>0.000158382505085</text:p>
          </table:table-cell>
          <table:table-cell table:formula="of:=[.H$43]*[.$D64]^[.H$44]" office:value-type="float" office:value="-8.09998306264701" calcext:value-type="float">
            <text:p>-8.09998306264701</text:p>
          </table:table-cell>
          <table:table-cell table:formula="of:=[.I$43]*[.$D64]^[.I$44]" office:value-type="float" office:value="2.66117103183092" calcext:value-type="float">
            <text:p>2.66117103183092</text:p>
          </table:table-cell>
          <table:table-cell table:formula="of:=[.J$43]*[.$D64]^[.J$44]" office:value-type="float" office:value="0.0000000526144800553138" calcext:value-type="float">
            <text:p>5.26144800553138E-08</text:p>
          </table:table-cell>
          <table:table-cell table:formula="of:=SUM([.G64:.J64])" office:value-type="float" office:value="-5.43865359569652" calcext:value-type="float">
            <text:p>-5.43865359569652</text:p>
          </table:table-cell>
          <table:table-cell table:formula="of:=[.K64]-[.F64]" office:value-type="float" office:value="-0.000000712310935568894" calcext:value-type="float">
            <text:p>-7.12310935568894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5]-[.E65]" office:value-type="float" office:value="-0.0000000033210493357097" calcext:value-type="float">
            <text:p>-0.000000003</text:p>
          </table:table-cell>
          <table:table-cell table:style-name="ce4" table:formula="of:=EXP([.K65])" office:value-type="float" office:value="0.00420542467895066" calcext:value-type="float">
            <text:p>0.004205425</text:p>
          </table:table-cell>
          <table:table-cell table:formula="of:=[.B16]" office:value-type="float" office:value="813.15" calcext:value-type="float">
            <text:p>813.15</text:p>
          </table:table-cell>
          <table:table-cell table:style-name="ce4" table:formula="of:=[.F16]" office:value-type="float" office:value="0.004205428" calcext:value-type="float">
            <text:p>0.004205428</text:p>
          </table:table-cell>
          <table:table-cell table:formula="of:=LN([.E65])" office:value-type="float" office:value="-5.47137920714586" calcext:value-type="float">
            <text:p>-5.47137920714586</text:p>
          </table:table-cell>
          <table:table-cell table:formula="of:=[.$G$43]*LN([.D65])" office:value-type="float" office:value="0.00015867551974334" calcext:value-type="float">
            <text:p>0.000158675519743</text:p>
          </table:table-cell>
          <table:table-cell table:formula="of:=[.H$43]*[.$D65]^[.H$44]" office:value-type="float" office:value="-8.09998306264701" calcext:value-type="float">
            <text:p>-8.09998306264701</text:p>
          </table:table-cell>
          <table:table-cell table:formula="of:=[.I$43]*[.$D65]^[.I$44]" office:value-type="float" office:value="2.62844433894731" calcext:value-type="float">
            <text:p>2.62844433894731</text:p>
          </table:table-cell>
          <table:table-cell table:formula="of:=[.J$43]*[.$D65]^[.J$44]" office:value-type="float" office:value="0.0000000513283469320852" calcext:value-type="float">
            <text:p>5.13283469320852E-08</text:p>
          </table:table-cell>
          <table:table-cell table:formula="of:=SUM([.G65:.J65])" office:value-type="float" office:value="-5.4713799968516" calcext:value-type="float">
            <text:p>-5.4713799968516</text:p>
          </table:table-cell>
          <table:table-cell table:formula="of:=[.K65]-[.F65]" office:value-type="float" office:value="-0.000000789705744352887" calcext:value-type="float">
            <text:p>-7.89705744352887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6]-[.E66]" office:value-type="float" office:value="-0.0000000034796397620912" calcext:value-type="float">
            <text:p>-0.000000003</text:p>
          </table:table-cell>
          <table:table-cell table:style-name="ce4" table:formula="of:=EXP([.K66])" office:value-type="float" office:value="0.00407326152036024" calcext:value-type="float">
            <text:p>0.004073262</text:p>
          </table:table-cell>
          <table:table-cell table:formula="of:=[.B17]" office:value-type="float" office:value="823.15" calcext:value-type="float">
            <text:p>823.15</text:p>
          </table:table-cell>
          <table:table-cell table:style-name="ce4" table:formula="of:=[.F17]" office:value-type="float" office:value="0.004073265" calcext:value-type="float">
            <text:p>0.004073265</text:p>
          </table:table-cell>
          <table:table-cell table:formula="of:=LN([.E66])" office:value-type="float" office:value="-5.50331038982493" calcext:value-type="float">
            <text:p>-5.50331038982493</text:p>
          </table:table-cell>
          <table:table-cell table:formula="of:=[.$G$43]*LN([.D66])" office:value-type="float" office:value="0.000158964952881944" calcext:value-type="float">
            <text:p>0.000158964952882</text:p>
          </table:table-cell>
          <table:table-cell table:formula="of:=[.H$43]*[.$D66]^[.H$44]" office:value-type="float" office:value="-8.09998306264701" calcext:value-type="float">
            <text:p>-8.09998306264701</text:p>
          </table:table-cell>
          <table:table-cell table:formula="of:=[.I$43]*[.$D66]^[.I$44]" office:value-type="float" office:value="2.59651280351698" calcext:value-type="float">
            <text:p>2.59651280351698</text:p>
          </table:table-cell>
          <table:table-cell table:formula="of:=[.J$43]*[.$D66]^[.J$44]" office:value-type="float" office:value="0.0000000500888020885334" calcext:value-type="float">
            <text:p>5.00888020885334E-08</text:p>
          </table:table-cell>
          <table:table-cell table:formula="of:=SUM([.G66:.J66])" office:value-type="float" office:value="-5.50331124408834" calcext:value-type="float">
            <text:p>-5.50331124408834</text:p>
          </table:table-cell>
          <table:table-cell table:formula="of:=[.K66]-[.F66]" office:value-type="float" office:value="-0.000000854263410232647" calcext:value-type="float">
            <text:p>-8.54263410232647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7]-[.E67]" office:value-type="float" office:value="-0.00000000288757296806191" calcext:value-type="float">
            <text:p>-0.000000003</text:p>
          </table:table-cell>
          <table:table-cell table:style-name="ce4" table:formula="of:=EXP([.K67])" office:value-type="float" office:value="0.00394827711242703" calcext:value-type="float">
            <text:p>0.003948277</text:p>
          </table:table-cell>
          <table:table-cell table:formula="of:=[.B18]" office:value-type="float" office:value="833.15" calcext:value-type="float">
            <text:p>833.15</text:p>
          </table:table-cell>
          <table:table-cell table:style-name="ce4" table:formula="of:=[.F18]" office:value-type="float" office:value="0.00394828" calcext:value-type="float">
            <text:p>0.003948280</text:p>
          </table:table-cell>
          <table:table-cell table:formula="of:=LN([.E67])" office:value-type="float" office:value="-5.53447523793993" calcext:value-type="float">
            <text:p>-5.53447523793993</text:p>
          </table:table-cell>
          <table:table-cell table:formula="of:=[.$G$43]*LN([.D67])" office:value-type="float" office:value="0.000159250890998928" calcext:value-type="float">
            <text:p>0.000159250890999</text:p>
          </table:table-cell>
          <table:table-cell table:formula="of:=[.H$43]*[.$D67]^[.H$44]" office:value-type="float" office:value="-8.09998306264701" calcext:value-type="float">
            <text:p>-8.09998306264701</text:p>
          </table:table-cell>
          <table:table-cell table:formula="of:=[.I$43]*[.$D67]^[.I$44]" office:value-type="float" office:value="2.56534779357259" calcext:value-type="float">
            <text:p>2.56534779357259</text:p>
          </table:table-cell>
          <table:table-cell table:formula="of:=[.J$43]*[.$D67]^[.J$44]" office:value-type="float" office:value="0.0000000488936222735125" calcext:value-type="float">
            <text:p>4.88936222735125E-08</text:p>
          </table:table-cell>
          <table:table-cell table:formula="of:=SUM([.G67:.J67])" office:value-type="float" office:value="-5.53447596928979" calcext:value-type="float">
            <text:p>-5.53447596928979</text:p>
          </table:table-cell>
          <table:table-cell table:formula="of:=[.K67]-[.F67]" office:value-type="float" office:value="-0.000000731349859783848" calcext:value-type="float">
            <text:p>-7.31349859783848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8]-[.E68]" office:value-type="float" office:value="-0.00000000301570891956399" calcext:value-type="float">
            <text:p>-0.000000003</text:p>
          </table:table-cell>
          <table:table-cell table:style-name="ce4" table:formula="of:=EXP([.K68])" office:value-type="float" office:value="0.00382995798429108" calcext:value-type="float">
            <text:p>0.003829958</text:p>
          </table:table-cell>
          <table:table-cell table:formula="of:=[.B19]" office:value-type="float" office:value="843.15" calcext:value-type="float">
            <text:p>843.15</text:p>
          </table:table-cell>
          <table:table-cell table:style-name="ce4" table:formula="of:=[.F19]" office:value-type="float" office:value="0.003829961" calcext:value-type="float">
            <text:p>0.003829961</text:p>
          </table:table-cell>
          <table:table-cell table:formula="of:=LN([.E68])" office:value-type="float" office:value="-5.56490065860905" calcext:value-type="float">
            <text:p>-5.56490065860905</text:p>
          </table:table-cell>
          <table:table-cell table:formula="of:=[.$G$43]*LN([.D68])" office:value-type="float" office:value="0.000159533417495772" calcext:value-type="float">
            <text:p>0.000159533417496</text:p>
          </table:table-cell>
          <table:table-cell table:formula="of:=[.H$43]*[.$D68]^[.H$44]" office:value-type="float" office:value="-8.09998306264701" calcext:value-type="float">
            <text:p>-8.09998306264701</text:p>
          </table:table-cell>
          <table:table-cell table:formula="of:=[.I$43]*[.$D68]^[.I$44]" office:value-type="float" office:value="2.53492203548005" calcext:value-type="float">
            <text:p>2.53492203548005</text:p>
          </table:table-cell>
          <table:table-cell table:formula="of:=[.J$43]*[.$D68]^[.J$44]" office:value-type="float" office:value="0.0000000477407152912264" calcext:value-type="float">
            <text:p>4.77407152912264E-08</text:p>
          </table:table-cell>
          <table:table-cell table:formula="of:=SUM([.G68:.J68])" office:value-type="float" office:value="-5.56490144600874" calcext:value-type="float">
            <text:p>-5.56490144600874</text:p>
          </table:table-cell>
          <table:table-cell table:formula="of:=[.K68]-[.F68]" office:value-type="float" office:value="-0.000000787399690338475" calcext:value-type="float">
            <text:p>-7.87399690338475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69]-[.E69]" office:value-type="float" office:value="-0.00000000262713308702908" calcext:value-type="float">
            <text:p>-0.000000003</text:p>
          </table:table-cell>
          <table:table-cell table:style-name="ce4" table:formula="of:=EXP([.K69])" office:value-type="float" office:value="0.00371783537286691" calcext:value-type="float">
            <text:p>0.003717835</text:p>
          </table:table-cell>
          <table:table-cell table:formula="of:=[.B20]" office:value-type="float" office:value="853.15" calcext:value-type="float">
            <text:p>853.15</text:p>
          </table:table-cell>
          <table:table-cell table:style-name="ce4" table:formula="of:=[.F20]" office:value-type="float" office:value="0.003717838" calcext:value-type="float">
            <text:p>0.003717838</text:p>
          </table:table-cell>
          <table:table-cell table:formula="of:=LN([.E69])" office:value-type="float" office:value="-5.59461296244497" calcext:value-type="float">
            <text:p>-5.59461296244497</text:p>
          </table:table-cell>
          <table:table-cell table:formula="of:=[.$G$43]*LN([.D69])" office:value-type="float" office:value="0.000159812612823815" calcext:value-type="float">
            <text:p>0.000159812612824</text:p>
          </table:table-cell>
          <table:table-cell table:formula="of:=[.H$43]*[.$D69]^[.H$44]" office:value-type="float" office:value="-8.09998306264701" calcext:value-type="float">
            <text:p>-8.09998306264701</text:p>
          </table:table-cell>
          <table:table-cell table:formula="of:=[.I$43]*[.$D69]^[.I$44]" office:value-type="float" office:value="2.5052095343316" calcext:value-type="float">
            <text:p>2.5052095343316</text:p>
          </table:table-cell>
          <table:table-cell table:formula="of:=[.J$43]*[.$D69]^[.J$44]" office:value-type="float" office:value="0.0000000466281108388734" calcext:value-type="float">
            <text:p>4.66281108388734E-08</text:p>
          </table:table-cell>
          <table:table-cell table:formula="of:=SUM([.G69:.J69])" office:value-type="float" office:value="-5.59461366907447" calcext:value-type="float">
            <text:p>-5.59461366907447</text:p>
          </table:table-cell>
          <table:table-cell table:formula="of:=[.K69]-[.F69]" office:value-type="float" office:value="-0.000000706629502467138" calcext:value-type="float">
            <text:p>-7.06629502467138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0]-[.E70]" office:value-type="float" office:value="-0.00000000331494553681977" calcext:value-type="float">
            <text:p>-0.000000003</text:p>
          </table:table-cell>
          <table:table-cell table:style-name="ce4" table:formula="of:=EXP([.K70])" office:value-type="float" office:value="0.00361148068505446" calcext:value-type="float">
            <text:p>0.003611481</text:p>
          </table:table-cell>
          <table:table-cell table:formula="of:=[.B21]" office:value-type="float" office:value="863.15" calcext:value-type="float">
            <text:p>863.15</text:p>
          </table:table-cell>
          <table:table-cell table:style-name="ce4" table:formula="of:=[.F21]" office:value-type="float" office:value="0.003611484" calcext:value-type="float">
            <text:p>0.003611484</text:p>
          </table:table-cell>
          <table:table-cell table:formula="of:=LN([.E70])" office:value-type="float" office:value="-5.62363651077531" calcext:value-type="float">
            <text:p>-5.62363651077531</text:p>
          </table:table-cell>
          <table:table-cell table:formula="of:=[.$G$43]*LN([.D70])" office:value-type="float" office:value="0.000160088554621773" calcext:value-type="float">
            <text:p>0.000160088554622</text:p>
          </table:table-cell>
          <table:table-cell table:formula="of:=[.H$43]*[.$D70]^[.H$44]" office:value-type="float" office:value="-8.09998306264701" calcext:value-type="float">
            <text:p>-8.09998306264701</text:p>
          </table:table-cell>
          <table:table-cell table:formula="of:=[.I$43]*[.$D70]^[.I$44]" office:value-type="float" office:value="2.47618549987257" calcext:value-type="float">
            <text:p>2.47618549987257</text:p>
          </table:table-cell>
          <table:table-cell table:formula="of:=[.J$43]*[.$D70]^[.J$44]" office:value-type="float" office:value="0.0000000455539520829945" calcext:value-type="float">
            <text:p>4.55539520829945E-08</text:p>
          </table:table-cell>
          <table:table-cell table:formula="of:=SUM([.G70:.J70])" office:value-type="float" office:value="-5.62363742866587" calcext:value-type="float">
            <text:p>-5.62363742866587</text:p>
          </table:table-cell>
          <table:table-cell table:formula="of:=[.K70]-[.F70]" office:value-type="float" office:value="-0.000000917890556451084" calcext:value-type="float">
            <text:p>-9.17890556451084E-07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3" table:formula="of:=[.C71]-[.E71]" office:value-type="float" office:value="-0.00000000251782275410839" calcext:value-type="float">
            <text:p>-0.000000003</text:p>
          </table:table-cell>
          <table:table-cell table:style-name="ce3" table:formula="of:=EXP([.K71])" office:value-type="float" office:value="0.00351050148217725" calcext:value-type="float">
            <text:p>0.003510501</text:p>
          </table:table-cell>
          <table:table-cell table:style-name="ce7" table:formula="of:=[.B22]" office:value-type="float" office:value="873.15" calcext:value-type="float">
            <text:p>873.15</text:p>
          </table:table-cell>
          <table:table-cell table:style-name="ce3" table:formula="of:=[.F22]" office:value-type="float" office:value="0.003510504" calcext:value-type="float">
            <text:p>0.003510504</text:p>
          </table:table-cell>
          <table:table-cell table:style-name="ce2" table:formula="of:=LN([.E71])" office:value-type="float" office:value="-5.65199566206879" calcext:value-type="float">
            <text:p>-5.65199566206879</text:p>
          </table:table-cell>
          <table:table-cell table:style-name="ce2" table:formula="of:=[.$G$43]*LN([.D71])" office:value-type="float" office:value="0.00016036131784534" calcext:value-type="float">
            <text:p>0.000160361317845</text:p>
          </table:table-cell>
          <table:table-cell table:style-name="ce2" table:formula="of:=[.H$43]*[.$D71]^[.H$44]" office:value-type="float" office:value="-8.09998306264701" calcext:value-type="float">
            <text:p>-8.09998306264701</text:p>
          </table:table-cell>
          <table:table-cell table:style-name="ce2" table:formula="of:=[.I$43]*[.$D71]^[.I$44]" office:value-type="float" office:value="2.44782627751819" calcext:value-type="float">
            <text:p>2.44782627751819</text:p>
          </table:table-cell>
          <table:table-cell table:style-name="ce2" table:formula="of:=[.J$43]*[.$D71]^[.J$44]" office:value-type="float" office:value="0.0000000445164879072363" calcext:value-type="float">
            <text:p>4.45164879072363E-08</text:p>
          </table:table-cell>
          <table:table-cell table:formula="of:=SUM([.G71:.J71])" office:value-type="float" office:value="-5.65199637929448" calcext:value-type="float">
            <text:p>-5.65199637929448</text:p>
          </table:table-cell>
          <table:table-cell table:style-name="ce2" table:formula="of:=[.K71]-[.F71]" office:value-type="float" office:value="-0.000000717225691282408" calcext:value-type="float">
            <text:p>-7.17225691282408E-07</text:p>
          </table:table-cell>
          <table:table-cell table:style-name="ce2"/>
          <table:table-cell/>
          <table:table-cell table:style-name="ce2" table:number-columns-repeated="1010"/>
        </table:table-row>
        <table:table-row table:style-name="ro2">
          <table:table-cell/>
          <table:table-cell table:style-name="ce4" table:formula="of:=[.C72]-[.E72]" office:value-type="float" office:value="-0.00000000308018891469197" calcext:value-type="float">
            <text:p>-0.000000003</text:p>
          </table:table-cell>
          <table:table-cell table:style-name="ce4" table:formula="of:=EXP([.K72])" office:value-type="float" office:value="0.00341453791981109" calcext:value-type="float">
            <text:p>0.003414538</text:p>
          </table:table-cell>
          <table:table-cell table:formula="of:=[.B23]" office:value-type="float" office:value="883.15" calcext:value-type="float">
            <text:p>883.15</text:p>
          </table:table-cell>
          <table:table-cell table:style-name="ce4" table:formula="of:=[.F23]" office:value-type="float" office:value="0.003414541" calcext:value-type="float">
            <text:p>0.003414541</text:p>
          </table:table-cell>
          <table:table-cell table:formula="of:=LN([.E72])" office:value-type="float" office:value="-5.67971220202064" calcext:value-type="float">
            <text:p>-5.67971220202064</text:p>
          </table:table-cell>
          <table:table-cell table:formula="of:=[.$G$43]*LN([.D72])" office:value-type="float" office:value="0.000160630974889406" calcext:value-type="float">
            <text:p>0.000160630974889</text:p>
          </table:table-cell>
          <table:table-cell table:formula="of:=[.H$43]*[.$D72]^[.H$44]" office:value-type="float" office:value="-8.09998306264701" calcext:value-type="float">
            <text:p>-8.09998306264701</text:p>
          </table:table-cell>
          <table:table-cell table:formula="of:=[.I$43]*[.$D72]^[.I$44]" office:value-type="float" office:value="2.42010928405708" calcext:value-type="float">
            <text:p>2.42010928405708</text:p>
          </table:table-cell>
          <table:table-cell table:formula="of:=[.J$43]*[.$D72]^[.J$44]" office:value-type="float" office:value="0.0000000435140657710558" calcext:value-type="float">
            <text:p>4.35140657710558E-08</text:p>
          </table:table-cell>
          <table:table-cell table:formula="of:=SUM([.G72:.J72])" office:value-type="float" office:value="-5.67971310410098" calcext:value-type="float">
            <text:p>-5.67971310410098</text:p>
          </table:table-cell>
          <table:table-cell table:formula="of:=[.K72]-[.F72]" office:value-type="float" office:value="-0.000000902080339315603" calcext:value-type="float">
            <text:p>-9.02080339315603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3]-[.E73]" office:value-type="float" office:value="-0.00000000241445585703534" calcext:value-type="float">
            <text:p>-0.000000002</text:p>
          </table:table-cell>
          <table:table-cell table:style-name="ce4" table:formula="of:=EXP([.K73])" office:value-type="float" office:value="0.00332325958554414" calcext:value-type="float">
            <text:p>0.003323260</text:p>
          </table:table-cell>
          <table:table-cell table:formula="of:=[.B24]" office:value-type="float" office:value="893.15" calcext:value-type="float">
            <text:p>893.15</text:p>
          </table:table-cell>
          <table:table-cell table:style-name="ce4" table:formula="of:=[.F24]" office:value-type="float" office:value="0.003323262" calcext:value-type="float">
            <text:p>0.003323262</text:p>
          </table:table-cell>
          <table:table-cell table:formula="of:=LN([.E73])" office:value-type="float" office:value="-5.70680844830004" calcext:value-type="float">
            <text:p>-5.70680844830004</text:p>
          </table:table-cell>
          <table:table-cell table:formula="of:=[.$G$43]*LN([.D73])" office:value-type="float" office:value="0.000160897595703396" calcext:value-type="float">
            <text:p>0.000160897595703</text:p>
          </table:table-cell>
          <table:table-cell table:formula="of:=[.H$43]*[.$D73]^[.H$44]" office:value-type="float" office:value="-8.09998306264701" calcext:value-type="float">
            <text:p>-8.09998306264701</text:p>
          </table:table-cell>
          <table:table-cell table:formula="of:=[.I$43]*[.$D73]^[.I$44]" office:value-type="float" office:value="2.39301294767397" calcext:value-type="float">
            <text:p>2.39301294767397</text:p>
          </table:table-cell>
          <table:table-cell table:formula="of:=[.J$43]*[.$D73]^[.J$44]" office:value-type="float" office:value="0.0000000425451251249568" calcext:value-type="float">
            <text:p>4.25451251249568E-08</text:p>
          </table:table-cell>
          <table:table-cell table:formula="of:=SUM([.G73:.J73])" office:value-type="float" office:value="-5.70680917483221" calcext:value-type="float">
            <text:p>-5.70680917483221</text:p>
          </table:table-cell>
          <table:table-cell table:formula="of:=[.K73]-[.F73]" office:value-type="float" office:value="-0.000000726532164208038" calcext:value-type="float">
            <text:p>-7.26532164208038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4]-[.E74]" office:value-type="float" office:value="-0.00000000231484021361028" calcext:value-type="float">
            <text:p>-0.000000002</text:p>
          </table:table-cell>
          <table:table-cell table:style-name="ce4" table:formula="of:=EXP([.K74])" office:value-type="float" office:value="0.00323636268515979" calcext:value-type="float">
            <text:p>0.003236363</text:p>
          </table:table-cell>
          <table:table-cell table:formula="of:=[.B25]" office:value-type="float" office:value="903.15" calcext:value-type="float">
            <text:p>903.15</text:p>
          </table:table-cell>
          <table:table-cell table:style-name="ce4" table:formula="of:=[.F25]" office:value-type="float" office:value="0.003236365" calcext:value-type="float">
            <text:p>0.003236365</text:p>
          </table:table-cell>
          <table:table-cell table:formula="of:=LN([.E74])" office:value-type="float" office:value="-5.7333044925743" calcext:value-type="float">
            <text:p>-5.7333044925743</text:p>
          </table:table-cell>
          <table:table-cell table:formula="of:=[.$G$43]*LN([.D74])" office:value-type="float" office:value="0.000161161247900186" calcext:value-type="float">
            <text:p>0.0001611612479</text:p>
          </table:table-cell>
          <table:table-cell table:formula="of:=[.H$43]*[.$D74]^[.H$44]" office:value-type="float" office:value="-8.09998306264701" calcext:value-type="float">
            <text:p>-8.09998306264701</text:p>
          </table:table-cell>
          <table:table-cell table:formula="of:=[.I$43]*[.$D74]^[.I$44]" office:value-type="float" office:value="2.36651665195705" calcext:value-type="float">
            <text:p>2.36651665195705</text:p>
          </table:table-cell>
          <table:table-cell table:formula="of:=[.J$43]*[.$D74]^[.J$44]" office:value-type="float" office:value="0.0000000416081913332346" calcext:value-type="float">
            <text:p>4.16081913332346E-08</text:p>
          </table:table-cell>
          <table:table-cell table:formula="of:=SUM([.G74:.J74])" office:value-type="float" office:value="-5.73330520783387" calcext:value-type="float">
            <text:p>-5.73330520783387</text:p>
          </table:table-cell>
          <table:table-cell table:formula="of:=[.K74]-[.F74]" office:value-type="float" office:value="-0.000000715259570682747" calcext:value-type="float">
            <text:p>-7.15259570682747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5]-[.E75]" office:value-type="float" office:value="-0.00000000246550835086498" calcext:value-type="float">
            <text:p>-0.000000002</text:p>
          </table:table-cell>
          <table:table-cell table:style-name="ce4" table:formula="of:=EXP([.K75])" office:value-type="float" office:value="0.00315356753449165" calcext:value-type="float">
            <text:p>0.003153568</text:p>
          </table:table-cell>
          <table:table-cell table:formula="of:=[.B26]" office:value-type="float" office:value="913.15" calcext:value-type="float">
            <text:p>913.15</text:p>
          </table:table-cell>
          <table:table-cell table:style-name="ce4" table:formula="of:=[.F26]" office:value-type="float" office:value="0.00315357" calcext:value-type="float">
            <text:p>0.003153570</text:p>
          </table:table-cell>
          <table:table-cell table:formula="of:=LN([.E75])" office:value-type="float" office:value="-5.75922013454866" calcext:value-type="float">
            <text:p>-5.75922013454866</text:p>
          </table:table-cell>
          <table:table-cell table:formula="of:=[.$G$43]*LN([.D75])" office:value-type="float" office:value="0.000161421996859025" calcext:value-type="float">
            <text:p>0.000161421996859</text:p>
          </table:table-cell>
          <table:table-cell table:formula="of:=[.H$43]*[.$D75]^[.H$44]" office:value-type="float" office:value="-8.09998306264701" calcext:value-type="float">
            <text:p>-8.09998306264701</text:p>
          </table:table-cell>
          <table:table-cell table:formula="of:=[.I$43]*[.$D75]^[.I$44]" office:value-type="float" office:value="2.3406006835843" calcext:value-type="float">
            <text:p>2.3406006835843</text:p>
          </table:table-cell>
          <table:table-cell table:formula="of:=[.J$43]*[.$D75]^[.J$44]" office:value-type="float" office:value="0.0000000407018700600148" calcext:value-type="float">
            <text:p>4.07018700600148E-08</text:p>
          </table:table-cell>
          <table:table-cell table:formula="of:=SUM([.G75:.J75])" office:value-type="float" office:value="-5.75922091636397" calcext:value-type="float">
            <text:p>-5.75922091636397</text:p>
          </table:table-cell>
          <table:table-cell table:formula="of:=[.K75]-[.F75]" office:value-type="float" office:value="-0.000000781815312045353" calcext:value-type="float">
            <text:p>-7.81815312045353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6]-[.E76]" office:value-type="float" office:value="-0.00000000168004290600904" calcext:value-type="float">
            <text:p>-0.000000002</text:p>
          </table:table-cell>
          <table:table-cell table:style-name="ce4" table:formula="of:=EXP([.K76])" office:value-type="float" office:value="0.00307461631995709" calcext:value-type="float">
            <text:p>0.003074616</text:p>
          </table:table-cell>
          <table:table-cell table:formula="of:=[.B27]" office:value-type="float" office:value="923.15" calcext:value-type="float">
            <text:p>923.15</text:p>
          </table:table-cell>
          <table:table-cell table:style-name="ce4" table:formula="of:=[.F27]" office:value-type="float" office:value="0.003074618" calcext:value-type="float">
            <text:p>0.003074618</text:p>
          </table:table-cell>
          <table:table-cell table:formula="of:=LN([.E76])" office:value-type="float" office:value="-5.78457461308282" calcext:value-type="float">
            <text:p>-5.78457461308282</text:p>
          </table:table-cell>
          <table:table-cell table:formula="of:=[.$G$43]*LN([.D76])" office:value-type="float" office:value="0.000161679905822845" calcext:value-type="float">
            <text:p>0.000161679905823</text:p>
          </table:table-cell>
          <table:table-cell table:formula="of:=[.H$43]*[.$D76]^[.H$44]" office:value-type="float" office:value="-8.09998306264701" calcext:value-type="float">
            <text:p>-8.09998306264701</text:p>
          </table:table-cell>
          <table:table-cell table:formula="of:=[.I$43]*[.$D76]^[.I$44]" office:value-type="float" office:value="2.31524618341007" calcext:value-type="float">
            <text:p>2.31524618341007</text:p>
          </table:table-cell>
          <table:table-cell table:formula="of:=[.J$43]*[.$D76]^[.J$44]" office:value-type="float" office:value="0.0000000398248420786561" calcext:value-type="float">
            <text:p>3.98248420786561E-08</text:p>
          </table:table-cell>
          <table:table-cell table:formula="of:=SUM([.G76:.J76])" office:value-type="float" office:value="-5.78457515950627" calcext:value-type="float">
            <text:p>-5.78457515950627</text:p>
          </table:table-cell>
          <table:table-cell table:formula="of:=[.K76]-[.F76]" office:value-type="float" office:value="-0.000000546423446934341" calcext:value-type="float">
            <text:p>-5.46423446934341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7]-[.E77]" office:value-type="float" office:value="-0.00000000190430908108413" calcext:value-type="float">
            <text:p>-0.000000002</text:p>
          </table:table-cell>
          <table:table-cell table:style-name="ce4" table:formula="of:=EXP([.K77])" office:value-type="float" office:value="0.00299927109569092" calcext:value-type="float">
            <text:p>0.002999271</text:p>
          </table:table-cell>
          <table:table-cell table:formula="of:=[.B28]" office:value-type="float" office:value="933.15" calcext:value-type="float">
            <text:p>933.15</text:p>
          </table:table-cell>
          <table:table-cell table:style-name="ce4" table:formula="of:=[.F28]" office:value-type="float" office:value="0.002999273" calcext:value-type="float">
            <text:p>0.002999273</text:p>
          </table:table-cell>
          <table:table-cell table:formula="of:=LN([.E77])" office:value-type="float" office:value="-5.80938535301483" calcext:value-type="float">
            <text:p>-5.80938535301483</text:p>
          </table:table-cell>
          <table:table-cell table:formula="of:=[.$G$43]*LN([.D77])" office:value-type="float" office:value="0.000161935035990342" calcext:value-type="float">
            <text:p>0.00016193503599</text:p>
          </table:table-cell>
          <table:table-cell table:formula="of:=[.H$43]*[.$D77]^[.H$44]" office:value-type="float" office:value="-8.09998306264701" calcext:value-type="float">
            <text:p>-8.09998306264701</text:p>
          </table:table-cell>
          <table:table-cell table:formula="of:=[.I$43]*[.$D77]^[.I$44]" office:value-type="float" office:value="2.29043510069657" calcext:value-type="float">
            <text:p>2.29043510069657</text:p>
          </table:table-cell>
          <table:table-cell table:formula="of:=[.J$43]*[.$D77]^[.J$44]" office:value-type="float" office:value="0.0000000389758584684193" calcext:value-type="float">
            <text:p>3.89758584684193E-08</text:p>
          </table:table-cell>
          <table:table-cell table:formula="of:=SUM([.G77:.J77])" office:value-type="float" office:value="-5.80938598793859" calcext:value-type="float">
            <text:p>-5.80938598793859</text:p>
          </table:table-cell>
          <table:table-cell table:formula="of:=[.K77]-[.F77]" office:value-type="float" office:value="-0.000000634923758013883" calcext:value-type="float">
            <text:p>-6.34923758013883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8]-[.E78]" office:value-type="float" office:value="-0.0000000020105923904945" calcext:value-type="float">
            <text:p>-0.000000002</text:p>
          </table:table-cell>
          <table:table-cell table:style-name="ce4" table:formula="of:=EXP([.K78])" office:value-type="float" office:value="0.00292731198940761" calcext:value-type="float">
            <text:p>0.002927312</text:p>
          </table:table-cell>
          <table:table-cell table:formula="of:=[.B29]" office:value-type="float" office:value="943.15" calcext:value-type="float">
            <text:p>943.15</text:p>
          </table:table-cell>
          <table:table-cell table:style-name="ce4" table:formula="of:=[.F29]" office:value-type="float" office:value="0.002927314" calcext:value-type="float">
            <text:p>0.002927314</text:p>
          </table:table-cell>
          <table:table-cell table:formula="of:=LN([.E78])" office:value-type="float" office:value="-5.83366999995066" calcext:value-type="float">
            <text:p>-5.83366999995066</text:p>
          </table:table-cell>
          <table:table-cell table:formula="of:=[.$G$43]*LN([.D78])" office:value-type="float" office:value="0.000162187446603129" calcext:value-type="float">
            <text:p>0.000162187446603</text:p>
          </table:table-cell>
          <table:table-cell table:formula="of:=[.H$43]*[.$D78]^[.H$44]" office:value-type="float" office:value="-8.09998306264701" calcext:value-type="float">
            <text:p>-8.09998306264701</text:p>
          </table:table-cell>
          <table:table-cell table:formula="of:=[.I$43]*[.$D78]^[.I$44]" office:value-type="float" office:value="2.26615015025712" calcext:value-type="float">
            <text:p>2.26615015025712</text:p>
          </table:table-cell>
          <table:table-cell table:formula="of:=[.J$43]*[.$D78]^[.J$44]" office:value-type="float" office:value="0.0000000381537361657282" calcext:value-type="float">
            <text:p>3.81537361657282E-08</text:p>
          </table:table-cell>
          <table:table-cell table:formula="of:=SUM([.G78:.J78])" office:value-type="float" office:value="-5.83367068678954" calcext:value-type="float">
            <text:p>-5.83367068678954</text:p>
          </table:table-cell>
          <table:table-cell table:formula="of:=[.K78]-[.F78]" office:value-type="float" office:value="-0.000000686838884433882" calcext:value-type="float">
            <text:p>-6.86838884433882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79]-[.E79]" office:value-type="float" office:value="-0.00000000140727213389369" calcext:value-type="float">
            <text:p>-0.000000001</text:p>
          </table:table-cell>
          <table:table-cell table:style-name="ce4" table:formula="of:=EXP([.K79])" office:value-type="float" office:value="0.00285853559272787" calcext:value-type="float">
            <text:p>0.002858536</text:p>
          </table:table-cell>
          <table:table-cell table:formula="of:=[.B30]" office:value-type="float" office:value="953.15" calcext:value-type="float">
            <text:p>953.15</text:p>
          </table:table-cell>
          <table:table-cell table:style-name="ce4" table:formula="of:=[.F30]" office:value-type="float" office:value="0.002858537" calcext:value-type="float">
            <text:p>0.002858537</text:p>
          </table:table-cell>
          <table:table-cell table:formula="of:=LN([.E79])" office:value-type="float" office:value="-5.85744532349235" calcext:value-type="float">
            <text:p>-5.85744532349235</text:p>
          </table:table-cell>
          <table:table-cell table:formula="of:=[.$G$43]*LN([.D79])" office:value-type="float" office:value="0.000162437195028316" calcext:value-type="float">
            <text:p>0.000162437195028</text:p>
          </table:table-cell>
          <table:table-cell table:formula="of:=[.H$43]*[.$D79]^[.H$44]" office:value-type="float" office:value="-8.09998306264701" calcext:value-type="float">
            <text:p>-8.09998306264701</text:p>
          </table:table-cell>
          <table:table-cell table:formula="of:=[.I$43]*[.$D79]^[.I$44]" office:value-type="float" office:value="2.24237477229713" calcext:value-type="float">
            <text:p>2.24237477229713</text:p>
          </table:table-cell>
          <table:table-cell table:formula="of:=[.J$43]*[.$D79]^[.J$44]" office:value-type="float" office:value="0.0000000373573538404206" calcext:value-type="float">
            <text:p>3.73573538404206E-08</text:p>
          </table:table-cell>
          <table:table-cell table:formula="of:=SUM([.G79:.J79])" office:value-type="float" office:value="-5.8574458157975" calcext:value-type="float">
            <text:p>-5.8574458157975</text:p>
          </table:table-cell>
          <table:table-cell table:formula="of:=[.K79]-[.F79]" office:value-type="float" office:value="-0.000000492305147758998" calcext:value-type="float">
            <text:p>-4.92305147758998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0]-[.E80]" office:value-type="float" office:value="-0.00000000148519459231" calcext:value-type="float">
            <text:p>-0.000000001</text:p>
          </table:table-cell>
          <table:table-cell table:style-name="ce4" table:formula="of:=EXP([.K80])" office:value-type="float" office:value="0.00279275351480541" calcext:value-type="float">
            <text:p>0.002792754</text:p>
          </table:table-cell>
          <table:table-cell table:formula="of:=[.B31]" office:value-type="float" office:value="963.15" calcext:value-type="float">
            <text:p>963.15</text:p>
          </table:table-cell>
          <table:table-cell table:style-name="ce4" table:formula="of:=[.F31]" office:value-type="float" office:value="0.002792755" calcext:value-type="float">
            <text:p>0.002792755</text:p>
          </table:table-cell>
          <table:table-cell table:formula="of:=LN([.E80])" office:value-type="float" office:value="-5.88072671516491" calcext:value-type="float">
            <text:p>-5.88072671516491</text:p>
          </table:table-cell>
          <table:table-cell table:formula="of:=[.$G$43]*LN([.D80])" office:value-type="float" office:value="0.00016268433683676" calcext:value-type="float">
            <text:p>0.000162684336837</text:p>
          </table:table-cell>
          <table:table-cell table:formula="of:=[.H$43]*[.$D80]^[.H$44]" office:value-type="float" office:value="-8.09998306264701" calcext:value-type="float">
            <text:p>-8.09998306264701</text:p>
          </table:table-cell>
          <table:table-cell table:formula="of:=[.I$43]*[.$D80]^[.I$44]" office:value-type="float" office:value="2.21909309475679" calcext:value-type="float">
            <text:p>2.21909309475679</text:p>
          </table:table-cell>
          <table:table-cell table:formula="of:=[.J$43]*[.$D80]^[.J$44]" office:value-type="float" office:value="0.0000000365856480701354" calcext:value-type="float">
            <text:p>3.65856480701354E-08</text:p>
          </table:table-cell>
          <table:table-cell table:formula="of:=SUM([.G80:.J80])" office:value-type="float" office:value="-5.88072724696773" calcext:value-type="float">
            <text:p>-5.88072724696773</text:p>
          </table:table-cell>
          <table:table-cell table:formula="of:=[.K80]-[.F80]" office:value-type="float" office:value="-0.000000531802821335248" calcext:value-type="float">
            <text:p>-5.31802821335248E-07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3" table:formula="of:=[.C81]-[.E81]" office:value-type="float" office:value="-0.00000000191924028189114" calcext:value-type="float">
            <text:p>-0.000000002</text:p>
          </table:table-cell>
          <table:table-cell table:style-name="ce3" table:formula="of:=EXP([.K81])" office:value-type="float" office:value="0.00272979108075972" calcext:value-type="float">
            <text:p>0.002729791</text:p>
          </table:table-cell>
          <table:table-cell table:style-name="ce7" table:formula="of:=[.B32]" office:value-type="float" office:value="973.15" calcext:value-type="float">
            <text:p>973.15</text:p>
          </table:table-cell>
          <table:table-cell table:style-name="ce3" table:formula="of:=[.F32]" office:value-type="float" office:value="0.002729793" calcext:value-type="float">
            <text:p>0.002729793</text:p>
          </table:table-cell>
          <table:table-cell table:style-name="ce2" table:formula="of:=LN([.E81])" office:value-type="float" office:value="-5.90352949683589" calcext:value-type="float">
            <text:p>-5.90352949683589</text:p>
          </table:table-cell>
          <table:table-cell table:style-name="ce2" table:formula="of:=[.$G$43]*LN([.D81])" office:value-type="float" office:value="0.000162928925877286" calcext:value-type="float">
            <text:p>0.000162928925877</text:p>
          </table:table-cell>
          <table:table-cell table:style-name="ce2" table:formula="of:=[.H$43]*[.$D81]^[.H$44]" office:value-type="float" office:value="-8.09998306264701" calcext:value-type="float">
            <text:p>-8.09998306264701</text:p>
          </table:table-cell>
          <table:table-cell table:style-name="ce2" table:formula="of:=[.I$43]*[.$D81]^[.I$44]" office:value-type="float" office:value="2.19628989797565" calcext:value-type="float">
            <text:p>2.19628989797565</text:p>
          </table:table-cell>
          <table:table-cell table:style-name="ce2" table:formula="of:=[.J$43]*[.$D81]^[.J$44]" office:value-type="float" office:value="0.0000000358376097884553" calcext:value-type="float">
            <text:p>3.58376097884553E-08</text:p>
          </table:table-cell>
          <table:table-cell table:formula="of:=SUM([.G81:.J81])" office:value-type="float" office:value="-5.90353019990787" calcext:value-type="float">
            <text:p>-5.90353019990787</text:p>
          </table:table-cell>
          <table:table-cell table:style-name="ce2" table:formula="of:=[.K81]-[.F81]" office:value-type="float" office:value="-0.000000703071975749481" calcext:value-type="float">
            <text:p>-7.03071975749481E-07</text:p>
          </table:table-cell>
          <table:table-cell table:style-name="ce2"/>
          <table:table-cell/>
          <table:table-cell table:style-name="ce2" table:number-columns-repeated="1010"/>
        </table:table-row>
        <table:table-row table:style-name="ro2">
          <table:table-cell/>
          <table:table-cell table:style-name="ce4" table:formula="of:=[.C82]-[.E82]" office:value-type="float" office:value="-0.000000000841275795554486" calcext:value-type="float">
            <text:p>-0.000000001</text:p>
          </table:table-cell>
          <table:table-cell table:style-name="ce4" table:formula="of:=EXP([.K82])" office:value-type="float" office:value="0.0026694861587242" calcext:value-type="float">
            <text:p>0.002669486</text:p>
          </table:table-cell>
          <table:table-cell table:formula="of:=[.B33]" office:value-type="float" office:value="983.15" calcext:value-type="float">
            <text:p>983.15</text:p>
          </table:table-cell>
          <table:table-cell table:style-name="ce4" table:formula="of:=[.F33]" office:value-type="float" office:value="0.002669487" calcext:value-type="float">
            <text:p>0.002669487</text:p>
          </table:table-cell>
          <table:table-cell table:formula="of:=LN([.E82])" office:value-type="float" office:value="-5.9258689598617" calcext:value-type="float">
            <text:p>-5.9258689598617</text:p>
          </table:table-cell>
          <table:table-cell table:formula="of:=[.$G$43]*LN([.D82])" office:value-type="float" office:value="0.000163171014347109" calcext:value-type="float">
            <text:p>0.000163171014347</text:p>
          </table:table-cell>
          <table:table-cell table:formula="of:=[.H$43]*[.$D82]^[.H$44]" office:value-type="float" office:value="-8.09998306264701" calcext:value-type="float">
            <text:p>-8.09998306264701</text:p>
          </table:table-cell>
          <table:table-cell table:formula="of:=[.I$43]*[.$D82]^[.I$44]" office:value-type="float" office:value="2.17395058151351" calcext:value-type="float">
            <text:p>2.17395058151351</text:p>
          </table:table-cell>
          <table:table-cell table:formula="of:=[.J$43]*[.$D82]^[.J$44]" office:value-type="float" office:value="0.0000000351122809846426" calcext:value-type="float">
            <text:p>3.51122809846426E-08</text:p>
          </table:table-cell>
          <table:table-cell table:formula="of:=SUM([.G82:.J82])" office:value-type="float" office:value="-5.92586927500687" calcext:value-type="float">
            <text:p>-5.92586927500687</text:p>
          </table:table-cell>
          <table:table-cell table:formula="of:=[.K82]-[.F82]" office:value-type="float" office:value="-0.000000315145167739672" calcext:value-type="float">
            <text:p>-3.15145167739672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3]-[.E83]" office:value-type="float" office:value="-0.000000000898689153042836" calcext:value-type="float">
            <text:p>-0.000000001</text:p>
          </table:table-cell>
          <table:table-cell table:style-name="ce4" table:formula="of:=EXP([.K83])" office:value-type="float" office:value="0.00261168810131085" calcext:value-type="float">
            <text:p>0.002611688</text:p>
          </table:table-cell>
          <table:table-cell table:formula="of:=[.B34]" office:value-type="float" office:value="993.15" calcext:value-type="float">
            <text:p>993.15</text:p>
          </table:table-cell>
          <table:table-cell table:style-name="ce4" table:formula="of:=[.F34]" office:value-type="float" office:value="0.002611689" calcext:value-type="float">
            <text:p>0.002611689</text:p>
          </table:table-cell>
          <table:table-cell table:formula="of:=LN([.E83])" office:value-type="float" office:value="-5.94775814050678" calcext:value-type="float">
            <text:p>-5.94775814050678</text:p>
          </table:table-cell>
          <table:table-cell table:formula="of:=[.$G$43]*LN([.D83])" office:value-type="float" office:value="0.000163410652858696" calcext:value-type="float">
            <text:p>0.000163410652859</text:p>
          </table:table-cell>
          <table:table-cell table:formula="of:=[.H$43]*[.$D83]^[.H$44]" office:value-type="float" office:value="-8.09998306264701" calcext:value-type="float">
            <text:p>-8.09998306264701</text:p>
          </table:table-cell>
          <table:table-cell table:formula="of:=[.I$43]*[.$D83]^[.I$44]" office:value-type="float" office:value="2.15206113297589" calcext:value-type="float">
            <text:p>2.15206113297589</text:p>
          </table:table-cell>
          <table:table-cell table:formula="of:=[.J$43]*[.$D83]^[.J$44]" office:value-type="float" office:value="0.0000000344087516348062" calcext:value-type="float">
            <text:p>3.44087516348062E-08</text:p>
          </table:table-cell>
          <table:table-cell table:formula="of:=SUM([.G83:.J83])" office:value-type="float" office:value="-5.9477584846095" calcext:value-type="float">
            <text:p>-5.9477584846095</text:p>
          </table:table-cell>
          <table:table-cell table:formula="of:=[.K83]-[.F83]" office:value-type="float" office:value="-0.000000344102727645179" calcext:value-type="float">
            <text:p>-3.44102727645179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4]-[.E84]" office:value-type="float" office:value="-0.00000000121098233350769" calcext:value-type="float">
            <text:p>-0.000000001</text:p>
          </table:table-cell>
          <table:table-cell table:style-name="ce4" table:formula="of:=EXP([.K84])" office:value-type="float" office:value="0.00255625678901767" calcext:value-type="float">
            <text:p>0.002556257</text:p>
          </table:table-cell>
          <table:table-cell table:formula="of:=[.B35]" office:value-type="float" office:value="1003.15" calcext:value-type="float">
            <text:p>1003.15</text:p>
          </table:table-cell>
          <table:table-cell table:style-name="ce4" table:formula="of:=[.F35]" office:value-type="float" office:value="0.002556258" calcext:value-type="float">
            <text:p>0.002556258</text:p>
          </table:table-cell>
          <table:table-cell table:formula="of:=LN([.E84])" office:value-type="float" office:value="-5.96921080859371" calcext:value-type="float">
            <text:p>-5.96921080859371</text:p>
          </table:table-cell>
          <table:table-cell table:formula="of:=[.$G$43]*LN([.D84])" office:value-type="float" office:value="0.00016364789050327" calcext:value-type="float">
            <text:p>0.000163647890503</text:p>
          </table:table-cell>
          <table:table-cell table:formula="of:=[.H$43]*[.$D84]^[.H$44]" office:value-type="float" office:value="-8.09998306264701" calcext:value-type="float">
            <text:p>-8.09998306264701</text:p>
          </table:table-cell>
          <table:table-cell table:formula="of:=[.I$43]*[.$D84]^[.I$44]" office:value-type="float" office:value="2.13060809870409" calcext:value-type="float">
            <text:p>2.13060809870409</text:p>
          </table:table-cell>
          <table:table-cell table:formula="of:=[.J$43]*[.$D84]^[.J$44]" office:value-type="float" office:value="0.000000033726156846136" calcext:value-type="float">
            <text:p>3.3726156846136E-08</text:p>
          </table:table-cell>
          <table:table-cell table:formula="of:=SUM([.G84:.J84])" office:value-type="float" office:value="-5.96921128232626" calcext:value-type="float">
            <text:p>-5.96921128232626</text:p>
          </table:table-cell>
          <table:table-cell table:formula="of:=[.K84]-[.F84]" office:value-type="float" office:value="-0.000000473732550076988" calcext:value-type="float">
            <text:p>-4.73732550076988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5]-[.E85]" office:value-type="float" office:value="-0.00000000123539756983343" calcext:value-type="float">
            <text:p>-0.000000001</text:p>
          </table:table-cell>
          <table:table-cell table:style-name="ce4" table:formula="of:=EXP([.K85])" office:value-type="float" office:value="0.00250306176460243" calcext:value-type="float">
            <text:p>0.002503062</text:p>
          </table:table-cell>
          <table:table-cell table:formula="of:=[.B36]" office:value-type="float" office:value="1013.15" calcext:value-type="float">
            <text:p>1013.15</text:p>
          </table:table-cell>
          <table:table-cell table:style-name="ce4" table:formula="of:=[.F36]" office:value-type="float" office:value="0.002503063" calcext:value-type="float">
            <text:p>0.002503063</text:p>
          </table:table-cell>
          <table:table-cell table:formula="of:=LN([.E85])" office:value-type="float" office:value="-5.99024009705301" calcext:value-type="float">
            <text:p>-5.99024009705301</text:p>
          </table:table-cell>
          <table:table-cell table:formula="of:=[.$G$43]*LN([.D85])" office:value-type="float" office:value="0.00016388277491118" calcext:value-type="float">
            <text:p>0.000163882774911</text:p>
          </table:table-cell>
          <table:table-cell table:formula="of:=[.H$43]*[.$D85]^[.H$44]" office:value-type="float" office:value="-8.09998306264701" calcext:value-type="float">
            <text:p>-8.09998306264701</text:p>
          </table:table-cell>
          <table:table-cell table:formula="of:=[.I$43]*[.$D85]^[.I$44]" office:value-type="float" office:value="2.10957855620096" calcext:value-type="float">
            <text:p>2.10957855620096</text:p>
          </table:table-cell>
          <table:table-cell table:formula="of:=[.J$43]*[.$D85]^[.J$44]" office:value-type="float" office:value="0.0000000330636741974633" calcext:value-type="float">
            <text:p>3.30636741974633E-08</text:p>
          </table:table-cell>
          <table:table-cell table:formula="of:=SUM([.G85:.J85])" office:value-type="float" office:value="-5.99024059060746" calcext:value-type="float">
            <text:p>-5.99024059060746</text:p>
          </table:table-cell>
          <table:table-cell table:formula="of:=[.K85]-[.F85]" office:value-type="float" office:value="-0.00000049355444708965" calcext:value-type="float">
            <text:p>-4.9355444708965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6]-[.E86]" office:value-type="float" office:value="-0.00000000055125234672132" calcext:value-type="float">
            <text:p>-0.000000001</text:p>
          </table:table-cell>
          <table:table-cell table:style-name="ce4" table:formula="of:=EXP([.K86])" office:value-type="float" office:value="0.00245198144874765" calcext:value-type="float">
            <text:p>0.002451981</text:p>
          </table:table-cell>
          <table:table-cell table:formula="of:=[.B37]" office:value-type="float" office:value="1023.15" calcext:value-type="float">
            <text:p>1023.15</text:p>
          </table:table-cell>
          <table:table-cell table:style-name="ce4" table:formula="of:=[.F37]" office:value-type="float" office:value="0.002451982" calcext:value-type="float">
            <text:p>0.002451982</text:p>
          </table:table-cell>
          <table:table-cell table:formula="of:=LN([.E86])" office:value-type="float" office:value="-6.01085860188128" calcext:value-type="float">
            <text:p>-6.01085860188128</text:p>
          </table:table-cell>
          <table:table-cell table:formula="of:=[.$G$43]*LN([.D86])" office:value-type="float" office:value="0.000164115352309285" calcext:value-type="float">
            <text:p>0.000164115352309</text:p>
          </table:table-cell>
          <table:table-cell table:formula="of:=[.H$43]*[.$D86]^[.H$44]" office:value-type="float" office:value="-8.09998306264701" calcext:value-type="float">
            <text:p>-8.09998306264701</text:p>
          </table:table-cell>
          <table:table-cell table:formula="of:=[.I$43]*[.$D86]^[.I$44]" office:value-type="float" office:value="2.08896008817378" calcext:value-type="float">
            <text:p>2.08896008817378</text:p>
          </table:table-cell>
          <table:table-cell table:formula="of:=[.J$43]*[.$D86]^[.J$44]" office:value-type="float" office:value="0.0000000324205212608741" calcext:value-type="float">
            <text:p>3.24205212608741E-08</text:p>
          </table:table-cell>
          <table:table-cell table:formula="of:=SUM([.G86:.J86])" office:value-type="float" office:value="-6.01085882670039" calcext:value-type="float">
            <text:p>-6.01085882670039</text:p>
          </table:table-cell>
          <table:table-cell table:formula="of:=[.K86]-[.F86]" office:value-type="float" office:value="-0.000000224819109106988" calcext:value-type="float">
            <text:p>-2.24819109106988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7]-[.E87]" office:value-type="float" office:value="-0.00000000057152446230474" calcext:value-type="float">
            <text:p>-0.000000001</text:p>
          </table:table-cell>
          <table:table-cell table:style-name="ce4" table:formula="of:=EXP([.K87])" office:value-type="float" office:value="0.00240290242847554" calcext:value-type="float">
            <text:p>0.002402902</text:p>
          </table:table-cell>
          <table:table-cell table:formula="of:=[.B38]" office:value-type="float" office:value="1033.15" calcext:value-type="float">
            <text:p>1033.15</text:p>
          </table:table-cell>
          <table:table-cell table:style-name="ce4" table:formula="of:=[.F38]" office:value-type="float" office:value="0.002402903" calcext:value-type="float">
            <text:p>0.002402903</text:p>
          </table:table-cell>
          <table:table-cell table:formula="of:=LN([.E87])" office:value-type="float" office:value="-6.03107768925145" calcext:value-type="float">
            <text:p>-6.03107768925145</text:p>
          </table:table-cell>
          <table:table-cell table:formula="of:=[.$G$43]*LN([.D87])" office:value-type="float" office:value="0.000164345667575571" calcext:value-type="float">
            <text:p>0.000164345667576</text:p>
          </table:table-cell>
          <table:table-cell table:formula="of:=[.H$43]*[.$D87]^[.H$44]" office:value-type="float" office:value="-8.09998306264701" calcext:value-type="float">
            <text:p>-8.09998306264701</text:p>
          </table:table-cell>
          <table:table-cell table:formula="of:=[.I$43]*[.$D87]^[.I$44]" office:value-type="float" office:value="2.0687407580845" calcext:value-type="float">
            <text:p>2.0687407580845</text:p>
          </table:table-cell>
          <table:table-cell table:formula="of:=[.J$43]*[.$D87]^[.J$44]" office:value-type="float" office:value="0.0000000317959532904231" calcext:value-type="float">
            <text:p>3.17959532904231E-08</text:p>
          </table:table-cell>
          <table:table-cell table:formula="of:=SUM([.G87:.J87])" office:value-type="float" office:value="-6.03107792709897" calcext:value-type="float">
            <text:p>-6.03107792709897</text:p>
          </table:table-cell>
          <table:table-cell table:formula="of:=[.K87]-[.F87]" office:value-type="float" office:value="-0.000000237847524786616" calcext:value-type="float">
            <text:p>-2.37847524786616E-07</text:p>
          </table:table-cell>
          <table:table-cell table:number-columns-repeated="1012"/>
        </table:table-row>
        <table:table-row table:style-name="ro2">
          <table:table-cell/>
          <table:table-cell table:style-name="ce4" table:formula="of:=[.C88]-[.E88]" office:value-type="float" office:value="-0.00000000018923960662387" calcext:value-type="float">
            <text:p>0.000000000</text:p>
          </table:table-cell>
          <table:table-cell table:style-name="ce4" table:formula="of:=EXP([.K88])" office:value-type="float" office:value="0.00235571881076039" calcext:value-type="float">
            <text:p>0.002355719</text:p>
          </table:table-cell>
          <table:table-cell table:formula="of:=[.B39]" office:value-type="float" office:value="1043.15" calcext:value-type="float">
            <text:p>1043.15</text:p>
          </table:table-cell>
          <table:table-cell table:style-name="ce4" table:formula="of:=[.F39]" office:value-type="float" office:value="0.002355719" calcext:value-type="float">
            <text:p>0.002355719</text:p>
          </table:table-cell>
          <table:table-cell table:formula="of:=LN([.E88])" office:value-type="float" office:value="-6.05090929025509" calcext:value-type="float">
            <text:p>-6.05090929025509</text:p>
          </table:table-cell>
          <table:table-cell table:formula="of:=[.$G$43]*LN([.D88])" office:value-type="float" office:value="0.000164573764291114" calcext:value-type="float">
            <text:p>0.000164573764291</text:p>
          </table:table-cell>
          <table:table-cell table:formula="of:=[.H$43]*[.$D88]^[.H$44]" office:value-type="float" office:value="-8.09998306264701" calcext:value-type="float">
            <text:p>-8.09998306264701</text:p>
          </table:table-cell>
          <table:table-cell table:formula="of:=[.I$43]*[.$D88]^[.I$44]" office:value-type="float" office:value="2.04890908710637" calcext:value-type="float">
            <text:p>2.04890908710637</text:p>
          </table:table-cell>
          <table:table-cell table:formula="of:=[.J$43]*[.$D88]^[.J$44]" office:value-type="float" office:value="0.0000000311892610651959" calcext:value-type="float">
            <text:p>3.11892610651959E-08</text:p>
          </table:table-cell>
          <table:table-cell table:formula="of:=SUM([.G88:.J88])" office:value-type="float" office:value="-6.05090937058709" calcext:value-type="float">
            <text:p>-6.05090937058709</text:p>
          </table:table-cell>
          <table:table-cell table:formula="of:=[.K88]-[.F88]" office:value-type="float" office:value="-0.000000080331997942551" calcext:value-type="float">
            <text:p>-8.0331997942551E-08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4" table:formula="of:=[.C89]-[.E89]" office:value-type="float" office:value="-0.000000000365349591725794" calcext:value-type="float">
            <text:p>0.000000000</text:p>
          </table:table-cell>
          <table:table-cell table:style-name="ce4" table:formula="of:=EXP([.K89])" office:value-type="float" office:value="0.00231033163465041" calcext:value-type="float">
            <text:p>0.002310332</text:p>
          </table:table-cell>
          <table:table-cell table:formula="of:=[.B40]" office:value-type="float" office:value="1053.15" calcext:value-type="float">
            <text:p>1053.15</text:p>
          </table:table-cell>
          <table:table-cell table:style-name="ce4" table:formula="of:=[.F40]" office:value-type="float" office:value="0.002310332" calcext:value-type="float">
            <text:p>0.002310332</text:p>
          </table:table-cell>
          <table:table-cell table:formula="of:=LN([.E89])" office:value-type="float" office:value="-6.07036404183187" calcext:value-type="float">
            <text:p>-6.07036404183187</text:p>
          </table:table-cell>
          <table:table-cell table:formula="of:=[.$G$43]*LN([.D89])" office:value-type="float" office:value="0.000164799684789582" calcext:value-type="float">
            <text:p>0.00016479968479</text:p>
          </table:table-cell>
          <table:table-cell table:formula="of:=[.H$43]*[.$D89]^[.H$44]" office:value-type="float" office:value="-8.09998306264701" calcext:value-type="float">
            <text:p>-8.09998306264701</text:p>
          </table:table-cell>
          <table:table-cell table:formula="of:=[.I$43]*[.$D89]^[.I$44]" office:value-type="float" office:value="2.0294540323933" calcext:value-type="float">
            <text:p>2.0294540323933</text:p>
          </table:table-cell>
          <table:table-cell table:formula="of:=[.J$43]*[.$D89]^[.J$44]" office:value-type="float" office:value="0.0000000305997688750502" calcext:value-type="float">
            <text:p>3.05997688750502E-08</text:p>
          </table:table-cell>
          <table:table-cell table:formula="of:=SUM([.G89:.J89])" office:value-type="float" office:value="-6.07036419996915" calcext:value-type="float">
            <text:p>-6.07036419996915</text:p>
          </table:table-cell>
          <table:table-cell table:formula="of:=[.K89]-[.F89]" office:value-type="float" office:value="-0.000000158137281047743" calcext:value-type="float">
            <text:p>-1.58137281047743E-07</text:p>
          </table:table-cell>
          <table:table-cell table:number-columns-repeated="1012"/>
        </table:table-row>
        <table:table-row table:style-name="ro2">
          <table:table-cell table:style-name="ce2"/>
          <table:table-cell/>
          <table:table-cell table:style-name="Default"/>
          <table:table-cell table:formula="of:=([.D89]+[.D91])/2" office:value-type="float" office:value="1163.15" calcext:value-type="float">
            <text:p>1163.15</text:p>
          </table:table-cell>
          <table:table-cell table:number-columns-repeated="2"/>
          <table:table-cell table:formula="of:=[.$G$43]*LN([.D90])" office:value-type="float" office:value="0.000167152170021714" calcext:value-type="float">
            <text:p>0.000167152170022</text:p>
          </table:table-cell>
          <table:table-cell table:formula="of:=[.H$43]*[.$D90]^[.H$44]" office:value-type="float" office:value="-8.09998306264701" calcext:value-type="float">
            <text:p>-8.09998306264701</text:p>
          </table:table-cell>
          <table:table-cell table:formula="of:=[.I$43]*[.$D90]^[.I$44]" office:value-type="float" office:value="1.83752698638611" calcext:value-type="float">
            <text:p>1.83752698638611</text:p>
          </table:table-cell>
          <table:table-cell table:formula="of:=[.J$43]*[.$D90]^[.J$44]" office:value-type="float" office:value="0.0000000250857540709813" calcext:value-type="float">
            <text:p>2.50857540709813E-08</text:p>
          </table:table-cell>
          <table:table-cell table:formula="of:=SUM([.G90:.J90])" office:value-type="float" office:value="-6.26228889900512" calcext:value-type="float">
            <text:p>-6.2622888990051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style-name="Default" table:formula="of:=1273.15" office:value-type="float" office:value="1273.15" calcext:value-type="float">
            <text:p>1273.15</text:p>
          </table:table-cell>
          <table:table-cell table:number-columns-repeated="2"/>
          <table:table-cell table:formula="of:=[.$G$43]*LN([.D91])" office:value-type="float" office:value="0.000169291920197057" calcext:value-type="float">
            <text:p>0.000169291920197</text:p>
          </table:table-cell>
          <table:table-cell table:formula="of:=[.H$43]*[.$D91]^[.H$44]" office:value-type="float" office:value="-8.09998306264701" calcext:value-type="float">
            <text:p>-8.09998306264701</text:p>
          </table:table-cell>
          <table:table-cell table:formula="of:=[.I$43]*[.$D91]^[.I$44]" office:value-type="float" office:value="1.67876488568904" calcext:value-type="float">
            <text:p>1.67876488568904</text:p>
          </table:table-cell>
          <table:table-cell table:formula="of:=[.J$43]*[.$D91]^[.J$44]" office:value-type="float" office:value="0.0000000209382056786393" calcext:value-type="float">
            <text:p>2.09382056786393E-08</text:p>
          </table:table-cell>
          <table:table-cell table:formula="of:=SUM([.G91:.J91])" office:value-type="float" office:value="-6.42104886409956" calcext:value-type="float">
            <text:p>-6.4210488640995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formula="of:=([.D91]+[.D93])/2" office:value-type="float" office:value="1423.15" calcext:value-type="float">
            <text:p>1423.15</text:p>
          </table:table-cell>
          <table:table-cell table:number-columns-repeated="2"/>
          <table:table-cell table:formula="of:=[.$G$43]*LN([.D92])" office:value-type="float" office:value="0.000171929329046836" calcext:value-type="float">
            <text:p>0.000171929329047</text:p>
          </table:table-cell>
          <table:table-cell table:formula="of:=[.H$43]*[.$D92]^[.H$44]" office:value-type="float" office:value="-8.09998306264701" calcext:value-type="float">
            <text:p>-8.09998306264701</text:p>
          </table:table-cell>
          <table:table-cell table:formula="of:=[.I$43]*[.$D92]^[.I$44]" office:value-type="float" office:value="1.50182307853354" calcext:value-type="float">
            <text:p>1.50182307853354</text:p>
          </table:table-cell>
          <table:table-cell table:formula="of:=[.J$43]*[.$D92]^[.J$44]" office:value-type="float" office:value="0.0000000167570380618165" calcext:value-type="float">
            <text:p>1.67570380618165E-08</text:p>
          </table:table-cell>
          <table:table-cell table:formula="of:=SUM([.G92:.J92])" office:value-type="float" office:value="-6.59798803802738" calcext:value-type="float">
            <text:p>-6.59798803802738</text:p>
          </table:table-cell>
          <table:table-cell table:number-columns-repeated="1013"/>
        </table:table-row>
        <table:table-row table:style-name="ro2">
          <table:table-cell/>
          <table:table-cell table:formula="of:=MAX([.B51:.B89])" office:value-type="float" office:value="-0.00000000018923960662387" calcext:value-type="float">
            <text:p>-1.8923960662387E-10</text:p>
          </table:table-cell>
          <table:table-cell table:style-name="Default" table:formula="of:=MAX([.C51:.C89])" office:value-type="float" office:value="0.00726470654080716" calcext:value-type="float">
            <text:p>0.007264706540807</text:p>
          </table:table-cell>
          <table:table-cell table:style-name="Default" office:value-type="float" office:value="1573.15" calcext:value-type="float">
            <text:p>1573.15</text:p>
          </table:table-cell>
          <table:table-cell table:number-columns-repeated="2"/>
          <table:table-cell table:formula="of:=[.$G$43]*LN([.D93])" office:value-type="float" office:value="0.000174302204498875" calcext:value-type="float">
            <text:p>0.000174302204499</text:p>
          </table:table-cell>
          <table:table-cell table:formula="of:=[.H$43]*[.$D93]^[.H$44]" office:value-type="float" office:value="-8.09998306264701" calcext:value-type="float">
            <text:p>-8.09998306264701</text:p>
          </table:table-cell>
          <table:table-cell table:formula="of:=[.I$43]*[.$D93]^[.I$44]" office:value-type="float" office:value="1.35862410718304" calcext:value-type="float">
            <text:p>1.35862410718304</text:p>
          </table:table-cell>
          <table:table-cell table:formula="of:=[.J$43]*[.$D93]^[.J$44]" office:value-type="float" office:value="0.0000000137138167250129" calcext:value-type="float">
            <text:p>1.37138167250129E-08</text:p>
          </table:table-cell>
          <table:table-cell table:formula="of:=SUM([.G93:.J93])" office:value-type="float" office:value="-6.74118463954565" calcext:value-type="float">
            <text:p>-6.74118463954565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 table:formula="of:=SUMSQ([.L51:.L89])" office:value-type="float" office:value="0.0000000000158040429371709" calcext:value-type="float">
            <text:p>1.58040429371709E-11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0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1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 number:title="User-defined">
      <number:number number:decimal-places="5" loext:min-decimal-places="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 number:title="User-defined">
      <number:number number:decimal-places="7" loext:min-decimal-places="7" number:min-integer-digits="1"/>
    </number:number-style>
    <number:number-style style:name="N120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4T20:03:43.608483302</dc:date>
    <dc:creator>John Pye</dc:creator>
    <meta:editing-duration>PT45M9S</meta:editing-duration>
    <meta:editing-cycles>3</meta:editing-cycles>
    <meta:generator>LibreOffice/6.2.8.2$Linux_X86_64 LibreOffice_project/20$Build-2</meta:generator>
    <meta:document-statistic meta:table-count="1" meta:cell-count="9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.994cm" svg:y="6.512cm" style:legend-expansion="custom" chartooo:width="4.283cm" chartooo:height="1.096cm" style:legend-expansion-aspect-ratio="3.90784671532847" chart:style-name="ch2"/>
        <chart:plot-area chart:style-name="ch3" table:cell-range-address="'SaltParams-6-21-19'.B1:'SaltParams-6-21-19'.C40" chart:data-source-has-labels="row" svg:x="0.32cm" svg:y="0.18cm" svg:width="15.36cm" svg:height="8.64cm">
          <chartooo:coordinate-region svg:x="1.047cm" svg:y="0.38cm" svg:width="14.26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ltParams-6-21-19'.C2:'SaltParams-6-21-19'.C40" chart:label-cell-address="'SaltParams-6-21-19'.C1:'SaltParams-6-21-19'.C1" chart:class="chart:scatter">
            <chart:domain table:cell-range-address="'SaltParams-6-21-19'.B2:'SaltParams-6-21-19'.B40"/>
            <chart:regression-curve chart:style-name="ch7">
              <chart:equation chart:display-equation="true" chart:display-r-square="true" svg:x="8.262cm" svg:y="0.77cm"/>
            </chart:regression-curve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 / [kJ/kg·K]</text:p>
                <draw:g>
                  <svg:desc>'SaltParams-6-21-19'.C1:'SaltParams-6-21-19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B2:'SaltParams-6-21-19'.B40</svg:desc>
                </draw:g>
              </table:table-cell>
              <table:table-cell office:value-type="float" office:value="1.183404">
                <text:p>1.183404</text:p>
                <draw:g>
                  <svg:desc>'SaltParams-6-21-19'.C2:'SaltParams-6-21-19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1.1781241">
                <text:p>1.1781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1.1728442">
                <text:p>1.17284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1.1675643">
                <text:p>1.1675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1.1622844">
                <text:p>1.1622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1.1570045">
                <text:p>1.1570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1.1517246">
                <text:p>1.1517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1.1464447">
                <text:p>1.1464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1.1411648">
                <text:p>1.14116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1.1358849">
                <text:p>1.1358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1.130605">
                <text:p>1.130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1.1253251">
                <text:p>1.1253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1.1200452">
                <text:p>1.1200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1.1147653">
                <text:p>1.11476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1.1094854">
                <text:p>1.10948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1.1042055">
                <text:p>1.1042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1.0989256">
                <text:p>1.0989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1.0936457">
                <text:p>1.09364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1.0883658">
                <text:p>1.0883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1.0830859">
                <text:p>1.08308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1.077806">
                <text:p>1.077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1.0725261">
                <text:p>1.0725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1.0672462">
                <text:p>1.0672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1.0619663">
                <text:p>1.06196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1.0566864">
                <text:p>1.0566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1.0514065">
                <text:p>1.0514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1.0461266">
                <text:p>1.04612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1.0408467">
                <text:p>1.0408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1.0355668">
                <text:p>1.03556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1.0302869">
                <text:p>1.03028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1.025007">
                <text:p>1.0250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1.0197271">
                <text:p>1.0197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1.0144472">
                <text:p>1.0144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1.0091673">
                <text:p>1.00916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1.0038874">
                <text:p>1.0038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0.9986075">
                <text:p>0.9986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0.9933276">
                <text:p>0.99332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0.9880477">
                <text:p>0.98804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0.9827678">
                <text:p>0.98276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scientific-number number:decimal-places="8" loext:min-decimal-places="8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09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.977cm" svg:y="6.258cm" style:legend-expansion="custom" chartooo:width="3.965cm" chartooo:height="1.096cm" style:legend-expansion-aspect-ratio="3.61770072992701" chart:style-name="ch2"/>
        <chart:plot-area chart:style-name="ch3" table:cell-range-address="'SaltParams-6-21-19'.B1:'SaltParams-6-21-19'.B40 'SaltParams-6-21-19'.D1:'SaltParams-6-21-19'.D40" chart:data-source-has-labels="row" svg:x="0.32cm" svg:y="0.18cm" svg:width="15.36cm" svg:height="8.64cm">
          <chartooo:coordinate-region svg:x="1.312cm" svg:y="0.379cm" svg:width="13.9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ltParams-6-21-19'.D2:'SaltParams-6-21-19'.D40" chart:label-cell-address="'SaltParams-6-21-19'.D1:'SaltParams-6-21-19'.D1" chart:class="chart:scatter">
            <chart:domain table:cell-range-address="'SaltParams-6-21-19'.B2:'SaltParams-6-21-19'.B40"/>
            <chart:regression-curve chart:style-name="ch7">
              <chart:equation chart:display-equation="true" chart:display-r-square="true" svg:x="6.008cm" svg:y="0.432cm" chart:style-name="ch8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ρ / [kg/m³]</text:p>
                <draw:g>
                  <svg:desc>'SaltParams-6-21-19'.D1:'SaltParams-6-21-19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B2:'SaltParams-6-21-19'.B40</svg:desc>
                </draw:g>
              </table:table-cell>
              <table:table-cell office:value-type="float" office:value="1719.7">
                <text:p>1719.7</text:p>
                <draw:g>
                  <svg:desc>'SaltParams-6-21-19'.D2:'SaltParams-6-21-19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1715.64">
                <text:p>1715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1711.58">
                <text:p>1711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1707.52">
                <text:p>1707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1703.46">
                <text:p>1703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1699.4">
                <text:p>169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1695.34">
                <text:p>1695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1691.28">
                <text:p>1691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1687.22">
                <text:p>1687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1683.16">
                <text:p>1683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1679.1">
                <text:p>167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1675.04">
                <text:p>1675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1670.98">
                <text:p>1670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1666.92">
                <text:p>1666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1662.86">
                <text:p>1662.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1658.8">
                <text:p>1658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1654.74">
                <text:p>1654.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1650.68">
                <text:p>1650.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1646.62">
                <text:p>1646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1642.56">
                <text:p>1642.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1638.5">
                <text:p>1638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1634.44">
                <text:p>1634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1630.38">
                <text:p>1630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1626.32">
                <text:p>1626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1622.26">
                <text:p>1622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1618.2">
                <text:p>1618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1614.14">
                <text:p>1614.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1610.08">
                <text:p>1610.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1606.02">
                <text:p>1606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1601.96">
                <text:p>1601.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1597.9">
                <text:p>1597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1593.84">
                <text:p>1593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1589.78">
                <text:p>1589.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1585.72">
                <text:p>1585.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1581.66">
                <text:p>1581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1577.6">
                <text:p>1577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1573.54">
                <text:p>1573.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1569.48">
                <text:p>1569.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1565.42">
                <text:p>1565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scientific-number number:decimal-places="7" loext:min-decimal-places="7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110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1.704cm" svg:y="6.38cm" style:legend-expansion="custom" chartooo:width="4.15cm" chartooo:height="1.096cm" style:legend-expansion-aspect-ratio="3.78649635036496" chart:style-name="ch2"/>
        <chart:plot-area chart:style-name="ch3" table:cell-range-address="'SaltParams-6-21-19'.B1:'SaltParams-6-21-19'.B40 'SaltParams-6-21-19'.H1:'SaltParams-6-21-19'.H40" chart:data-source-has-labels="row" svg:x="0.32cm" svg:y="0.18cm" svg:width="15.36cm" svg:height="8.64cm">
          <chartooo:coordinate-region svg:x="1.232cm" svg:y="0.379cm" svg:width="14.0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altParams-6-21-19'.H2:'SaltParams-6-21-19'.H40" chart:label-cell-address="'SaltParams-6-21-19'.H1:'SaltParams-6-21-19'.H1" chart:class="chart:scatter">
            <chart:domain table:cell-range-address="'SaltParams-6-21-19'.B2:'SaltParams-6-21-19'.B40"/>
            <chart:regression-curve chart:style-name="ch7">
              <chart:equation chart:display-equation="true" chart:display-r-square="true" svg:x="4.037cm" svg:y="1.042cm" chart:style-name="ch8"/>
            </chart:regression-curve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λ / [W/m·K]</text:p>
                <draw:g>
                  <svg:desc>'SaltParams-6-21-19'.H1:'SaltParams-6-21-19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B2:'SaltParams-6-21-19'.B40</svg:desc>
                </draw:g>
              </table:table-cell>
              <table:table-cell office:value-type="float" office:value="0.4682">
                <text:p>0.4682</text:p>
                <draw:g>
                  <svg:desc>'SaltParams-6-21-19'.H2:'SaltParams-6-21-19'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0.4672">
                <text:p>0.4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0.4662">
                <text:p>0.4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0.4652">
                <text:p>0.4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0.4642">
                <text:p>0.4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0.4632">
                <text:p>0.4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0.4622">
                <text:p>0.4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0.4612">
                <text:p>0.4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0.4602">
                <text:p>0.4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0.4592">
                <text:p>0.4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0.4582">
                <text:p>0.4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0.4572">
                <text:p>0.4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0.4562">
                <text:p>0.4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0.4552">
                <text:p>0.45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0.4542">
                <text:p>0.4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0.4532">
                <text:p>0.45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0.4522">
                <text:p>0.4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0.4512">
                <text:p>0.45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0.4502">
                <text:p>0.4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0.4492">
                <text:p>0.4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0.4482">
                <text:p>0.44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0.4472">
                <text:p>0.4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0.4462">
                <text:p>0.4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0.4452">
                <text:p>0.44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0.4442">
                <text:p>0.44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0.4432">
                <text:p>0.4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0.4422">
                <text:p>0.44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0.4412">
                <text:p>0.4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0.4402">
                <text:p>0.44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0.4392">
                <text:p>0.4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0.4382">
                <text:p>0.43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0.4372">
                <text:p>0.43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0.4362">
                <text:p>0.4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0.4352">
                <text:p>0.4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0.4342">
                <text:p>0.4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0.4332">
                <text:p>0.4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0.4322">
                <text:p>0.43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0.4312">
                <text:p>0.4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0.4302">
                <text:p>0.43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400" chart:maximum="14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89cm" svg:height="16.579cm" xlink:href=".." xlink:type="simple" chart:class="chart:scatter" chart:style-name="ch1">
        <chart:legend svg:x="16.223cm" svg:y="12.517cm" style:legend-expansion="custom" chartooo:width="3.508cm" chartooo:height="1.096cm" style:legend-expansion-aspect-ratio="3.2007299270073" chart:style-name="ch2"/>
        <chart:plot-area chart:style-name="ch3" table:cell-range-address="'SaltParams-6-21-19'.D44:'SaltParams-6-21-19'.D44 'SaltParams-6-21-19'.D51:'SaltParams-6-21-19'.D89 'SaltParams-6-21-19'.F44:'SaltParams-6-21-19'.F44 'SaltParams-6-21-19'.F51:'SaltParams-6-21-19'.F89 'SaltParams-6-21-19'.K44:'SaltParams-6-21-19'.K93" chart:data-source-has-labels="row" svg:x="0.415cm" svg:y="0.331cm" svg:width="19.959cm" svg:height="15.917cm">
          <chartooo:coordinate-region svg:x="0.957cm" svg:y="0.53cm" svg:width="19.045cm" svg:height="15.5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altParams-6-21-19'.F51:'SaltParams-6-21-19'.F89" chart:label-cell-address="'SaltParams-6-21-19'.F44:'SaltParams-6-21-19'.F44" chart:class="chart:scatter">
            <chart:domain table:cell-range-address="'SaltParams-6-21-19'.D51:'SaltParams-6-21-19'.D89"/>
            <chart:data-point chart:repeated="39"/>
          </chart:series>
          <chart:series chart:style-name="ch8" chart:values-cell-range-address="'SaltParams-6-21-19'.K45:'SaltParams-6-21-19'.K93" chart:label-cell-address="'SaltParams-6-21-19'.K44:'SaltParams-6-21-19'.K44" chart:class="chart:scatter">
            <chart:domain table:cell-range-address="'SaltParams-6-21-19'.D45:'SaltParams-6-21-19'.D93"/>
            <chart:data-point chart:repeated="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µ_data</text:p>
                <draw:g>
                  <svg:desc>'SaltParams-6-21-19'.F44:'SaltParams-6-21-19'.F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µ_corr </text:p>
                <draw:g>
                  <svg:desc>'SaltParams-6-21-19'.K44:'SaltParams-6-21-19'.K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D51:'SaltParams-6-21-19'.D89</svg:desc>
                </draw:g>
              </table:table-cell>
              <table:table-cell office:value-type="float" office:value="-4.92472703782062">
                <text:p>-4.92472703782062</text:p>
                <draw:g>
                  <svg:desc>'SaltParams-6-21-19'.F51:'SaltParams-6-21-19'.F89</svg:desc>
                </draw:g>
              </table:table-cell>
              <table:table-cell office:value-type="float" office:value="273.15">
                <text:p>273.15</text:p>
                <draw:g>
                  <svg:desc>'SaltParams-6-21-19'.D45:'SaltParams-6-21-19'.D93</svg:desc>
                </draw:g>
              </table:table-cell>
              <table:table-cell office:value-type="float" office:value="-0.275139845862977">
                <text:p>-0.275139845862977</text:p>
                <draw:g>
                  <svg:desc>'SaltParams-6-21-19'.K45:'SaltParams-6-21-19'.K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-4.97120407425491">
                <text:p>-4.97120407425491</text:p>
              </table:table-cell>
              <table:table-cell office:value-type="float" office:value="373.15">
                <text:p>373.15</text:p>
              </table:table-cell>
              <table:table-cell office:value-type="float" office:value="-2.37206685680117">
                <text:p>-2.37206685680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-5.01633993466137">
                <text:p>-5.01633993466137</text:p>
              </table:table-cell>
              <table:table-cell office:value-type="float" office:value="473.15">
                <text:p>473.15</text:p>
              </table:table-cell>
              <table:table-cell office:value-type="float" office:value="-3.58262367081653">
                <text:p>-3.58262367081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-5.06019204451786">
                <text:p>-5.06019204451786</text:p>
              </table:table-cell>
              <table:table-cell office:value-type="float" office:value="500.65">
                <text:p>500.65</text:p>
              </table:table-cell>
              <table:table-cell office:value-type="float" office:value="-3.8307465241109">
                <text:p>-3.8307465241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-5.10281423634568">
                <text:p>-5.10281423634568</text:p>
              </table:table-cell>
              <table:table-cell office:value-type="float" office:value="573.15">
                <text:p>573.15</text:p>
              </table:table-cell>
              <table:table-cell office:value-type="float" office:value="-4.37075725570575">
                <text:p>-4.37075725570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-5.14425777658362">
                <text:p>-5.14425777658362</text:p>
              </table:table-cell>
              <table:table-cell office:value-type="float" office:value="628.15">
                <text:p>628.15</text:p>
              </table:table-cell>
              <table:table-cell office:value-type="float" office:value="-4.69726810499609">
                <text:p>-4.69726810499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-5.18457073287933">
                <text:p>-5.18457073287933</text:p>
              </table:table-cell>
              <table:table-cell office:value-type="float" office:value="673.15">
                <text:p>673.15</text:p>
              </table:table-cell>
              <table:table-cell office:value-type="float" office:value="-4.9247273763329">
                <text:p>-4.9247273763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-5.22379875014878">
                <text:p>-5.22379875014878</text:p>
              </table:table-cell>
              <table:table-cell office:value-type="float" office:value="683.15">
                <text:p>683.15</text:p>
              </table:table-cell>
              <table:table-cell office:value-type="float" office:value="-4.97120439754509">
                <text:p>-4.971204397545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-5.26198505157266">
                <text:p>-5.26198505157266</text:p>
              </table:table-cell>
              <table:table-cell office:value-type="float" office:value="693.15">
                <text:p>693.15</text:p>
              </table:table-cell>
              <table:table-cell office:value-type="float" office:value="-5.01634037582009">
                <text:p>-5.01634037582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-5.29917053038883">
                <text:p>-5.29917053038883</text:p>
              </table:table-cell>
              <table:table-cell office:value-type="float" office:value="703.15">
                <text:p>703.15</text:p>
              </table:table-cell>
              <table:table-cell office:value-type="float" office:value="-5.06019252702797">
                <text:p>-5.060192527027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-5.33539409168704">
                <text:p>-5.33539409168704</text:p>
              </table:table-cell>
              <table:table-cell office:value-type="float" office:value="713.15">
                <text:p>713.15</text:p>
              </table:table-cell>
              <table:table-cell office:value-type="float" office:value="-5.10281485784539">
                <text:p>-5.10281485784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-5.37069259461639">
                <text:p>-5.37069259461639</text:p>
              </table:table-cell>
              <table:table-cell office:value-type="float" office:value="723.15">
                <text:p>723.15</text:p>
              </table:table-cell>
              <table:table-cell office:value-type="float" office:value="-5.14425838764557">
                <text:p>-5.14425838764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-5.40510111674605">
                <text:p>-5.40510111674605</text:p>
              </table:table-cell>
              <table:table-cell office:value-type="float" office:value="733.15">
                <text:p>733.15</text:p>
              </table:table-cell>
              <table:table-cell office:value-type="float" office:value="-5.18457135222912">
                <text:p>-5.18457135222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-5.43865288338558">
                <text:p>-5.43865288338558</text:p>
              </table:table-cell>
              <table:table-cell office:value-type="float" office:value="743.15">
                <text:p>743.15</text:p>
              </table:table-cell>
              <table:table-cell office:value-type="float" office:value="-5.22379939110608">
                <text:p>-5.22379939110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-5.47137920714586">
                <text:p>-5.47137920714586</text:p>
              </table:table-cell>
              <table:table-cell office:value-type="float" office:value="753.15">
                <text:p>753.15</text:p>
              </table:table-cell>
              <table:table-cell office:value-type="float" office:value="-5.26198571985814">
                <text:p>-5.26198571985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-5.50331038982493">
                <text:p>-5.50331038982493</text:p>
              </table:table-cell>
              <table:table-cell office:value-type="float" office:value="763.15">
                <text:p>763.15</text:p>
              </table:table-cell>
              <table:table-cell office:value-type="float" office:value="-5.29917128894943">
                <text:p>-5.299171288949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-5.53447523793993">
                <text:p>-5.53447523793993</text:p>
              </table:table-cell>
              <table:table-cell office:value-type="float" office:value="773.15">
                <text:p>773.15</text:p>
              </table:table-cell>
              <table:table-cell office:value-type="float" office:value="-5.33539493021291">
                <text:p>-5.33539493021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-5.56490065860905">
                <text:p>-5.56490065860905</text:p>
              </table:table-cell>
              <table:table-cell office:value-type="float" office:value="783.15">
                <text:p>783.15</text:p>
              </table:table-cell>
              <table:table-cell office:value-type="float" office:value="-5.37069349211382">
                <text:p>-5.37069349211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-5.59461296244497">
                <text:p>-5.59461296244497</text:p>
              </table:table-cell>
              <table:table-cell office:value-type="float" office:value="793.15">
                <text:p>793.15</text:p>
              </table:table-cell>
              <table:table-cell office:value-type="float" office:value="-5.40510196478081">
                <text:p>-5.40510196478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-5.62363651077531">
                <text:p>-5.62363651077531</text:p>
              </table:table-cell>
              <table:table-cell office:value-type="float" office:value="803.15">
                <text:p>803.15</text:p>
              </table:table-cell>
              <table:table-cell office:value-type="float" office:value="-5.43865359569652">
                <text:p>-5.43865359569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-5.65199566206879">
                <text:p>-5.65199566206879</text:p>
              </table:table-cell>
              <table:table-cell office:value-type="float" office:value="813.15">
                <text:p>813.15</text:p>
              </table:table-cell>
              <table:table-cell office:value-type="float" office:value="-5.4713799968516">
                <text:p>-5.47137999685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-5.67971220202064">
                <text:p>-5.67971220202064</text:p>
              </table:table-cell>
              <table:table-cell office:value-type="float" office:value="823.15">
                <text:p>823.15</text:p>
              </table:table-cell>
              <table:table-cell office:value-type="float" office:value="-5.50331124408834">
                <text:p>-5.503311244088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-5.70680844830004">
                <text:p>-5.70680844830004</text:p>
              </table:table-cell>
              <table:table-cell office:value-type="float" office:value="833.15">
                <text:p>833.15</text:p>
              </table:table-cell>
              <table:table-cell office:value-type="float" office:value="-5.53447596928979">
                <text:p>-5.53447596928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-5.7333044925743">
                <text:p>-5.7333044925743</text:p>
              </table:table-cell>
              <table:table-cell office:value-type="float" office:value="843.15">
                <text:p>843.15</text:p>
              </table:table-cell>
              <table:table-cell office:value-type="float" office:value="-5.56490144600874">
                <text:p>-5.56490144600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-5.75922013454866">
                <text:p>-5.75922013454866</text:p>
              </table:table-cell>
              <table:table-cell office:value-type="float" office:value="853.15">
                <text:p>853.15</text:p>
              </table:table-cell>
              <table:table-cell office:value-type="float" office:value="-5.59461366907447">
                <text:p>-5.594613669074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-5.78457461308282">
                <text:p>-5.78457461308282</text:p>
              </table:table-cell>
              <table:table-cell office:value-type="float" office:value="863.15">
                <text:p>863.15</text:p>
              </table:table-cell>
              <table:table-cell office:value-type="float" office:value="-5.62363742866587">
                <text:p>-5.623637428665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-5.80938535301483">
                <text:p>-5.80938535301483</text:p>
              </table:table-cell>
              <table:table-cell office:value-type="float" office:value="873.15">
                <text:p>873.15</text:p>
              </table:table-cell>
              <table:table-cell office:value-type="float" office:value="-5.65199637929448">
                <text:p>-5.65199637929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-5.83366999995066">
                <text:p>-5.83366999995066</text:p>
              </table:table-cell>
              <table:table-cell office:value-type="float" office:value="883.15">
                <text:p>883.15</text:p>
              </table:table-cell>
              <table:table-cell office:value-type="float" office:value="-5.67971310410098">
                <text:p>-5.67971310410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-5.85744532349235">
                <text:p>-5.85744532349235</text:p>
              </table:table-cell>
              <table:table-cell office:value-type="float" office:value="893.15">
                <text:p>893.15</text:p>
              </table:table-cell>
              <table:table-cell office:value-type="float" office:value="-5.70680917483221">
                <text:p>-5.706809174832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-5.88072671516491">
                <text:p>-5.88072671516491</text:p>
              </table:table-cell>
              <table:table-cell office:value-type="float" office:value="903.15">
                <text:p>903.15</text:p>
              </table:table-cell>
              <table:table-cell office:value-type="float" office:value="-5.73330520783387">
                <text:p>-5.73330520783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-5.90352949683589">
                <text:p>-5.90352949683589</text:p>
              </table:table-cell>
              <table:table-cell office:value-type="float" office:value="913.15">
                <text:p>913.15</text:p>
              </table:table-cell>
              <table:table-cell office:value-type="float" office:value="-5.75922091636397">
                <text:p>-5.759220916363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-5.9258689598617">
                <text:p>-5.9258689598617</text:p>
              </table:table-cell>
              <table:table-cell office:value-type="float" office:value="923.15">
                <text:p>923.15</text:p>
              </table:table-cell>
              <table:table-cell office:value-type="float" office:value="-5.78457515950627">
                <text:p>-5.78457515950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-5.94775814050678">
                <text:p>-5.94775814050678</text:p>
              </table:table-cell>
              <table:table-cell office:value-type="float" office:value="933.15">
                <text:p>933.15</text:p>
              </table:table-cell>
              <table:table-cell office:value-type="float" office:value="-5.80938598793859">
                <text:p>-5.809385987938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-5.96921080859371">
                <text:p>-5.96921080859371</text:p>
              </table:table-cell>
              <table:table-cell office:value-type="float" office:value="943.15">
                <text:p>943.15</text:p>
              </table:table-cell>
              <table:table-cell office:value-type="float" office:value="-5.83367068678954">
                <text:p>-5.83367068678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-5.99024009705301">
                <text:p>-5.99024009705301</text:p>
              </table:table-cell>
              <table:table-cell office:value-type="float" office:value="953.15">
                <text:p>953.15</text:p>
              </table:table-cell>
              <table:table-cell office:value-type="float" office:value="-5.8574458157975">
                <text:p>-5.8574458157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-6.01085860188128">
                <text:p>-6.01085860188128</text:p>
              </table:table-cell>
              <table:table-cell office:value-type="float" office:value="963.15">
                <text:p>963.15</text:p>
              </table:table-cell>
              <table:table-cell office:value-type="float" office:value="-5.88072724696773">
                <text:p>-5.88072724696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-6.03107768925145">
                <text:p>-6.03107768925145</text:p>
              </table:table-cell>
              <table:table-cell office:value-type="float" office:value="973.15">
                <text:p>973.15</text:p>
              </table:table-cell>
              <table:table-cell office:value-type="float" office:value="-5.90353019990787">
                <text:p>-5.903530199907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-6.05090929025509">
                <text:p>-6.05090929025509</text:p>
              </table:table-cell>
              <table:table-cell office:value-type="float" office:value="983.15">
                <text:p>983.15</text:p>
              </table:table-cell>
              <table:table-cell office:value-type="float" office:value="-5.92586927500687">
                <text:p>-5.925869275006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-6.07036404183187">
                <text:p>-6.07036404183187</text:p>
              </table:table-cell>
              <table:table-cell office:value-type="float" office:value="993.15">
                <text:p>993.15</text:p>
              </table:table-cell>
              <table:table-cell office:value-type="float" office:value="-5.9477584846095">
                <text:p>-5.9477584846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3.15">
                <text:p>1003.15</text:p>
              </table:table-cell>
              <table:table-cell office:value-type="float" office:value="-5.96921128232626">
                <text:p>-5.969211282326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.15">
                <text:p>1013.15</text:p>
              </table:table-cell>
              <table:table-cell office:value-type="float" office:value="-5.99024059060746">
                <text:p>-5.99024059060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3.15">
                <text:p>1023.15</text:p>
              </table:table-cell>
              <table:table-cell office:value-type="float" office:value="-6.01085882670039">
                <text:p>-6.01085882670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3.15">
                <text:p>1033.15</text:p>
              </table:table-cell>
              <table:table-cell office:value-type="float" office:value="-6.03107792709897">
                <text:p>-6.03107792709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3.15">
                <text:p>1043.15</text:p>
              </table:table-cell>
              <table:table-cell office:value-type="float" office:value="-6.05090937058709">
                <text:p>-6.05090937058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.15">
                <text:p>1053.15</text:p>
              </table:table-cell>
              <table:table-cell office:value-type="float" office:value="-6.07036419996915">
                <text:p>-6.07036419996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3.15">
                <text:p>1163.15</text:p>
              </table:table-cell>
              <table:table-cell office:value-type="float" office:value="-6.26228889900512">
                <text:p>-6.26228889900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3.15">
                <text:p>1273.15</text:p>
              </table:table-cell>
              <table:table-cell office:value-type="float" office:value="-6.42104886409956">
                <text:p>-6.421048864099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3.15">
                <text:p>1423.15</text:p>
              </table:table-cell>
              <table:table-cell office:value-type="float" office:value="-6.59798803802738">
                <text:p>-6.59798803802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3.15">
                <text:p>1573.15</text:p>
              </table:table-cell>
              <table:table-cell office:value-type="float" office:value="-6.74118463954565">
                <text:p>-6.741184639545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8" loext:min-decimal-places="8" number:min-integer-digits="1"/>
    </number:number-style>
    <number:number-style style:name="N120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400" chart:maximum="14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72cm" svg:height="3.544cm" xlink:href=".." xlink:type="simple" chart:class="chart:scatter" chart:column-mapping="1 0" chart:style-name="ch1">
        <chart:legend svg:x="16.271cm" svg:y="2.368cm" style:legend-expansion="custom" chartooo:width="2.302cm" chartooo:height="0.598cm" style:legend-expansion-aspect-ratio="3.8494983277592" chart:style-name="ch2"/>
        <chart:plot-area chart:style-name="ch3" table:cell-range-address="'SaltParams-6-21-19'.D51:'SaltParams-6-21-19'.D89 'SaltParams-6-21-19'.B51:'SaltParams-6-21-19'.B89" svg:x="0.447cm" svg:y="0.07cm" svg:width="21.478cm" svg:height="3.404cm">
          <chartooo:coordinate-region svg:x="2.762cm" svg:y="0.269cm" svg:width="18.791cm" svg:height="3.0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altParams-6-21-19'.B51:'SaltParams-6-21-19'.B89" chart:class="chart:scatter">
            <chart:domain table:cell-range-address="'SaltParams-6-21-19'.D51:'SaltParams-6-21-19'.D89"/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3.15">
                <text:p>673.15</text:p>
                <draw:g>
                  <svg:desc>'SaltParams-6-21-19'.D51:'SaltParams-6-21-19'.D89</svg:desc>
                </draw:g>
              </table:table-cell>
              <table:table-cell office:value-type="float" office:value="-0.00000000245919283981683">
                <text:p>-0.00000000245919283981683</text:p>
                <draw:g>
                  <svg:desc>'SaltParams-6-21-19'.B51:'SaltParams-6-21-19'.B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.15">
                <text:p>683.15</text:p>
              </table:table-cell>
              <table:table-cell office:value-type="float" office:value="-0.00000000224195012381301">
                <text:p>-0.00000000224195012381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3.15">
                <text:p>693.15</text:p>
              </table:table-cell>
              <table:table-cell office:value-type="float" office:value="-0.00000000292432754053773">
                <text:p>-0.00000000292432754053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15">
                <text:p>703.15</text:p>
              </table:table-cell>
              <table:table-cell office:value-type="float" office:value="-0.0000000030612079043521">
                <text:p>-0.0000000030612079043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3.15">
                <text:p>713.15</text:p>
              </table:table-cell>
              <table:table-cell office:value-type="float" office:value="-0.00000000377847650823854">
                <text:p>-0.0000000037784765082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3.15">
                <text:p>723.15</text:p>
              </table:table-cell>
              <table:table-cell office:value-type="float" office:value="-0.00000000356420230135379">
                <text:p>-0.000000003564202301353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3.15">
                <text:p>733.15</text:p>
              </table:table-cell>
              <table:table-cell office:value-type="float" office:value="-0.00000000346980764606708">
                <text:p>-0.00000000346980764606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3.15">
                <text:p>743.15</text:p>
              </table:table-cell>
              <table:table-cell office:value-type="float" office:value="-0.0000000034527250086791">
                <text:p>-0.0000000034527250086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3.15">
                <text:p>753.15</text:p>
              </table:table-cell>
              <table:table-cell office:value-type="float" office:value="-0.00000000346506038098604">
                <text:p>-0.000000003465060380986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3.15">
                <text:p>763.15</text:p>
              </table:table-cell>
              <table:table-cell office:value-type="float" office:value="-0.00000000378956708894929">
                <text:p>-0.000000003789567088949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3.15">
                <text:p>773.15</text:p>
              </table:table-cell>
              <table:table-cell office:value-type="float" office:value="-0.000000004040025177246">
                <text:p>-0.0000000040400251772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.15">
                <text:p>783.15</text:p>
              </table:table-cell>
              <table:table-cell office:value-type="float" office:value="-0.00000000417417701358697">
                <text:p>-0.00000000417417701358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3.15">
                <text:p>793.15</text:p>
              </table:table-cell>
              <table:table-cell office:value-type="float" office:value="-0.00000000381072738815658">
                <text:p>-0.00000000381072738815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3.15">
                <text:p>803.15</text:p>
              </table:table-cell>
              <table:table-cell office:value-type="float" office:value="-0.00000000309522711194193">
                <text:p>-0.00000000309522711194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3.15">
                <text:p>813.15</text:p>
              </table:table-cell>
              <table:table-cell office:value-type="float" office:value="-0.0000000033210493357097">
                <text:p>-0.0000000033210493357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.15">
                <text:p>823.15</text:p>
              </table:table-cell>
              <table:table-cell office:value-type="float" office:value="-0.0000000034796397620912">
                <text:p>-0.0000000034796397620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3.15">
                <text:p>833.15</text:p>
              </table:table-cell>
              <table:table-cell office:value-type="float" office:value="-0.00000000288757296806191">
                <text:p>-0.000000002887572968061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3.15">
                <text:p>843.15</text:p>
              </table:table-cell>
              <table:table-cell office:value-type="float" office:value="-0.00000000301570891956399">
                <text:p>-0.000000003015708919563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15">
                <text:p>853.15</text:p>
              </table:table-cell>
              <table:table-cell office:value-type="float" office:value="-0.00000000262713308702908">
                <text:p>-0.000000002627133087029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3.15">
                <text:p>863.15</text:p>
              </table:table-cell>
              <table:table-cell office:value-type="float" office:value="-0.00000000331494553681977">
                <text:p>-0.00000000331494553681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73.15">
                <text:p>873.15</text:p>
              </table:table-cell>
              <table:table-cell office:value-type="float" office:value="-0.00000000251782275410839">
                <text:p>-0.00000000251782275410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3.15">
                <text:p>883.15</text:p>
              </table:table-cell>
              <table:table-cell office:value-type="float" office:value="-0.00000000308018891469197">
                <text:p>-0.00000000308018891469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3.15">
                <text:p>893.15</text:p>
              </table:table-cell>
              <table:table-cell office:value-type="float" office:value="-0.00000000241445585703534">
                <text:p>-0.00000000241445585703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3.15">
                <text:p>903.15</text:p>
              </table:table-cell>
              <table:table-cell office:value-type="float" office:value="-0.00000000231484021361028">
                <text:p>-0.000000002314840213610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3.15">
                <text:p>913.15</text:p>
              </table:table-cell>
              <table:table-cell office:value-type="float" office:value="-0.00000000246550835086498">
                <text:p>-0.000000002465508350864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3.15">
                <text:p>923.15</text:p>
              </table:table-cell>
              <table:table-cell office:value-type="float" office:value="-0.00000000168004290600904">
                <text:p>-0.00000000168004290600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3.15">
                <text:p>933.15</text:p>
              </table:table-cell>
              <table:table-cell office:value-type="float" office:value="-0.00000000190430908108413">
                <text:p>-0.000000001904309081084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3.15">
                <text:p>943.15</text:p>
              </table:table-cell>
              <table:table-cell office:value-type="float" office:value="-0.0000000020105923904945">
                <text:p>-0.0000000020105923904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15">
                <text:p>953.15</text:p>
              </table:table-cell>
              <table:table-cell office:value-type="float" office:value="-0.00000000140727213389369">
                <text:p>-0.00000000140727213389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3.15">
                <text:p>963.15</text:p>
              </table:table-cell>
              <table:table-cell office:value-type="float" office:value="-0.00000000148519459231">
                <text:p>-0.000000001485194592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3.15">
                <text:p>973.15</text:p>
              </table:table-cell>
              <table:table-cell office:value-type="float" office:value="-0.00000000191924028189114">
                <text:p>-0.00000000191924028189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3.15">
                <text:p>983.15</text:p>
              </table:table-cell>
              <table:table-cell office:value-type="float" office:value="-0.000000000841275795554486">
                <text:p>-0.0000000008412757955544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3.15">
                <text:p>993.15</text:p>
              </table:table-cell>
              <table:table-cell office:value-type="float" office:value="-0.000000000898689153042836">
                <text:p>-0.000000000898689153042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3.15">
                <text:p>1003.15</text:p>
              </table:table-cell>
              <table:table-cell office:value-type="float" office:value="-0.00000000121098233350769">
                <text:p>-0.000000001210982333507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.15">
                <text:p>1013.15</text:p>
              </table:table-cell>
              <table:table-cell office:value-type="float" office:value="-0.00000000123539756983343">
                <text:p>-0.000000001235397569833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3.15">
                <text:p>1023.15</text:p>
              </table:table-cell>
              <table:table-cell office:value-type="float" office:value="-0.00000000055125234672132">
                <text:p>-0.000000000551252346721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3.15">
                <text:p>1033.15</text:p>
              </table:table-cell>
              <table:table-cell office:value-type="float" office:value="-0.00000000057152446230474">
                <text:p>-0.00000000057152446230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43.15">
                <text:p>1043.15</text:p>
              </table:table-cell>
              <table:table-cell office:value-type="float" office:value="-0.00000000018923960662387">
                <text:p>-0.000000000189239606623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53.15">
                <text:p>1053.15</text:p>
              </table:table-cell>
              <table:table-cell office:value-type="float" office:value="-0.000000000365349591725794">
                <text:p>-0.00000000036534959172579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